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1.5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2" table:style-name="ta1">
        <table:shapes>
          <draw:frame draw:z-index="0" draw:style-name="gr1" draw:text-style-name="P2" svg:width="6.2988in" svg:height="3.5429in" svg:x="3.998in" svg:y="3.2795in">
            <draw:object draw:notify-on-update-of-ranges="DATA_2.A1:DATA_2.A1 DATA_2.A2:DATA_2.A356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6.2988in" svg:height="3.5429in" svg:x="3.0354in" svg:y="60.6618in">
            <draw:object draw:notify-on-update-of-ranges="DATA_2.C1:DATA_2.C1 DATA_2.C2:DATA_2.C3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Measurement [A]</text:p>
          </table:table-cell>
          <table:table-cell office:value-type="string" calcext:value-type="string">
            <text:p>Sample #</text:p>
          </table:table-cell>
          <table:table-cell office:value-type="string" calcext:value-type="string">
            <text:p>Test power [W]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Test start [sample]</text:p>
          </table:table-cell>
          <table:table-cell office:value-type="string" calcext:value-type="string">
            <text:p>Test end [sample]</text:p>
          </table:table-cell>
          <table:table-cell office:value-type="string" calcext:value-type="string">
            <text:p>mp4d@u96v2:~/group_6_mini_project_ros$ ros2 run screw_it CNN_interface_test_axilite </text:p>
          </table:table-cell>
          <table:table-cell table:number-columns-repeated="2"/>
        </table:table-row>
        <table:table-row table:style-name="ro1">
          <table:table-cell office:value-type="float" office:value="0.58443318" calcext:value-type="float">
            <text:p>0.58443318</text:p>
          </table:table-cell>
          <table:table-cell office:value-type="float" office:value="1" calcext:value-type="float">
            <text:p>1</text:p>
          </table:table-cell>
          <table:table-cell table:formula="of:=[.A2]*12" office:value-type="float" office:value="7.01319816" calcext:value-type="float">
            <text:p>7.01319816</text:p>
          </table:table-cell>
          <table:table-cell table:formula="of:=COUNTIFS([.B2:.B424];&quot;&gt;&quot;&amp;[.E2];[.B2:.B424];&quot;&lt;&quot;&amp;[.F2])"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[INFO] [1711111301.461879811] [CNN_interface]: Initializing CNNInterface node</text:p>
          </table:table-cell>
          <table:table-cell table:number-columns-repeated="2"/>
        </table:table-row>
        <table:table-row table:style-name="ro1">
          <table:table-cell office:value-type="float" office:value="0.584255166" calcext:value-type="float">
            <text:p>0.584255166</text:p>
          </table:table-cell>
          <table:table-cell office:value-type="float" office:value="2" calcext:value-type="float">
            <text:p>2</text:p>
          </table:table-cell>
          <table:table-cell table:formula="of:=[.A3]*12" office:value-type="float" office:value="7.011061992" calcext:value-type="float">
            <text:p>7.011061992</text:p>
          </table:table-cell>
          <table:table-cell office:value-type="string" calcext:value-type="string">
            <text:p>Idle samples</text:p>
          </table:table-cell>
          <table:table-cell office:value-type="string" calcext:value-type="string">
            <text:p>Used samples</text:p>
          </table:table-cell>
          <table:table-cell office:value-type="string" calcext:value-type="string">
            <text:p>Total samples</text:p>
          </table:table-cell>
          <table:table-cell office:value-type="string" calcext:value-type="string">
            <text:p>[INFO] [1711111371.725885736] [CNN_interface]: Tests (10000) done | Average total: 7023, average IP: 6906, average transfer time: 117</text:p>
          </table:table-cell>
          <table:table-cell table:number-columns-repeated="2"/>
        </table:table-row>
        <table:table-row table:style-name="ro1">
          <table:table-cell office:value-type="float" office:value="0.584925856" calcext:value-type="float">
            <text:p>0.584925856</text:p>
          </table:table-cell>
          <table:table-cell office:value-type="float" office:value="3" calcext:value-type="float">
            <text:p>3</text:p>
          </table:table-cell>
          <table:table-cell table:formula="of:=[.A4]*12" office:value-type="float" office:value="7.019110272" calcext:value-type="float">
            <text:p>7.019110272</text:p>
          </table:table-cell>
          <table:table-cell table:formula="of:=COUNTIF([.B2:.B424];&quot;&lt;=&quot;&amp;[.E2])+COUNTIF([.B2:.B424];&quot;&gt;=&quot;&amp;[.F2])" office:value-type="float" office:value="296" calcext:value-type="float">
            <text:p>296</text:p>
          </table:table-cell>
          <table:table-cell table:formula="of:=[.D2]+[.D4]" office:value-type="float" office:value="355" calcext:value-type="float">
            <text:p>355</text:p>
          </table:table-cell>
          <table:table-cell table:formula="of:=COUNT([.B$1:.B$1048576])" office:value-type="float" office:value="355" calcext:value-type="float">
            <text:p>355</text:p>
          </table:table-cell>
          <table:table-cell office:value-type="string" calcext:value-type="string">
            <text:p>^C[INFO] [1711111394.014258640] [rclcpp]: signal_handler(signal_value=2)</text:p>
          </table:table-cell>
          <table:table-cell table:number-columns-repeated="2"/>
        </table:table-row>
        <table:table-row table:style-name="ro1">
          <table:table-cell office:value-type="float" office:value="0.584129127" calcext:value-type="float">
            <text:p>0.584129127</text:p>
          </table:table-cell>
          <table:table-cell office:value-type="float" office:value="4" calcext:value-type="float">
            <text:p>4</text:p>
          </table:table-cell>
          <table:table-cell table:formula="of:=[.A5]*12" office:value-type="float" office:value="7.009549524" calcext:value-type="float">
            <text:p>7.009549524</text:p>
          </table:table-cell>
          <table:table-cell office:value-type="string" calcext:value-type="string">
            <text:p>Average test power [W]</text:p>
          </table:table-cell>
          <table:table-cell office:value-type="string" calcext:value-type="string">
            <text:p>Average idle power [W]</text:p>
          </table:table-cell>
          <table:table-cell office:value-type="string" calcext:value-type="string">
            <text:p>Power difference [W]</text:p>
          </table:table-cell>
          <table:table-cell office:value-type="string" calcext:value-type="string">
            <text:p>Idle 1 start</text:p>
          </table:table-cell>
          <table:table-cell office:value-type="string" calcext:value-type="string">
            <text:p>Idle 1 end</text:p>
          </table:table-cell>
          <table:table-cell office:value-type="string" calcext:value-type="string">
            <text:p>Idle 1 samples</text:p>
          </table:table-cell>
        </table:table-row>
        <table:table-row table:style-name="ro1">
          <table:table-cell office:value-type="float" office:value="0.58407824" calcext:value-type="float">
            <text:p>0.58407824</text:p>
          </table:table-cell>
          <table:table-cell office:value-type="float" office:value="5" calcext:value-type="float">
            <text:p>5</text:p>
          </table:table-cell>
          <table:table-cell table:formula="of:=[.A6]*12" office:value-type="float" office:value="7.00893888" calcext:value-type="float">
            <text:p>7.00893888</text:p>
          </table:table-cell>
          <table:table-cell table:formula="of:=AVERAGEIFS([.C2:.C424];[.B2:.B424];&quot;&gt;&quot;&amp;[.E2];[.B2:.B424];&quot;&lt;&quot;&amp;[.F2])" office:value-type="float" office:value="7.14064402555932" calcext:value-type="float">
            <text:p>7.14064402555932</text:p>
          </table:table-cell>
          <table:table-cell table:formula="of:=(SUMIFS([.C2:.C424];[.B2:.B424];&quot;&gt;=&quot;&amp;[.G6];[.B2:.B424];&quot;&lt;=&quot;&amp;[.H6])+SUMIFS([.C2:.C424];[.B2:.B424];&quot;&gt;=&quot;&amp;[.G8];[.B2:.B424];&quot;&lt;=&quot;&amp;[.H8]))/([.I6]+[.I8])" office:value-type="float" office:value="7.013432922" calcext:value-type="float">
            <text:p>7.013432922</text:p>
          </table:table-cell>
          <table:table-cell table:formula="of:=[.D6]-[.E6]" office:value-type="float" office:value="0.127211103559318" calcext:value-type="float">
            <text:p>0.12721110355931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[.H6]-[.G6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584181435" calcext:value-type="float">
            <text:p>0.584181435</text:p>
          </table:table-cell>
          <table:table-cell office:value-type="float" office:value="6" calcext:value-type="float">
            <text:p>6</text:p>
          </table:table-cell>
          <table:table-cell table:formula="of:=[.A7]*12" office:value-type="float" office:value="7.01017722" calcext:value-type="float">
            <text:p>7.01017722</text:p>
          </table:table-cell>
          <table:table-cell office:value-type="string" calcext:value-type="string">
            <text:p>Energy total [J]</text:p>
          </table:table-cell>
          <table:table-cell office:value-type="string" calcext:value-type="string">
            <text:p>Energy difference total [J]</text:p>
          </table:table-cell>
          <table:table-cell office:value-type="string" calcext:value-type="string">
            <text:p>Total time [us]</text:p>
          </table:table-cell>
          <table:table-cell office:value-type="string" calcext:value-type="string">
            <text:p>Idle 2 start</text:p>
          </table:table-cell>
          <table:table-cell office:value-type="string" calcext:value-type="string">
            <text:p>Idle 2 end</text:p>
          </table:table-cell>
          <table:table-cell office:value-type="string" calcext:value-type="string">
            <text:p>Idle 2 samples</text:p>
          </table:table-cell>
        </table:table-row>
        <table:table-row table:style-name="ro1">
          <table:table-cell office:value-type="float" office:value="0.584070851" calcext:value-type="float">
            <text:p>0.584070851</text:p>
          </table:table-cell>
          <table:table-cell office:value-type="float" office:value="7" calcext:value-type="float">
            <text:p>7</text:p>
          </table:table-cell>
          <table:table-cell table:formula="of:=[.A8]*12" office:value-type="float" office:value="7.008850212" calcext:value-type="float">
            <text:p>7.008850212</text:p>
          </table:table-cell>
          <table:table-cell table:formula="of:=[.$D$6]*[.$F8]/POWER(10;6)" office:value-type="float" office:value="0.0501487429915031" calcext:value-type="float">
            <text:p>0.050148742991503</text:p>
          </table:table-cell>
          <table:table-cell table:formula="of:=[.$F$6]*[.$F8]/POWER(10;6)" office:value-type="float" office:value="0.000893403580297093" calcext:value-type="float">
            <text:p>0.000893403580297</text:p>
          </table:table-cell>
          <table:table-cell office:value-type="float" office:value="7023" calcext:value-type="float">
            <text:p>7023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table:formula="of:=[.H8]-[.G8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584718196" calcext:value-type="float">
            <text:p>0.584718196</text:p>
          </table:table-cell>
          <table:table-cell office:value-type="float" office:value="8" calcext:value-type="float">
            <text:p>8</text:p>
          </table:table-cell>
          <table:table-cell table:formula="of:=[.A9]*12" office:value-type="float" office:value="7.016618352" calcext:value-type="float">
            <text:p>7.016618352</text:p>
          </table:table-cell>
          <table:table-cell office:value-type="string" calcext:value-type="string">
            <text:p>Energy IP [J]</text:p>
          </table:table-cell>
          <table:table-cell office:value-type="string" calcext:value-type="string">
            <text:p>Energy difference IP [J]</text:p>
          </table:table-cell>
          <table:table-cell office:value-type="string" calcext:value-type="string">
            <text:p>IP time [us]</text:p>
          </table:table-cell>
          <table:table-cell table:number-columns-repeated="3"/>
        </table:table-row>
        <table:table-row table:style-name="ro1">
          <table:table-cell office:value-type="float" office:value="0.58390239" calcext:value-type="float">
            <text:p>0.58390239</text:p>
          </table:table-cell>
          <table:table-cell office:value-type="float" office:value="9" calcext:value-type="float">
            <text:p>9</text:p>
          </table:table-cell>
          <table:table-cell table:formula="of:=[.A10]*12" office:value-type="float" office:value="7.00682868" calcext:value-type="float">
            <text:p>7.00682868</text:p>
          </table:table-cell>
          <table:table-cell table:formula="of:=[.$D$6]*[.$F10]/POWER(10;6)" office:value-type="float" office:value="0.0493132876405127" calcext:value-type="float">
            <text:p>0.049313287640513</text:p>
          </table:table-cell>
          <table:table-cell table:formula="of:=[.$F$6]*[.$F10]/POWER(10;6)" office:value-type="float" office:value="0.000878519881180653" calcext:value-type="float">
            <text:p>0.000878519881181</text:p>
          </table:table-cell>
          <table:table-cell office:value-type="float" office:value="6906" calcext:value-type="float">
            <text:p>6906</text:p>
          </table:table-cell>
          <table:table-cell table:number-columns-repeated="3"/>
        </table:table-row>
        <table:table-row table:style-name="ro1">
          <table:table-cell office:value-type="float" office:value="0.585595417" calcext:value-type="float">
            <text:p>0.585595417</text:p>
          </table:table-cell>
          <table:table-cell office:value-type="float" office:value="10" calcext:value-type="float">
            <text:p>10</text:p>
          </table:table-cell>
          <table:table-cell table:formula="of:=[.A11]*12" office:value-type="float" office:value="7.027145004" calcext:value-type="float">
            <text:p>7.027145004</text:p>
          </table:table-cell>
          <table:table-cell office:value-type="string" calcext:value-type="string">
            <text:p>Energy synthesis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Transfer time [us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 pr second</text:p>
          </table:table-cell>
          <table:table-cell/>
        </table:table-row>
        <table:table-row table:style-name="ro1">
          <table:table-cell office:value-type="float" office:value="0.584102459" calcext:value-type="float">
            <text:p>0.584102459</text:p>
          </table:table-cell>
          <table:table-cell office:value-type="float" office:value="11" calcext:value-type="float">
            <text:p>11</text:p>
          </table:table-cell>
          <table:table-cell table:formula="of:=[.A12]*12" office:value-type="float" office:value="7.009229508" calcext:value-type="float">
            <text:p>7.009229508</text:p>
          </table:table-cell>
          <table:table-cell table:formula="of:=[.$D$6]*[.$F12]/POWER(10;6)" office:value-type="float" office:value="0.00083545535099044" calcext:value-type="float">
            <text:p>0.00083545535099</text:p>
          </table:table-cell>
          <table:table-cell table:formula="of:=[.$F$6]*[.$F12]/POWER(10;6)" office:value-type="float" office:value="0.0000148836991164403" calcext:value-type="float">
            <text:p>1.48836991164403E-05</text:p>
          </table:table-cell>
          <table:table-cell office:value-type="float" office:value="117" calcext:value-type="float">
            <text:p>117</text:p>
          </table:table-cell>
          <table:table-cell table:formula="of:=POWER(10;6)/[.F12]" office:value-type="float" office:value="8547.00854700855" calcext:value-type="float">
            <text:p>8547.00854700855</text:p>
          </table:table-cell>
          <table:table-cell table:style-name="ce1" table:formula="of:=[.G12]*60*60*1*8" office:value-type="float" office:value="246153846.153846" calcext:value-type="float">
            <text:p>2.46E+08</text:p>
          </table:table-cell>
          <table:table-cell/>
        </table:table-row>
        <table:table-row table:style-name="ro1">
          <table:table-cell office:value-type="float" office:value="0.584989982" calcext:value-type="float">
            <text:p>0.584989982</text:p>
          </table:table-cell>
          <table:table-cell office:value-type="float" office:value="12" calcext:value-type="float">
            <text:p>12</text:p>
          </table:table-cell>
          <table:table-cell table:formula="of:=[.A13]*12" office:value-type="float" office:value="7.019879784" calcext:value-type="float">
            <text:p>7.019879784</text:p>
          </table:table-cell>
          <table:table-cell office:value-type="string" calcext:value-type="string">
            <text:p>Energy synthesis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Synthesis AXILite transfer time [us]</text:p>
          </table:table-cell>
          <table:table-cell table:number-columns-repeated="3"/>
        </table:table-row>
        <table:table-row table:style-name="ro1">
          <table:table-cell office:value-type="float" office:value="0.584442323" calcext:value-type="float">
            <text:p>0.584442323</text:p>
          </table:table-cell>
          <table:table-cell office:value-type="float" office:value="13" calcext:value-type="float">
            <text:p>13</text:p>
          </table:table-cell>
          <table:table-cell table:formula="of:=[.A14]*12" office:value-type="float" office:value="7.013307876" calcext:value-type="float">
            <text:p>7.013307876</text:p>
          </table:table-cell>
          <table:table-cell table:formula="of:=[.$D$6]*[.$F14]/POWER(10;6)" office:value-type="float" office:value="0.000259205378127803" calcext:value-type="float">
            <text:p>0.000259205378128</text:p>
          </table:table-cell>
          <table:table-cell table:formula="of:=[.$F$6]*[.$F14]/POWER(10;6)" office:value-type="float" office:value="0.00000461776305920326" calcext:value-type="float">
            <text:p>4.61776305920326E-06</text:p>
          </table:table-cell>
          <table:table-cell office:value-type="float" office:value="36.3" calcext:value-type="float">
            <text:p>36.3</text:p>
          </table:table-cell>
          <table:table-cell table:number-columns-repeated="3"/>
        </table:table-row>
        <table:table-row table:style-name="ro1">
          <table:table-cell office:value-type="float" office:value="0.584361436" calcext:value-type="float">
            <text:p>0.584361436</text:p>
          </table:table-cell>
          <table:table-cell office:value-type="float" office:value="14" calcext:value-type="float">
            <text:p>14</text:p>
          </table:table-cell>
          <table:table-cell table:formula="of:=[.A15]*12" office:value-type="float" office:value="7.012337232" calcext:value-type="float">
            <text:p>7.012337232</text:p>
          </table:table-cell>
          <table:table-cell office:value-type="string" calcext:value-type="string">
            <text:p>Energy total transfer [J]</text:p>
          </table:table-cell>
          <table:table-cell office:value-type="string" calcext:value-type="string">
            <text:p>Energy difference total transfer [J]</text:p>
          </table:table-cell>
          <table:table-cell office:value-type="string" calcext:value-type="string">
            <text:p>Total transfer time [us]</text:p>
          </table:table-cell>
          <table:table-cell table:number-columns-repeated="3"/>
        </table:table-row>
        <table:table-row table:style-name="ro1">
          <table:table-cell office:value-type="float" office:value="0.584069383" calcext:value-type="float">
            <text:p>0.584069383</text:p>
          </table:table-cell>
          <table:table-cell office:value-type="float" office:value="15" calcext:value-type="float">
            <text:p>15</text:p>
          </table:table-cell>
          <table:table-cell table:formula="of:=[.A16]*12" office:value-type="float" office:value="7.008832596" calcext:value-type="float">
            <text:p>7.008832596</text:p>
          </table:table-cell>
          <table:table-cell table:formula="of:=[.$D$6]*[.$F16]/POWER(10;6)" office:value-type="float" office:value="0.00109466072911824" calcext:value-type="float">
            <text:p>0.001094660729118</text:p>
          </table:table-cell>
          <table:table-cell table:formula="of:=[.$F$6]*[.$F16]/POWER(10;6)" office:value-type="float" office:value="0.0000195014621756435" calcext:value-type="float">
            <text:p>1.95014621756435E-05</text:p>
          </table:table-cell>
          <table:table-cell table:formula="of:=[.F12]+[.F14]" office:value-type="float" office:value="153.3" calcext:value-type="float">
            <text:p>153.3</text:p>
          </table:table-cell>
          <table:table-cell table:number-columns-repeated="3"/>
        </table:table-row>
        <table:table-row table:style-name="ro1">
          <table:table-cell office:value-type="float" office:value="0.584004578" calcext:value-type="float">
            <text:p>0.584004578</text:p>
          </table:table-cell>
          <table:table-cell office:value-type="float" office:value="16" calcext:value-type="float">
            <text:p>16</text:p>
          </table:table-cell>
          <table:table-cell table:formula="of:=[.A17]*12" office:value-type="float" office:value="7.008054936" calcext:value-type="float">
            <text:p>7.008054936</text:p>
          </table:table-cell>
          <table:table-cell table:number-columns-repeated="6"/>
        </table:table-row>
        <table:table-row table:style-name="ro1">
          <table:table-cell office:value-type="float" office:value="0.584262" calcext:value-type="float">
            <text:p>0.584262</text:p>
          </table:table-cell>
          <table:table-cell office:value-type="float" office:value="17" calcext:value-type="float">
            <text:p>17</text:p>
          </table:table-cell>
          <table:table-cell table:formula="of:=[.A18]*12" office:value-type="float" office:value="7.011144" calcext:value-type="float">
            <text:p>7.011144</text:p>
          </table:table-cell>
          <table:table-cell table:number-columns-repeated="6"/>
        </table:table-row>
        <table:table-row table:style-name="ro1">
          <table:table-cell office:value-type="float" office:value="0.585041031" calcext:value-type="float">
            <text:p>0.585041031</text:p>
          </table:table-cell>
          <table:table-cell office:value-type="float" office:value="18" calcext:value-type="float">
            <text:p>18</text:p>
          </table:table-cell>
          <table:table-cell table:formula="of:=[.A19]*12" office:value-type="float" office:value="7.020492372" calcext:value-type="float">
            <text:p>7.020492372</text:p>
          </table:table-cell>
          <table:table-cell table:number-columns-repeated="6"/>
        </table:table-row>
        <table:table-row table:style-name="ro1">
          <table:table-cell office:value-type="float" office:value="0.584367857" calcext:value-type="float">
            <text:p>0.584367857</text:p>
          </table:table-cell>
          <table:table-cell office:value-type="float" office:value="19" calcext:value-type="float">
            <text:p>19</text:p>
          </table:table-cell>
          <table:table-cell table:formula="of:=[.A20]*12" office:value-type="float" office:value="7.012414284" calcext:value-type="float">
            <text:p>7.012414284</text:p>
          </table:table-cell>
          <table:table-cell table:number-columns-repeated="6"/>
        </table:table-row>
        <table:table-row table:style-name="ro1">
          <table:table-cell office:value-type="float" office:value="0.584929912" calcext:value-type="float">
            <text:p>0.584929912</text:p>
          </table:table-cell>
          <table:table-cell office:value-type="float" office:value="20" calcext:value-type="float">
            <text:p>20</text:p>
          </table:table-cell>
          <table:table-cell table:formula="of:=[.A21]*12" office:value-type="float" office:value="7.019158944" calcext:value-type="float">
            <text:p>7.019158944</text:p>
          </table:table-cell>
          <table:table-cell table:number-columns-repeated="6"/>
        </table:table-row>
        <table:table-row table:style-name="ro1">
          <table:table-cell office:value-type="float" office:value="0.583924343" calcext:value-type="float">
            <text:p>0.583924343</text:p>
          </table:table-cell>
          <table:table-cell office:value-type="float" office:value="21" calcext:value-type="float">
            <text:p>21</text:p>
          </table:table-cell>
          <table:table-cell table:formula="of:=[.A22]*12" office:value-type="float" office:value="7.007092116" calcext:value-type="float">
            <text:p>7.007092116</text:p>
          </table:table-cell>
          <table:table-cell table:number-columns-repeated="6"/>
        </table:table-row>
        <table:table-row table:style-name="ro1">
          <table:table-cell office:value-type="float" office:value="0.584031362" calcext:value-type="float">
            <text:p>0.584031362</text:p>
          </table:table-cell>
          <table:table-cell office:value-type="float" office:value="22" calcext:value-type="float">
            <text:p>22</text:p>
          </table:table-cell>
          <table:table-cell table:formula="of:=[.A23]*12" office:value-type="float" office:value="7.008376344" calcext:value-type="float">
            <text:p>7.008376344</text:p>
          </table:table-cell>
          <table:table-cell table:number-columns-repeated="6"/>
        </table:table-row>
        <table:table-row table:style-name="ro1">
          <table:table-cell office:value-type="float" office:value="0.586416431" calcext:value-type="float">
            <text:p>0.586416431</text:p>
          </table:table-cell>
          <table:table-cell office:value-type="float" office:value="23" calcext:value-type="float">
            <text:p>23</text:p>
          </table:table-cell>
          <table:table-cell table:formula="of:=[.A24]*12" office:value-type="float" office:value="7.036997172" calcext:value-type="float">
            <text:p>7.036997172</text:p>
          </table:table-cell>
          <table:table-cell table:number-columns-repeated="6"/>
        </table:table-row>
        <table:table-row table:style-name="ro1">
          <table:table-cell office:value-type="float" office:value="0.583773777" calcext:value-type="float">
            <text:p>0.583773777</text:p>
          </table:table-cell>
          <table:table-cell office:value-type="float" office:value="24" calcext:value-type="float">
            <text:p>24</text:p>
          </table:table-cell>
          <table:table-cell table:formula="of:=[.A25]*12" office:value-type="float" office:value="7.005285324" calcext:value-type="float">
            <text:p>7.005285324</text:p>
          </table:table-cell>
          <table:table-cell table:number-columns-repeated="6"/>
        </table:table-row>
        <table:table-row table:style-name="ro1">
          <table:table-cell office:value-type="float" office:value="0.584768094" calcext:value-type="float">
            <text:p>0.584768094</text:p>
          </table:table-cell>
          <table:table-cell office:value-type="float" office:value="25" calcext:value-type="float">
            <text:p>25</text:p>
          </table:table-cell>
          <table:table-cell table:formula="of:=[.A26]*12" office:value-type="float" office:value="7.017217128" calcext:value-type="float">
            <text:p>7.017217128</text:p>
          </table:table-cell>
          <table:table-cell table:number-columns-repeated="6"/>
        </table:table-row>
        <table:table-row table:style-name="ro1">
          <table:table-cell office:value-type="float" office:value="0.584078778" calcext:value-type="float">
            <text:p>0.584078778</text:p>
          </table:table-cell>
          <table:table-cell office:value-type="float" office:value="26" calcext:value-type="float">
            <text:p>26</text:p>
          </table:table-cell>
          <table:table-cell table:formula="of:=[.A27]*12" office:value-type="float" office:value="7.008945336" calcext:value-type="float">
            <text:p>7.008945336</text:p>
          </table:table-cell>
          <table:table-cell table:number-columns-repeated="6"/>
        </table:table-row>
        <table:table-row table:style-name="ro1">
          <table:table-cell office:value-type="float" office:value="0.584815981" calcext:value-type="float">
            <text:p>0.584815981</text:p>
          </table:table-cell>
          <table:table-cell office:value-type="float" office:value="27" calcext:value-type="float">
            <text:p>27</text:p>
          </table:table-cell>
          <table:table-cell table:formula="of:=[.A28]*12" office:value-type="float" office:value="7.017791772" calcext:value-type="float">
            <text:p>7.017791772</text:p>
          </table:table-cell>
          <table:table-cell table:number-columns-repeated="6"/>
        </table:table-row>
        <table:table-row table:style-name="ro1">
          <table:table-cell office:value-type="float" office:value="0.583640507" calcext:value-type="float">
            <text:p>0.583640507</text:p>
          </table:table-cell>
          <table:table-cell office:value-type="float" office:value="28" calcext:value-type="float">
            <text:p>28</text:p>
          </table:table-cell>
          <table:table-cell table:formula="of:=[.A29]*12" office:value-type="float" office:value="7.003686084" calcext:value-type="float">
            <text:p>7.003686084</text:p>
          </table:table-cell>
          <table:table-cell table:number-columns-repeated="6"/>
        </table:table-row>
        <table:table-row table:style-name="ro1">
          <table:table-cell office:value-type="float" office:value="0.584602634" calcext:value-type="float">
            <text:p>0.584602634</text:p>
          </table:table-cell>
          <table:table-cell office:value-type="float" office:value="29" calcext:value-type="float">
            <text:p>29</text:p>
          </table:table-cell>
          <table:table-cell table:formula="of:=[.A30]*12" office:value-type="float" office:value="7.015231608" calcext:value-type="float">
            <text:p>7.015231608</text:p>
          </table:table-cell>
          <table:table-cell table:number-columns-repeated="6"/>
        </table:table-row>
        <table:table-row table:style-name="ro1">
          <table:table-cell office:value-type="float" office:value="0.584418905" calcext:value-type="float">
            <text:p>0.584418905</text:p>
          </table:table-cell>
          <table:table-cell office:value-type="float" office:value="30" calcext:value-type="float">
            <text:p>30</text:p>
          </table:table-cell>
          <table:table-cell table:formula="of:=[.A31]*12" office:value-type="float" office:value="7.01302686" calcext:value-type="float">
            <text:p>7.01302686</text:p>
          </table:table-cell>
          <table:table-cell table:number-columns-repeated="6"/>
        </table:table-row>
        <table:table-row table:style-name="ro1">
          <table:table-cell office:value-type="float" office:value="0.584083742" calcext:value-type="float">
            <text:p>0.584083742</text:p>
          </table:table-cell>
          <table:table-cell office:value-type="float" office:value="31" calcext:value-type="float">
            <text:p>31</text:p>
          </table:table-cell>
          <table:table-cell table:formula="of:=[.A32]*12" office:value-type="float" office:value="7.009004904" calcext:value-type="float">
            <text:p>7.009004904</text:p>
          </table:table-cell>
          <table:table-cell table:number-columns-repeated="6"/>
        </table:table-row>
        <table:table-row table:style-name="ro1">
          <table:table-cell office:value-type="float" office:value="0.584592301" calcext:value-type="float">
            <text:p>0.584592301</text:p>
          </table:table-cell>
          <table:table-cell office:value-type="float" office:value="32" calcext:value-type="float">
            <text:p>32</text:p>
          </table:table-cell>
          <table:table-cell table:formula="of:=[.A33]*12" office:value-type="float" office:value="7.015107612" calcext:value-type="float">
            <text:p>7.015107612</text:p>
          </table:table-cell>
          <table:table-cell table:number-columns-repeated="6"/>
        </table:table-row>
        <table:table-row table:style-name="ro1">
          <table:table-cell office:value-type="float" office:value="0.584836672" calcext:value-type="float">
            <text:p>0.584836672</text:p>
          </table:table-cell>
          <table:table-cell office:value-type="float" office:value="33" calcext:value-type="float">
            <text:p>33</text:p>
          </table:table-cell>
          <table:table-cell table:formula="of:=[.A34]*12" office:value-type="float" office:value="7.018040064" calcext:value-type="float">
            <text:p>7.018040064</text:p>
          </table:table-cell>
          <table:table-cell table:number-columns-repeated="6"/>
        </table:table-row>
        <table:table-row table:style-name="ro1">
          <table:table-cell office:value-type="float" office:value="0.584265571" calcext:value-type="float">
            <text:p>0.584265571</text:p>
          </table:table-cell>
          <table:table-cell office:value-type="float" office:value="34" calcext:value-type="float">
            <text:p>34</text:p>
          </table:table-cell>
          <table:table-cell table:formula="of:=[.A35]*12" office:value-type="float" office:value="7.011186852" calcext:value-type="float">
            <text:p>7.011186852</text:p>
          </table:table-cell>
          <table:table-cell table:number-columns-repeated="6"/>
        </table:table-row>
        <table:table-row table:style-name="ro1">
          <table:table-cell office:value-type="float" office:value="0.585933978" calcext:value-type="float">
            <text:p>0.585933978</text:p>
          </table:table-cell>
          <table:table-cell office:value-type="float" office:value="35" calcext:value-type="float">
            <text:p>35</text:p>
          </table:table-cell>
          <table:table-cell table:formula="of:=[.A36]*12" office:value-type="float" office:value="7.031207736" calcext:value-type="float">
            <text:p>7.031207736</text:p>
          </table:table-cell>
          <table:table-cell table:number-columns-repeated="6"/>
        </table:table-row>
        <table:table-row table:style-name="ro1">
          <table:table-cell office:value-type="float" office:value="0.584335439" calcext:value-type="float">
            <text:p>0.584335439</text:p>
          </table:table-cell>
          <table:table-cell office:value-type="float" office:value="36" calcext:value-type="float">
            <text:p>36</text:p>
          </table:table-cell>
          <table:table-cell table:formula="of:=[.A37]*12" office:value-type="float" office:value="7.012025268" calcext:value-type="float">
            <text:p>7.012025268</text:p>
          </table:table-cell>
          <table:table-cell table:number-columns-repeated="6"/>
        </table:table-row>
        <table:table-row table:style-name="ro1">
          <table:table-cell office:value-type="float" office:value="0.583623249" calcext:value-type="float">
            <text:p>0.583623249</text:p>
          </table:table-cell>
          <table:table-cell office:value-type="float" office:value="37" calcext:value-type="float">
            <text:p>37</text:p>
          </table:table-cell>
          <table:table-cell table:formula="of:=[.A38]*12" office:value-type="float" office:value="7.003478988" calcext:value-type="float">
            <text:p>7.003478988</text:p>
          </table:table-cell>
          <table:table-cell table:number-columns-repeated="6"/>
        </table:table-row>
        <table:table-row table:style-name="ro1">
          <table:table-cell office:value-type="float" office:value="0.584766049" calcext:value-type="float">
            <text:p>0.584766049</text:p>
          </table:table-cell>
          <table:table-cell office:value-type="float" office:value="38" calcext:value-type="float">
            <text:p>38</text:p>
          </table:table-cell>
          <table:table-cell table:formula="of:=[.A39]*12" office:value-type="float" office:value="7.017192588" calcext:value-type="float">
            <text:p>7.017192588</text:p>
          </table:table-cell>
          <table:table-cell table:number-columns-repeated="6"/>
        </table:table-row>
        <table:table-row table:style-name="ro1">
          <table:table-cell office:value-type="float" office:value="0.583779142" calcext:value-type="float">
            <text:p>0.583779142</text:p>
          </table:table-cell>
          <table:table-cell office:value-type="float" office:value="39" calcext:value-type="float">
            <text:p>39</text:p>
          </table:table-cell>
          <table:table-cell table:formula="of:=[.A40]*12" office:value-type="float" office:value="7.005349704" calcext:value-type="float">
            <text:p>7.005349704</text:p>
          </table:table-cell>
          <table:table-cell table:number-columns-repeated="6"/>
        </table:table-row>
        <table:table-row table:style-name="ro1">
          <table:table-cell office:value-type="float" office:value="0.584608538" calcext:value-type="float">
            <text:p>0.584608538</text:p>
          </table:table-cell>
          <table:table-cell office:value-type="float" office:value="40" calcext:value-type="float">
            <text:p>40</text:p>
          </table:table-cell>
          <table:table-cell table:formula="of:=[.A41]*12" office:value-type="float" office:value="7.015302456" calcext:value-type="float">
            <text:p>7.015302456</text:p>
          </table:table-cell>
          <table:table-cell table:number-columns-repeated="6"/>
        </table:table-row>
        <table:table-row table:style-name="ro1">
          <table:table-cell office:value-type="float" office:value="0.583492785" calcext:value-type="float">
            <text:p>0.583492785</text:p>
          </table:table-cell>
          <table:table-cell office:value-type="float" office:value="41" calcext:value-type="float">
            <text:p>41</text:p>
          </table:table-cell>
          <table:table-cell table:formula="of:=[.A42]*12" office:value-type="float" office:value="7.00191342" calcext:value-type="float">
            <text:p>7.00191342</text:p>
          </table:table-cell>
          <table:table-cell table:number-columns-repeated="6"/>
        </table:table-row>
        <table:table-row table:style-name="ro1">
          <table:table-cell office:value-type="float" office:value="0.584684741" calcext:value-type="float">
            <text:p>0.584684741</text:p>
          </table:table-cell>
          <table:table-cell office:value-type="float" office:value="42" calcext:value-type="float">
            <text:p>42</text:p>
          </table:table-cell>
          <table:table-cell table:formula="of:=[.A43]*12" office:value-type="float" office:value="7.016216892" calcext:value-type="float">
            <text:p>7.016216892</text:p>
          </table:table-cell>
          <table:table-cell table:number-columns-repeated="6"/>
        </table:table-row>
        <table:table-row table:style-name="ro1">
          <table:table-cell office:value-type="float" office:value="0.583898953" calcext:value-type="float">
            <text:p>0.583898953</text:p>
          </table:table-cell>
          <table:table-cell office:value-type="float" office:value="43" calcext:value-type="float">
            <text:p>43</text:p>
          </table:table-cell>
          <table:table-cell table:formula="of:=[.A44]*12" office:value-type="float" office:value="7.006787436" calcext:value-type="float">
            <text:p>7.006787436</text:p>
          </table:table-cell>
          <table:table-cell table:number-columns-repeated="6"/>
        </table:table-row>
        <table:table-row table:style-name="ro1">
          <table:table-cell office:value-type="float" office:value="0.584453834" calcext:value-type="float">
            <text:p>0.584453834</text:p>
          </table:table-cell>
          <table:table-cell office:value-type="float" office:value="44" calcext:value-type="float">
            <text:p>44</text:p>
          </table:table-cell>
          <table:table-cell table:formula="of:=[.A45]*12" office:value-type="float" office:value="7.013446008" calcext:value-type="float">
            <text:p>7.013446008</text:p>
          </table:table-cell>
          <table:table-cell table:number-columns-repeated="6"/>
        </table:table-row>
        <table:table-row table:style-name="ro1">
          <table:table-cell office:value-type="float" office:value="0.584346148" calcext:value-type="float">
            <text:p>0.584346148</text:p>
          </table:table-cell>
          <table:table-cell office:value-type="float" office:value="45" calcext:value-type="float">
            <text:p>45</text:p>
          </table:table-cell>
          <table:table-cell table:formula="of:=[.A46]*12" office:value-type="float" office:value="7.012153776" calcext:value-type="float">
            <text:p>7.012153776</text:p>
          </table:table-cell>
          <table:table-cell table:number-columns-repeated="6"/>
        </table:table-row>
        <table:table-row table:style-name="ro1">
          <table:table-cell office:value-type="float" office:value="0.58467501" calcext:value-type="float">
            <text:p>0.58467501</text:p>
          </table:table-cell>
          <table:table-cell office:value-type="float" office:value="46" calcext:value-type="float">
            <text:p>46</text:p>
          </table:table-cell>
          <table:table-cell table:formula="of:=[.A47]*12" office:value-type="float" office:value="7.01610012" calcext:value-type="float">
            <text:p>7.01610012</text:p>
          </table:table-cell>
          <table:table-cell table:number-columns-repeated="6"/>
        </table:table-row>
        <table:table-row table:style-name="ro1">
          <table:table-cell office:value-type="float" office:value="0.583941764" calcext:value-type="float">
            <text:p>0.583941764</text:p>
          </table:table-cell>
          <table:table-cell office:value-type="float" office:value="47" calcext:value-type="float">
            <text:p>47</text:p>
          </table:table-cell>
          <table:table-cell table:formula="of:=[.A48]*12" office:value-type="float" office:value="7.007301168" calcext:value-type="float">
            <text:p>7.007301168</text:p>
          </table:table-cell>
          <table:table-cell table:number-columns-repeated="6"/>
        </table:table-row>
        <table:table-row table:style-name="ro1">
          <table:table-cell office:value-type="float" office:value="0.585466121" calcext:value-type="float">
            <text:p>0.585466121</text:p>
          </table:table-cell>
          <table:table-cell office:value-type="float" office:value="48" calcext:value-type="float">
            <text:p>48</text:p>
          </table:table-cell>
          <table:table-cell table:formula="of:=[.A49]*12" office:value-type="float" office:value="7.025593452" calcext:value-type="float">
            <text:p>7.025593452</text:p>
          </table:table-cell>
          <table:table-cell table:number-columns-repeated="6"/>
        </table:table-row>
        <table:table-row table:style-name="ro1">
          <table:table-cell office:value-type="float" office:value="0.584012738" calcext:value-type="float">
            <text:p>0.584012738</text:p>
          </table:table-cell>
          <table:table-cell office:value-type="float" office:value="49" calcext:value-type="float">
            <text:p>49</text:p>
          </table:table-cell>
          <table:table-cell table:formula="of:=[.A50]*12" office:value-type="float" office:value="7.008152856" calcext:value-type="float">
            <text:p>7.008152856</text:p>
          </table:table-cell>
          <table:table-cell table:number-columns-repeated="6"/>
        </table:table-row>
        <table:table-row table:style-name="ro1">
          <table:table-cell office:value-type="float" office:value="0.584148722" calcext:value-type="float">
            <text:p>0.584148722</text:p>
          </table:table-cell>
          <table:table-cell office:value-type="float" office:value="50" calcext:value-type="float">
            <text:p>50</text:p>
          </table:table-cell>
          <table:table-cell table:formula="of:=[.A51]*12" office:value-type="float" office:value="7.009784664" calcext:value-type="float">
            <text:p>7.009784664</text:p>
          </table:table-cell>
          <table:table-cell table:number-columns-repeated="6"/>
        </table:table-row>
        <table:table-row table:style-name="ro1">
          <table:table-cell office:value-type="float" office:value="0.5840631" calcext:value-type="float">
            <text:p>0.5840631</text:p>
          </table:table-cell>
          <table:table-cell office:value-type="float" office:value="51" calcext:value-type="float">
            <text:p>51</text:p>
          </table:table-cell>
          <table:table-cell table:formula="of:=[.A52]*12" office:value-type="float" office:value="7.0087572" calcext:value-type="float">
            <text:p>7.0087572</text:p>
          </table:table-cell>
          <table:table-cell table:number-columns-repeated="6"/>
        </table:table-row>
        <table:table-row table:style-name="ro1">
          <table:table-cell office:value-type="float" office:value="0.584274297" calcext:value-type="float">
            <text:p>0.584274297</text:p>
          </table:table-cell>
          <table:table-cell office:value-type="float" office:value="52" calcext:value-type="float">
            <text:p>52</text:p>
          </table:table-cell>
          <table:table-cell table:formula="of:=[.A53]*12" office:value-type="float" office:value="7.011291564" calcext:value-type="float">
            <text:p>7.011291564</text:p>
          </table:table-cell>
          <table:table-cell table:number-columns-repeated="6"/>
        </table:table-row>
        <table:table-row table:style-name="ro1">
          <table:table-cell office:value-type="float" office:value="0.601162486" calcext:value-type="float">
            <text:p>0.601162486</text:p>
          </table:table-cell>
          <table:table-cell office:value-type="float" office:value="53" calcext:value-type="float">
            <text:p>53</text:p>
          </table:table-cell>
          <table:table-cell table:formula="of:=[.A54]*12" office:value-type="float" office:value="7.213949832" calcext:value-type="float">
            <text:p>7.213949832</text:p>
          </table:table-cell>
          <table:table-cell table:number-columns-repeated="6"/>
        </table:table-row>
        <table:table-row table:style-name="ro1">
          <table:table-cell office:value-type="float" office:value="0.604027322" calcext:value-type="float">
            <text:p>0.604027322</text:p>
          </table:table-cell>
          <table:table-cell office:value-type="float" office:value="54" calcext:value-type="float">
            <text:p>54</text:p>
          </table:table-cell>
          <table:table-cell table:formula="of:=[.A55]*12" office:value-type="float" office:value="7.248327864" calcext:value-type="float">
            <text:p>7.248327864</text:p>
          </table:table-cell>
          <table:table-cell table:number-columns-repeated="6"/>
        </table:table-row>
        <table:table-row table:style-name="ro1">
          <table:table-cell office:value-type="float" office:value="0.611400588" calcext:value-type="float">
            <text:p>0.611400588</text:p>
          </table:table-cell>
          <table:table-cell office:value-type="float" office:value="55" calcext:value-type="float">
            <text:p>55</text:p>
          </table:table-cell>
          <table:table-cell table:formula="of:=[.A56]*12" office:value-type="float" office:value="7.336807056" calcext:value-type="float">
            <text:p>7.336807056</text:p>
          </table:table-cell>
          <table:table-cell table:number-columns-repeated="6"/>
        </table:table-row>
        <table:table-row table:style-name="ro1">
          <table:table-cell office:value-type="float" office:value="0.605314982" calcext:value-type="float">
            <text:p>0.605314982</text:p>
          </table:table-cell>
          <table:table-cell office:value-type="float" office:value="56" calcext:value-type="float">
            <text:p>56</text:p>
          </table:table-cell>
          <table:table-cell table:formula="of:=[.A57]*12" office:value-type="float" office:value="7.263779784" calcext:value-type="float">
            <text:p>7.263779784</text:p>
          </table:table-cell>
          <table:table-cell table:number-columns-repeated="6"/>
        </table:table-row>
        <table:table-row table:style-name="ro1">
          <table:table-cell office:value-type="float" office:value="0.597503151" calcext:value-type="float">
            <text:p>0.597503151</text:p>
          </table:table-cell>
          <table:table-cell office:value-type="float" office:value="57" calcext:value-type="float">
            <text:p>57</text:p>
          </table:table-cell>
          <table:table-cell table:formula="of:=[.A58]*12" office:value-type="float" office:value="7.170037812" calcext:value-type="float">
            <text:p>7.170037812</text:p>
          </table:table-cell>
          <table:table-cell table:number-columns-repeated="6"/>
        </table:table-row>
        <table:table-row table:style-name="ro1">
          <table:table-cell office:value-type="float" office:value="0.598258235" calcext:value-type="float">
            <text:p>0.598258235</text:p>
          </table:table-cell>
          <table:table-cell office:value-type="float" office:value="58" calcext:value-type="float">
            <text:p>58</text:p>
          </table:table-cell>
          <table:table-cell table:formula="of:=[.A59]*12" office:value-type="float" office:value="7.17909882" calcext:value-type="float">
            <text:p>7.17909882</text:p>
          </table:table-cell>
          <table:table-cell table:number-columns-repeated="6"/>
        </table:table-row>
        <table:table-row table:style-name="ro1">
          <table:table-cell office:value-type="float" office:value="0.594350875" calcext:value-type="float">
            <text:p>0.594350875</text:p>
          </table:table-cell>
          <table:table-cell office:value-type="float" office:value="59" calcext:value-type="float">
            <text:p>59</text:p>
          </table:table-cell>
          <table:table-cell table:formula="of:=[.A60]*12" office:value-type="float" office:value="7.1322105" calcext:value-type="float">
            <text:p>7.1322105</text:p>
          </table:table-cell>
          <table:table-cell table:number-columns-repeated="6"/>
        </table:table-row>
        <table:table-row table:style-name="ro1">
          <table:table-cell office:value-type="float" office:value="0.595041115" calcext:value-type="float">
            <text:p>0.595041115</text:p>
          </table:table-cell>
          <table:table-cell office:value-type="float" office:value="60" calcext:value-type="float">
            <text:p>60</text:p>
          </table:table-cell>
          <table:table-cell table:formula="of:=[.A61]*12" office:value-type="float" office:value="7.14049338" calcext:value-type="float">
            <text:p>7.14049338</text:p>
          </table:table-cell>
          <table:table-cell table:number-columns-repeated="6"/>
        </table:table-row>
        <table:table-row table:style-name="ro1">
          <table:table-cell office:value-type="float" office:value="0.594199165" calcext:value-type="float">
            <text:p>0.594199165</text:p>
          </table:table-cell>
          <table:table-cell office:value-type="float" office:value="61" calcext:value-type="float">
            <text:p>61</text:p>
          </table:table-cell>
          <table:table-cell table:formula="of:=[.A62]*12" office:value-type="float" office:value="7.13038998" calcext:value-type="float">
            <text:p>7.13038998</text:p>
          </table:table-cell>
          <table:table-cell table:number-columns-repeated="6"/>
        </table:table-row>
        <table:table-row table:style-name="ro1">
          <table:table-cell office:value-type="float" office:value="0.59436276" calcext:value-type="float">
            <text:p>0.59436276</text:p>
          </table:table-cell>
          <table:table-cell office:value-type="float" office:value="62" calcext:value-type="float">
            <text:p>62</text:p>
          </table:table-cell>
          <table:table-cell table:formula="of:=[.A63]*12" office:value-type="float" office:value="7.13235312" calcext:value-type="float">
            <text:p>7.13235312</text:p>
          </table:table-cell>
          <table:table-cell table:number-columns-repeated="6"/>
        </table:table-row>
        <table:table-row table:style-name="ro1">
          <table:table-cell office:value-type="float" office:value="0.594689788" calcext:value-type="float">
            <text:p>0.594689788</text:p>
          </table:table-cell>
          <table:table-cell office:value-type="float" office:value="63" calcext:value-type="float">
            <text:p>63</text:p>
          </table:table-cell>
          <table:table-cell table:formula="of:=[.A64]*12" office:value-type="float" office:value="7.136277456" calcext:value-type="float">
            <text:p>7.136277456</text:p>
          </table:table-cell>
          <table:table-cell table:number-columns-repeated="6"/>
        </table:table-row>
        <table:table-row table:style-name="ro1">
          <table:table-cell office:value-type="float" office:value="0.594624132" calcext:value-type="float">
            <text:p>0.594624132</text:p>
          </table:table-cell>
          <table:table-cell office:value-type="float" office:value="64" calcext:value-type="float">
            <text:p>64</text:p>
          </table:table-cell>
          <table:table-cell table:formula="of:=[.A65]*12" office:value-type="float" office:value="7.135489584" calcext:value-type="float">
            <text:p>7.135489584</text:p>
          </table:table-cell>
          <table:table-cell table:number-columns-repeated="6"/>
        </table:table-row>
        <table:table-row table:style-name="ro1">
          <table:table-cell office:value-type="float" office:value="0.59470991" calcext:value-type="float">
            <text:p>0.59470991</text:p>
          </table:table-cell>
          <table:table-cell office:value-type="float" office:value="65" calcext:value-type="float">
            <text:p>65</text:p>
          </table:table-cell>
          <table:table-cell table:formula="of:=[.A66]*12" office:value-type="float" office:value="7.13651892" calcext:value-type="float">
            <text:p>7.13651892</text:p>
          </table:table-cell>
          <table:table-cell table:number-columns-repeated="6"/>
        </table:table-row>
        <table:table-row table:style-name="ro1">
          <table:table-cell office:value-type="float" office:value="0.594345326" calcext:value-type="float">
            <text:p>0.594345326</text:p>
          </table:table-cell>
          <table:table-cell office:value-type="float" office:value="66" calcext:value-type="float">
            <text:p>66</text:p>
          </table:table-cell>
          <table:table-cell table:formula="of:=[.A67]*12" office:value-type="float" office:value="7.132143912" calcext:value-type="float">
            <text:p>7.132143912</text:p>
          </table:table-cell>
          <table:table-cell table:number-columns-repeated="6"/>
        </table:table-row>
        <table:table-row table:style-name="ro1">
          <table:table-cell office:value-type="float" office:value="0.594426342" calcext:value-type="float">
            <text:p>0.594426342</text:p>
          </table:table-cell>
          <table:table-cell office:value-type="float" office:value="67" calcext:value-type="float">
            <text:p>67</text:p>
          </table:table-cell>
          <table:table-cell table:formula="of:=[.A68]*12" office:value-type="float" office:value="7.133116104" calcext:value-type="float">
            <text:p>7.133116104</text:p>
          </table:table-cell>
          <table:table-cell table:number-columns-repeated="6"/>
        </table:table-row>
        <table:table-row table:style-name="ro1">
          <table:table-cell office:value-type="float" office:value="0.602763074" calcext:value-type="float">
            <text:p>0.602763074</text:p>
          </table:table-cell>
          <table:table-cell office:value-type="float" office:value="68" calcext:value-type="float">
            <text:p>68</text:p>
          </table:table-cell>
          <table:table-cell table:formula="of:=[.A69]*12" office:value-type="float" office:value="7.233156888" calcext:value-type="float">
            <text:p>7.233156888</text:p>
          </table:table-cell>
          <table:table-cell table:number-columns-repeated="6"/>
        </table:table-row>
        <table:table-row table:style-name="ro1">
          <table:table-cell office:value-type="float" office:value="0.594572299" calcext:value-type="float">
            <text:p>0.594572299</text:p>
          </table:table-cell>
          <table:table-cell office:value-type="float" office:value="69" calcext:value-type="float">
            <text:p>69</text:p>
          </table:table-cell>
          <table:table-cell table:formula="of:=[.A70]*12" office:value-type="float" office:value="7.134867588" calcext:value-type="float">
            <text:p>7.134867588</text:p>
          </table:table-cell>
          <table:table-cell table:number-columns-repeated="6"/>
        </table:table-row>
        <table:table-row table:style-name="ro1">
          <table:table-cell office:value-type="float" office:value="0.596692377" calcext:value-type="float">
            <text:p>0.596692377</text:p>
          </table:table-cell>
          <table:table-cell office:value-type="float" office:value="70" calcext:value-type="float">
            <text:p>70</text:p>
          </table:table-cell>
          <table:table-cell table:formula="of:=[.A71]*12" office:value-type="float" office:value="7.160308524" calcext:value-type="float">
            <text:p>7.160308524</text:p>
          </table:table-cell>
          <table:table-cell table:number-columns-repeated="6"/>
        </table:table-row>
        <table:table-row table:style-name="ro1">
          <table:table-cell office:value-type="float" office:value="0.595379991" calcext:value-type="float">
            <text:p>0.595379991</text:p>
          </table:table-cell>
          <table:table-cell office:value-type="float" office:value="71" calcext:value-type="float">
            <text:p>71</text:p>
          </table:table-cell>
          <table:table-cell table:formula="of:=[.A72]*12" office:value-type="float" office:value="7.144559892" calcext:value-type="float">
            <text:p>7.144559892</text:p>
          </table:table-cell>
          <table:table-cell table:number-columns-repeated="6"/>
        </table:table-row>
        <table:table-row table:style-name="ro1">
          <table:table-cell office:value-type="float" office:value="0.59482894" calcext:value-type="float">
            <text:p>0.59482894</text:p>
          </table:table-cell>
          <table:table-cell office:value-type="float" office:value="72" calcext:value-type="float">
            <text:p>72</text:p>
          </table:table-cell>
          <table:table-cell table:formula="of:=[.A73]*12" office:value-type="float" office:value="7.13794728" calcext:value-type="float">
            <text:p>7.13794728</text:p>
          </table:table-cell>
          <table:table-cell table:number-columns-repeated="6"/>
        </table:table-row>
        <table:table-row table:style-name="ro1">
          <table:table-cell office:value-type="float" office:value="0.594580706" calcext:value-type="float">
            <text:p>0.594580706</text:p>
          </table:table-cell>
          <table:table-cell office:value-type="float" office:value="73" calcext:value-type="float">
            <text:p>73</text:p>
          </table:table-cell>
          <table:table-cell table:formula="of:=[.A74]*12" office:value-type="float" office:value="7.134968472" calcext:value-type="float">
            <text:p>7.134968472</text:p>
          </table:table-cell>
          <table:table-cell table:number-columns-repeated="6"/>
        </table:table-row>
        <table:table-row table:style-name="ro1">
          <table:table-cell office:value-type="float" office:value="0.594655833" calcext:value-type="float">
            <text:p>0.594655833</text:p>
          </table:table-cell>
          <table:table-cell office:value-type="float" office:value="74" calcext:value-type="float">
            <text:p>74</text:p>
          </table:table-cell>
          <table:table-cell table:formula="of:=[.A75]*12" office:value-type="float" office:value="7.135869996" calcext:value-type="float">
            <text:p>7.135869996</text:p>
          </table:table-cell>
          <table:table-cell table:number-columns-repeated="6"/>
        </table:table-row>
        <table:table-row table:style-name="ro1">
          <table:table-cell office:value-type="float" office:value="0.594860786" calcext:value-type="float">
            <text:p>0.594860786</text:p>
          </table:table-cell>
          <table:table-cell office:value-type="float" office:value="75" calcext:value-type="float">
            <text:p>75</text:p>
          </table:table-cell>
          <table:table-cell table:formula="of:=[.A76]*12" office:value-type="float" office:value="7.138329432" calcext:value-type="float">
            <text:p>7.138329432</text:p>
          </table:table-cell>
          <table:table-cell table:number-columns-repeated="6"/>
        </table:table-row>
        <table:table-row table:style-name="ro1">
          <table:table-cell office:value-type="float" office:value="0.595348324" calcext:value-type="float">
            <text:p>0.595348324</text:p>
          </table:table-cell>
          <table:table-cell office:value-type="float" office:value="76" calcext:value-type="float">
            <text:p>76</text:p>
          </table:table-cell>
          <table:table-cell table:formula="of:=[.A77]*12" office:value-type="float" office:value="7.144179888" calcext:value-type="float">
            <text:p>7.144179888</text:p>
          </table:table-cell>
          <table:table-cell table:number-columns-repeated="6"/>
        </table:table-row>
        <table:table-row table:style-name="ro1">
          <table:table-cell office:value-type="float" office:value="0.59608434" calcext:value-type="float">
            <text:p>0.59608434</text:p>
          </table:table-cell>
          <table:table-cell office:value-type="float" office:value="77" calcext:value-type="float">
            <text:p>77</text:p>
          </table:table-cell>
          <table:table-cell table:formula="of:=[.A78]*12" office:value-type="float" office:value="7.15301208" calcext:value-type="float">
            <text:p>7.15301208</text:p>
          </table:table-cell>
          <table:table-cell table:number-columns-repeated="6"/>
        </table:table-row>
        <table:table-row table:style-name="ro1">
          <table:table-cell office:value-type="float" office:value="0.595344291" calcext:value-type="float">
            <text:p>0.595344291</text:p>
          </table:table-cell>
          <table:table-cell office:value-type="float" office:value="78" calcext:value-type="float">
            <text:p>78</text:p>
          </table:table-cell>
          <table:table-cell table:formula="of:=[.A79]*12" office:value-type="float" office:value="7.144131492" calcext:value-type="float">
            <text:p>7.144131492</text:p>
          </table:table-cell>
          <table:table-cell table:number-columns-repeated="6"/>
        </table:table-row>
        <table:table-row table:style-name="ro1">
          <table:table-cell office:value-type="float" office:value="0.594762578" calcext:value-type="float">
            <text:p>0.594762578</text:p>
          </table:table-cell>
          <table:table-cell office:value-type="float" office:value="79" calcext:value-type="float">
            <text:p>79</text:p>
          </table:table-cell>
          <table:table-cell table:formula="of:=[.A80]*12" office:value-type="float" office:value="7.137150936" calcext:value-type="float">
            <text:p>7.137150936</text:p>
          </table:table-cell>
          <table:table-cell table:number-columns-repeated="6"/>
        </table:table-row>
        <table:table-row table:style-name="ro1">
          <table:table-cell office:value-type="float" office:value="0.5948786" calcext:value-type="float">
            <text:p>0.5948786</text:p>
          </table:table-cell>
          <table:table-cell office:value-type="float" office:value="80" calcext:value-type="float">
            <text:p>80</text:p>
          </table:table-cell>
          <table:table-cell table:formula="of:=[.A81]*12" office:value-type="float" office:value="7.1385432" calcext:value-type="float">
            <text:p>7.1385432</text:p>
          </table:table-cell>
          <table:table-cell table:number-columns-repeated="6"/>
        </table:table-row>
        <table:table-row table:style-name="ro1">
          <table:table-cell office:value-type="float" office:value="0.59536923" calcext:value-type="float">
            <text:p>0.59536923</text:p>
          </table:table-cell>
          <table:table-cell office:value-type="float" office:value="81" calcext:value-type="float">
            <text:p>81</text:p>
          </table:table-cell>
          <table:table-cell table:formula="of:=[.A82]*12" office:value-type="float" office:value="7.14443076" calcext:value-type="float">
            <text:p>7.14443076</text:p>
          </table:table-cell>
          <table:table-cell table:number-columns-repeated="6"/>
        </table:table-row>
        <table:table-row table:style-name="ro1">
          <table:table-cell office:value-type="float" office:value="0.594353171" calcext:value-type="float">
            <text:p>0.594353171</text:p>
          </table:table-cell>
          <table:table-cell office:value-type="float" office:value="82" calcext:value-type="float">
            <text:p>82</text:p>
          </table:table-cell>
          <table:table-cell table:formula="of:=[.A83]*12" office:value-type="float" office:value="7.132238052" calcext:value-type="float">
            <text:p>7.132238052</text:p>
          </table:table-cell>
          <table:table-cell table:number-columns-repeated="6"/>
        </table:table-row>
        <table:table-row table:style-name="ro1">
          <table:table-cell office:value-type="float" office:value="0.594748992" calcext:value-type="float">
            <text:p>0.594748992</text:p>
          </table:table-cell>
          <table:table-cell office:value-type="float" office:value="83" calcext:value-type="float">
            <text:p>83</text:p>
          </table:table-cell>
          <table:table-cell table:formula="of:=[.A84]*12" office:value-type="float" office:value="7.136987904" calcext:value-type="float">
            <text:p>7.136987904</text:p>
          </table:table-cell>
          <table:table-cell table:number-columns-repeated="6"/>
        </table:table-row>
        <table:table-row table:style-name="ro1">
          <table:table-cell office:value-type="float" office:value="0.594775904" calcext:value-type="float">
            <text:p>0.594775904</text:p>
          </table:table-cell>
          <table:table-cell office:value-type="float" office:value="84" calcext:value-type="float">
            <text:p>84</text:p>
          </table:table-cell>
          <table:table-cell table:formula="of:=[.A85]*12" office:value-type="float" office:value="7.137310848" calcext:value-type="float">
            <text:p>7.137310848</text:p>
          </table:table-cell>
          <table:table-cell table:number-columns-repeated="6"/>
        </table:table-row>
        <table:table-row table:style-name="ro1">
          <table:table-cell office:value-type="float" office:value="0.59503161" calcext:value-type="float">
            <text:p>0.59503161</text:p>
          </table:table-cell>
          <table:table-cell office:value-type="float" office:value="85" calcext:value-type="float">
            <text:p>85</text:p>
          </table:table-cell>
          <table:table-cell table:formula="of:=[.A86]*12" office:value-type="float" office:value="7.14037932" calcext:value-type="float">
            <text:p>7.14037932</text:p>
          </table:table-cell>
          <table:table-cell table:number-columns-repeated="6"/>
        </table:table-row>
        <table:table-row table:style-name="ro1">
          <table:table-cell office:value-type="float" office:value="0.594921488" calcext:value-type="float">
            <text:p>0.594921488</text:p>
          </table:table-cell>
          <table:table-cell office:value-type="float" office:value="86" calcext:value-type="float">
            <text:p>86</text:p>
          </table:table-cell>
          <table:table-cell table:formula="of:=[.A87]*12" office:value-type="float" office:value="7.139057856" calcext:value-type="float">
            <text:p>7.139057856</text:p>
          </table:table-cell>
          <table:table-cell table:number-columns-repeated="6"/>
        </table:table-row>
        <table:table-row table:style-name="ro1">
          <table:table-cell office:value-type="float" office:value="0.595413661" calcext:value-type="float">
            <text:p>0.595413661</text:p>
          </table:table-cell>
          <table:table-cell office:value-type="float" office:value="87" calcext:value-type="float">
            <text:p>87</text:p>
          </table:table-cell>
          <table:table-cell table:formula="of:=[.A88]*12" office:value-type="float" office:value="7.144963932" calcext:value-type="float">
            <text:p>7.144963932</text:p>
          </table:table-cell>
          <table:table-cell table:number-columns-repeated="6"/>
        </table:table-row>
        <table:table-row table:style-name="ro1">
          <table:table-cell office:value-type="float" office:value="0.594511365" calcext:value-type="float">
            <text:p>0.594511365</text:p>
          </table:table-cell>
          <table:table-cell office:value-type="float" office:value="88" calcext:value-type="float">
            <text:p>88</text:p>
          </table:table-cell>
          <table:table-cell table:formula="of:=[.A89]*12" office:value-type="float" office:value="7.13413638" calcext:value-type="float">
            <text:p>7.13413638</text:p>
          </table:table-cell>
          <table:table-cell table:number-columns-repeated="6"/>
        </table:table-row>
        <table:table-row table:style-name="ro1">
          <table:table-cell office:value-type="float" office:value="0.59480706" calcext:value-type="float">
            <text:p>0.59480706</text:p>
          </table:table-cell>
          <table:table-cell office:value-type="float" office:value="89" calcext:value-type="float">
            <text:p>89</text:p>
          </table:table-cell>
          <table:table-cell table:formula="of:=[.A90]*12" office:value-type="float" office:value="7.13768472" calcext:value-type="float">
            <text:p>7.13768472</text:p>
          </table:table-cell>
          <table:table-cell table:number-columns-repeated="6"/>
        </table:table-row>
        <table:table-row table:style-name="ro1">
          <table:table-cell office:value-type="float" office:value="0.618824737" calcext:value-type="float">
            <text:p>0.618824737</text:p>
          </table:table-cell>
          <table:table-cell office:value-type="float" office:value="90" calcext:value-type="float">
            <text:p>90</text:p>
          </table:table-cell>
          <table:table-cell table:formula="of:=[.A91]*12" office:value-type="float" office:value="7.425896844" calcext:value-type="float">
            <text:p>7.425896844</text:p>
          </table:table-cell>
          <table:table-cell table:number-columns-repeated="6"/>
        </table:table-row>
        <table:table-row table:style-name="ro1">
          <table:table-cell office:value-type="float" office:value="0.613983748" calcext:value-type="float">
            <text:p>0.613983748</text:p>
          </table:table-cell>
          <table:table-cell office:value-type="float" office:value="91" calcext:value-type="float">
            <text:p>91</text:p>
          </table:table-cell>
          <table:table-cell table:formula="of:=[.A92]*12" office:value-type="float" office:value="7.367804976" calcext:value-type="float">
            <text:p>7.367804976</text:p>
          </table:table-cell>
          <table:table-cell table:number-columns-repeated="6"/>
        </table:table-row>
        <table:table-row table:style-name="ro1">
          <table:table-cell office:value-type="float" office:value="0.59414148" calcext:value-type="float">
            <text:p>0.59414148</text:p>
          </table:table-cell>
          <table:table-cell office:value-type="float" office:value="92" calcext:value-type="float">
            <text:p>92</text:p>
          </table:table-cell>
          <table:table-cell table:formula="of:=[.A93]*12" office:value-type="float" office:value="7.12969776" calcext:value-type="float">
            <text:p>7.12969776</text:p>
          </table:table-cell>
          <table:table-cell table:number-columns-repeated="6"/>
        </table:table-row>
        <table:table-row table:style-name="ro1">
          <table:table-cell office:value-type="float" office:value="0.59497185" calcext:value-type="float">
            <text:p>0.59497185</text:p>
          </table:table-cell>
          <table:table-cell office:value-type="float" office:value="93" calcext:value-type="float">
            <text:p>93</text:p>
          </table:table-cell>
          <table:table-cell table:formula="of:=[.A94]*12" office:value-type="float" office:value="7.1396622" calcext:value-type="float">
            <text:p>7.1396622</text:p>
          </table:table-cell>
          <table:table-cell table:number-columns-repeated="6"/>
        </table:table-row>
        <table:table-row table:style-name="ro1">
          <table:table-cell office:value-type="float" office:value="0.59487722" calcext:value-type="float">
            <text:p>0.59487722</text:p>
          </table:table-cell>
          <table:table-cell office:value-type="float" office:value="94" calcext:value-type="float">
            <text:p>94</text:p>
          </table:table-cell>
          <table:table-cell table:formula="of:=[.A95]*12" office:value-type="float" office:value="7.13852664" calcext:value-type="float">
            <text:p>7.13852664</text:p>
          </table:table-cell>
          <table:table-cell table:number-columns-repeated="6"/>
        </table:table-row>
        <table:table-row table:style-name="ro1">
          <table:table-cell office:value-type="float" office:value="0.594867286" calcext:value-type="float">
            <text:p>0.594867286</text:p>
          </table:table-cell>
          <table:table-cell office:value-type="float" office:value="95" calcext:value-type="float">
            <text:p>95</text:p>
          </table:table-cell>
          <table:table-cell table:formula="of:=[.A96]*12" office:value-type="float" office:value="7.138407432" calcext:value-type="float">
            <text:p>7.138407432</text:p>
          </table:table-cell>
          <table:table-cell table:number-columns-repeated="6"/>
        </table:table-row>
        <table:table-row table:style-name="ro1">
          <table:table-cell office:value-type="float" office:value="0.594073855" calcext:value-type="float">
            <text:p>0.594073855</text:p>
          </table:table-cell>
          <table:table-cell office:value-type="float" office:value="96" calcext:value-type="float">
            <text:p>96</text:p>
          </table:table-cell>
          <table:table-cell table:formula="of:=[.A97]*12" office:value-type="float" office:value="7.12888626" calcext:value-type="float">
            <text:p>7.12888626</text:p>
          </table:table-cell>
          <table:table-cell table:number-columns-repeated="6"/>
        </table:table-row>
        <table:table-row table:style-name="ro1">
          <table:table-cell office:value-type="float" office:value="0.596822666" calcext:value-type="float">
            <text:p>0.596822666</text:p>
          </table:table-cell>
          <table:table-cell office:value-type="float" office:value="97" calcext:value-type="float">
            <text:p>97</text:p>
          </table:table-cell>
          <table:table-cell table:formula="of:=[.A98]*12" office:value-type="float" office:value="7.161871992" calcext:value-type="float">
            <text:p>7.161871992</text:p>
          </table:table-cell>
          <table:table-cell table:number-columns-repeated="6"/>
        </table:table-row>
        <table:table-row table:style-name="ro1">
          <table:table-cell office:value-type="float" office:value="0.59455904" calcext:value-type="float">
            <text:p>0.59455904</text:p>
          </table:table-cell>
          <table:table-cell office:value-type="float" office:value="98" calcext:value-type="float">
            <text:p>98</text:p>
          </table:table-cell>
          <table:table-cell table:formula="of:=[.A99]*12" office:value-type="float" office:value="7.13470848" calcext:value-type="float">
            <text:p>7.13470848</text:p>
          </table:table-cell>
          <table:table-cell table:number-columns-repeated="6"/>
        </table:table-row>
        <table:table-row table:style-name="ro1">
          <table:table-cell office:value-type="float" office:value="0.594922588" calcext:value-type="float">
            <text:p>0.594922588</text:p>
          </table:table-cell>
          <table:table-cell office:value-type="float" office:value="99" calcext:value-type="float">
            <text:p>99</text:p>
          </table:table-cell>
          <table:table-cell table:formula="of:=[.A100]*12" office:value-type="float" office:value="7.139071056" calcext:value-type="float">
            <text:p>7.139071056</text:p>
          </table:table-cell>
          <table:table-cell table:number-columns-repeated="6"/>
        </table:table-row>
        <table:table-row table:style-name="ro1">
          <table:table-cell office:value-type="float" office:value="0.594982825" calcext:value-type="float">
            <text:p>0.594982825</text:p>
          </table:table-cell>
          <table:table-cell office:value-type="float" office:value="100" calcext:value-type="float">
            <text:p>100</text:p>
          </table:table-cell>
          <table:table-cell table:formula="of:=[.A101]*12" office:value-type="float" office:value="7.1397939" calcext:value-type="float">
            <text:p>7.1397939</text:p>
          </table:table-cell>
          <table:table-cell table:number-columns-repeated="6"/>
        </table:table-row>
        <table:table-row table:style-name="ro1">
          <table:table-cell office:value-type="float" office:value="0.595691083" calcext:value-type="float">
            <text:p>0.595691083</text:p>
          </table:table-cell>
          <table:table-cell office:value-type="float" office:value="101" calcext:value-type="float">
            <text:p>101</text:p>
          </table:table-cell>
          <table:table-cell table:formula="of:=[.A102]*12" office:value-type="float" office:value="7.148292996" calcext:value-type="float">
            <text:p>7.148292996</text:p>
          </table:table-cell>
          <table:table-cell table:number-columns-repeated="6"/>
        </table:table-row>
        <table:table-row table:style-name="ro1">
          <table:table-cell office:value-type="float" office:value="0.594643895" calcext:value-type="float">
            <text:p>0.594643895</text:p>
          </table:table-cell>
          <table:table-cell office:value-type="float" office:value="102" calcext:value-type="float">
            <text:p>102</text:p>
          </table:table-cell>
          <table:table-cell table:formula="of:=[.A103]*12" office:value-type="float" office:value="7.13572674" calcext:value-type="float">
            <text:p>7.13572674</text:p>
          </table:table-cell>
          <table:table-cell table:number-columns-repeated="6"/>
        </table:table-row>
        <table:table-row table:style-name="ro1">
          <table:table-cell office:value-type="float" office:value="0.595402537" calcext:value-type="float">
            <text:p>0.595402537</text:p>
          </table:table-cell>
          <table:table-cell office:value-type="float" office:value="103" calcext:value-type="float">
            <text:p>103</text:p>
          </table:table-cell>
          <table:table-cell table:formula="of:=[.A104]*12" office:value-type="float" office:value="7.144830444" calcext:value-type="float">
            <text:p>7.144830444</text:p>
          </table:table-cell>
          <table:table-cell table:number-columns-repeated="6"/>
        </table:table-row>
        <table:table-row table:style-name="ro1">
          <table:table-cell office:value-type="float" office:value="0.59521823" calcext:value-type="float">
            <text:p>0.59521823</text:p>
          </table:table-cell>
          <table:table-cell office:value-type="float" office:value="104" calcext:value-type="float">
            <text:p>104</text:p>
          </table:table-cell>
          <table:table-cell table:formula="of:=[.A105]*12" office:value-type="float" office:value="7.14261876" calcext:value-type="float">
            <text:p>7.14261876</text:p>
          </table:table-cell>
          <table:table-cell table:number-columns-repeated="6"/>
        </table:table-row>
        <table:table-row table:style-name="ro1">
          <table:table-cell office:value-type="float" office:value="0.594879732" calcext:value-type="float">
            <text:p>0.594879732</text:p>
          </table:table-cell>
          <table:table-cell office:value-type="float" office:value="105" calcext:value-type="float">
            <text:p>105</text:p>
          </table:table-cell>
          <table:table-cell table:formula="of:=[.A106]*12" office:value-type="float" office:value="7.138556784" calcext:value-type="float">
            <text:p>7.138556784</text:p>
          </table:table-cell>
          <table:table-cell table:number-columns-repeated="6"/>
        </table:table-row>
        <table:table-row table:style-name="ro1">
          <table:table-cell office:value-type="float" office:value="0.594694298" calcext:value-type="float">
            <text:p>0.594694298</text:p>
          </table:table-cell>
          <table:table-cell office:value-type="float" office:value="106" calcext:value-type="float">
            <text:p>106</text:p>
          </table:table-cell>
          <table:table-cell table:formula="of:=[.A107]*12" office:value-type="float" office:value="7.136331576" calcext:value-type="float">
            <text:p>7.136331576</text:p>
          </table:table-cell>
          <table:table-cell table:number-columns-repeated="6"/>
        </table:table-row>
        <table:table-row table:style-name="ro1">
          <table:table-cell office:value-type="float" office:value="0.595192465" calcext:value-type="float">
            <text:p>0.595192465</text:p>
          </table:table-cell>
          <table:table-cell office:value-type="float" office:value="107" calcext:value-type="float">
            <text:p>107</text:p>
          </table:table-cell>
          <table:table-cell table:formula="of:=[.A108]*12" office:value-type="float" office:value="7.14230958" calcext:value-type="float">
            <text:p>7.14230958</text:p>
          </table:table-cell>
          <table:table-cell table:number-columns-repeated="6"/>
        </table:table-row>
        <table:table-row table:style-name="ro1">
          <table:table-cell office:value-type="float" office:value="0.594613817" calcext:value-type="float">
            <text:p>0.594613817</text:p>
          </table:table-cell>
          <table:table-cell office:value-type="float" office:value="108" calcext:value-type="float">
            <text:p>108</text:p>
          </table:table-cell>
          <table:table-cell table:formula="of:=[.A109]*12" office:value-type="float" office:value="7.135365804" calcext:value-type="float">
            <text:p>7.135365804</text:p>
          </table:table-cell>
          <table:table-cell table:number-columns-repeated="6"/>
        </table:table-row>
        <table:table-row table:style-name="ro1">
          <table:table-cell office:value-type="float" office:value="0.596281831" calcext:value-type="float">
            <text:p>0.596281831</text:p>
          </table:table-cell>
          <table:table-cell office:value-type="float" office:value="109" calcext:value-type="float">
            <text:p>109</text:p>
          </table:table-cell>
          <table:table-cell table:formula="of:=[.A110]*12" office:value-type="float" office:value="7.155381972" calcext:value-type="float">
            <text:p>7.155381972</text:p>
          </table:table-cell>
          <table:table-cell table:number-columns-repeated="6"/>
        </table:table-row>
        <table:table-row table:style-name="ro1">
          <table:table-cell office:value-type="float" office:value="0.595595933" calcext:value-type="float">
            <text:p>0.595595933</text:p>
          </table:table-cell>
          <table:table-cell office:value-type="float" office:value="110" calcext:value-type="float">
            <text:p>110</text:p>
          </table:table-cell>
          <table:table-cell table:formula="of:=[.A111]*12" office:value-type="float" office:value="7.147151196" calcext:value-type="float">
            <text:p>7.147151196</text:p>
          </table:table-cell>
          <table:table-cell table:number-columns-repeated="6"/>
        </table:table-row>
        <table:table-row table:style-name="ro1">
          <table:table-cell office:value-type="float" office:value="0.594760095" calcext:value-type="float">
            <text:p>0.594760095</text:p>
          </table:table-cell>
          <table:table-cell office:value-type="float" office:value="111" calcext:value-type="float">
            <text:p>111</text:p>
          </table:table-cell>
          <table:table-cell table:formula="of:=[.A112]*12" office:value-type="float" office:value="7.13712114" calcext:value-type="float">
            <text:p>7.13712114</text:p>
          </table:table-cell>
          <table:table-cell table:number-columns-repeated="6"/>
        </table:table-row>
        <table:table-row table:style-name="ro1">
          <table:table-cell office:value-type="float" office:value="0.59527246" calcext:value-type="float">
            <text:p>0.59527246</text:p>
          </table:table-cell>
          <table:table-cell office:value-type="float" office:value="112" calcext:value-type="float">
            <text:p>112</text:p>
          </table:table-cell>
          <table:table-cell table:formula="of:=[.A113]*12" office:value-type="float" office:value="7.14326952" calcext:value-type="float">
            <text:p>7.14326952</text:p>
          </table:table-cell>
          <table:table-cell table:number-columns-repeated="6"/>
        </table:table-row>
        <table:table-row table:style-name="ro1">
          <table:table-cell office:value-type="float" office:value="0.595610886" calcext:value-type="float">
            <text:p>0.595610886</text:p>
          </table:table-cell>
          <table:table-cell office:value-type="float" office:value="113" calcext:value-type="float">
            <text:p>113</text:p>
          </table:table-cell>
          <table:table-cell table:formula="of:=[.A114]*12" office:value-type="float" office:value="7.147330632" calcext:value-type="float">
            <text:p>7.147330632</text:p>
          </table:table-cell>
          <table:table-cell table:number-columns-repeated="6"/>
        </table:table-row>
        <table:table-row table:style-name="ro1">
          <table:table-cell office:value-type="float" office:value="0.594614766" calcext:value-type="float">
            <text:p>0.594614766</text:p>
          </table:table-cell>
          <table:table-cell office:value-type="float" office:value="114" calcext:value-type="float">
            <text:p>114</text:p>
          </table:table-cell>
          <table:table-cell table:formula="of:=[.A115]*12" office:value-type="float" office:value="7.135377192" calcext:value-type="float">
            <text:p>7.135377192</text:p>
          </table:table-cell>
          <table:table-cell table:number-columns-repeated="6"/>
        </table:table-row>
        <table:table-row table:style-name="ro1">
          <table:table-cell office:value-type="float" office:value="0.594406431" calcext:value-type="float">
            <text:p>0.594406431</text:p>
          </table:table-cell>
          <table:table-cell office:value-type="float" office:value="115" calcext:value-type="float">
            <text:p>115</text:p>
          </table:table-cell>
          <table:table-cell table:formula="of:=[.A116]*12" office:value-type="float" office:value="7.132877172" calcext:value-type="float">
            <text:p>7.132877172</text:p>
          </table:table-cell>
          <table:table-cell table:number-columns-repeated="6"/>
        </table:table-row>
        <table:table-row table:style-name="ro1">
          <table:table-cell office:value-type="float" office:value="0.594595564" calcext:value-type="float">
            <text:p>0.594595564</text:p>
          </table:table-cell>
          <table:table-cell office:value-type="float" office:value="116" calcext:value-type="float">
            <text:p>116</text:p>
          </table:table-cell>
          <table:table-cell table:formula="of:=[.A117]*12" office:value-type="float" office:value="7.135146768" calcext:value-type="float">
            <text:p>7.135146768</text:p>
          </table:table-cell>
          <table:table-cell table:number-columns-repeated="6"/>
        </table:table-row>
        <table:table-row table:style-name="ro1">
          <table:table-cell office:value-type="float" office:value="0.595468946" calcext:value-type="float">
            <text:p>0.595468946</text:p>
          </table:table-cell>
          <table:table-cell office:value-type="float" office:value="117" calcext:value-type="float">
            <text:p>117</text:p>
          </table:table-cell>
          <table:table-cell table:formula="of:=[.A118]*12" office:value-type="float" office:value="7.145627352" calcext:value-type="float">
            <text:p>7.145627352</text:p>
          </table:table-cell>
          <table:table-cell table:number-columns-repeated="6"/>
        </table:table-row>
        <table:table-row table:style-name="ro1">
          <table:table-cell office:value-type="float" office:value="0.594593274" calcext:value-type="float">
            <text:p>0.594593274</text:p>
          </table:table-cell>
          <table:table-cell office:value-type="float" office:value="118" calcext:value-type="float">
            <text:p>118</text:p>
          </table:table-cell>
          <table:table-cell table:formula="of:=[.A119]*12" office:value-type="float" office:value="7.135119288" calcext:value-type="float">
            <text:p>7.135119288</text:p>
          </table:table-cell>
          <table:table-cell table:number-columns-repeated="6"/>
        </table:table-row>
        <table:table-row table:style-name="ro1">
          <table:table-cell office:value-type="float" office:value="0.595084513" calcext:value-type="float">
            <text:p>0.595084513</text:p>
          </table:table-cell>
          <table:table-cell office:value-type="float" office:value="119" calcext:value-type="float">
            <text:p>119</text:p>
          </table:table-cell>
          <table:table-cell table:formula="of:=[.A120]*12" office:value-type="float" office:value="7.141014156" calcext:value-type="float">
            <text:p>7.141014156</text:p>
          </table:table-cell>
          <table:table-cell table:number-columns-repeated="6"/>
        </table:table-row>
        <table:table-row table:style-name="ro1">
          <table:table-cell office:value-type="float" office:value="0.595231325" calcext:value-type="float">
            <text:p>0.595231325</text:p>
          </table:table-cell>
          <table:table-cell office:value-type="float" office:value="120" calcext:value-type="float">
            <text:p>120</text:p>
          </table:table-cell>
          <table:table-cell table:formula="of:=[.A121]*12" office:value-type="float" office:value="7.1427759" calcext:value-type="float">
            <text:p>7.1427759</text:p>
          </table:table-cell>
          <table:table-cell table:number-columns-repeated="6"/>
        </table:table-row>
        <table:table-row table:style-name="ro1">
          <table:table-cell office:value-type="float" office:value="0.595049052" calcext:value-type="float">
            <text:p>0.595049052</text:p>
          </table:table-cell>
          <table:table-cell office:value-type="float" office:value="121" calcext:value-type="float">
            <text:p>121</text:p>
          </table:table-cell>
          <table:table-cell table:formula="of:=[.A122]*12" office:value-type="float" office:value="7.140588624" calcext:value-type="float">
            <text:p>7.140588624</text:p>
          </table:table-cell>
          <table:table-cell table:number-columns-repeated="6"/>
        </table:table-row>
        <table:table-row table:style-name="ro1">
          <table:table-cell office:value-type="float" office:value="0.595631447" calcext:value-type="float">
            <text:p>0.595631447</text:p>
          </table:table-cell>
          <table:table-cell office:value-type="float" office:value="122" calcext:value-type="float">
            <text:p>122</text:p>
          </table:table-cell>
          <table:table-cell table:formula="of:=[.A123]*12" office:value-type="float" office:value="7.147577364" calcext:value-type="float">
            <text:p>7.147577364</text:p>
          </table:table-cell>
          <table:table-cell table:number-columns-repeated="6"/>
        </table:table-row>
        <table:table-row table:style-name="ro1">
          <table:table-cell office:value-type="float" office:value="0.595252364" calcext:value-type="float">
            <text:p>0.595252364</text:p>
          </table:table-cell>
          <table:table-cell office:value-type="float" office:value="123" calcext:value-type="float">
            <text:p>123</text:p>
          </table:table-cell>
          <table:table-cell table:formula="of:=[.A124]*12" office:value-type="float" office:value="7.143028368" calcext:value-type="float">
            <text:p>7.143028368</text:p>
          </table:table-cell>
          <table:table-cell table:number-columns-repeated="6"/>
        </table:table-row>
        <table:table-row table:style-name="ro1">
          <table:table-cell office:value-type="float" office:value="0.595053741" calcext:value-type="float">
            <text:p>0.595053741</text:p>
          </table:table-cell>
          <table:table-cell office:value-type="float" office:value="124" calcext:value-type="float">
            <text:p>124</text:p>
          </table:table-cell>
          <table:table-cell table:formula="of:=[.A125]*12" office:value-type="float" office:value="7.140644892" calcext:value-type="float">
            <text:p>7.140644892</text:p>
          </table:table-cell>
          <table:table-cell table:number-columns-repeated="6"/>
        </table:table-row>
        <table:table-row table:style-name="ro1">
          <table:table-cell office:value-type="float" office:value="0.594779278" calcext:value-type="float">
            <text:p>0.594779278</text:p>
          </table:table-cell>
          <table:table-cell office:value-type="float" office:value="125" calcext:value-type="float">
            <text:p>125</text:p>
          </table:table-cell>
          <table:table-cell table:formula="of:=[.A126]*12" office:value-type="float" office:value="7.137351336" calcext:value-type="float">
            <text:p>7.137351336</text:p>
          </table:table-cell>
          <table:table-cell table:number-columns-repeated="6"/>
        </table:table-row>
        <table:table-row table:style-name="ro1">
          <table:table-cell office:value-type="float" office:value="0.59415281" calcext:value-type="float">
            <text:p>0.59415281</text:p>
          </table:table-cell>
          <table:table-cell office:value-type="float" office:value="126" calcext:value-type="float">
            <text:p>126</text:p>
          </table:table-cell>
          <table:table-cell table:formula="of:=[.A127]*12" office:value-type="float" office:value="7.12983372" calcext:value-type="float">
            <text:p>7.12983372</text:p>
          </table:table-cell>
          <table:table-cell table:number-columns-repeated="6"/>
        </table:table-row>
        <table:table-row table:style-name="ro1">
          <table:table-cell office:value-type="float" office:value="0.595469491" calcext:value-type="float">
            <text:p>0.595469491</text:p>
          </table:table-cell>
          <table:table-cell office:value-type="float" office:value="127" calcext:value-type="float">
            <text:p>127</text:p>
          </table:table-cell>
          <table:table-cell table:formula="of:=[.A128]*12" office:value-type="float" office:value="7.145633892" calcext:value-type="float">
            <text:p>7.145633892</text:p>
          </table:table-cell>
          <table:table-cell table:number-columns-repeated="6"/>
        </table:table-row>
        <table:table-row table:style-name="ro1">
          <table:table-cell office:value-type="float" office:value="0.594295561" calcext:value-type="float">
            <text:p>0.594295561</text:p>
          </table:table-cell>
          <table:table-cell office:value-type="float" office:value="128" calcext:value-type="float">
            <text:p>128</text:p>
          </table:table-cell>
          <table:table-cell table:formula="of:=[.A129]*12" office:value-type="float" office:value="7.131546732" calcext:value-type="float">
            <text:p>7.131546732</text:p>
          </table:table-cell>
          <table:table-cell table:number-columns-repeated="6"/>
        </table:table-row>
        <table:table-row table:style-name="ro1">
          <table:table-cell office:value-type="float" office:value="0.595809468" calcext:value-type="float">
            <text:p>0.595809468</text:p>
          </table:table-cell>
          <table:table-cell office:value-type="float" office:value="129" calcext:value-type="float">
            <text:p>129</text:p>
          </table:table-cell>
          <table:table-cell table:formula="of:=[.A130]*12" office:value-type="float" office:value="7.149713616" calcext:value-type="float">
            <text:p>7.149713616</text:p>
          </table:table-cell>
          <table:table-cell table:number-columns-repeated="6"/>
        </table:table-row>
        <table:table-row table:style-name="ro1">
          <table:table-cell office:value-type="float" office:value="0.594571383" calcext:value-type="float">
            <text:p>0.594571383</text:p>
          </table:table-cell>
          <table:table-cell office:value-type="float" office:value="130" calcext:value-type="float">
            <text:p>130</text:p>
          </table:table-cell>
          <table:table-cell table:formula="of:=[.A131]*12" office:value-type="float" office:value="7.134856596" calcext:value-type="float">
            <text:p>7.134856596</text:p>
          </table:table-cell>
          <table:table-cell table:number-columns-repeated="6"/>
        </table:table-row>
        <table:table-row table:style-name="ro1">
          <table:table-cell office:value-type="float" office:value="0.594926763" calcext:value-type="float">
            <text:p>0.594926763</text:p>
          </table:table-cell>
          <table:table-cell office:value-type="float" office:value="131" calcext:value-type="float">
            <text:p>131</text:p>
          </table:table-cell>
          <table:table-cell table:formula="of:=[.A132]*12" office:value-type="float" office:value="7.139121156" calcext:value-type="float">
            <text:p>7.139121156</text:p>
          </table:table-cell>
          <table:table-cell table:number-columns-repeated="6"/>
        </table:table-row>
        <table:table-row table:style-name="ro1">
          <table:table-cell office:value-type="float" office:value="0.595175991" calcext:value-type="float">
            <text:p>0.595175991</text:p>
          </table:table-cell>
          <table:table-cell office:value-type="float" office:value="132" calcext:value-type="float">
            <text:p>132</text:p>
          </table:table-cell>
          <table:table-cell table:formula="of:=[.A133]*12" office:value-type="float" office:value="7.142111892" calcext:value-type="float">
            <text:p>7.142111892</text:p>
          </table:table-cell>
          <table:table-cell table:number-columns-repeated="6"/>
        </table:table-row>
        <table:table-row table:style-name="ro1">
          <table:table-cell office:value-type="float" office:value="0.594647587" calcext:value-type="float">
            <text:p>0.594647587</text:p>
          </table:table-cell>
          <table:table-cell office:value-type="float" office:value="133" calcext:value-type="float">
            <text:p>133</text:p>
          </table:table-cell>
          <table:table-cell table:formula="of:=[.A134]*12" office:value-type="float" office:value="7.135771044" calcext:value-type="float">
            <text:p>7.135771044</text:p>
          </table:table-cell>
          <table:table-cell table:number-columns-repeated="6"/>
        </table:table-row>
        <table:table-row table:style-name="ro1">
          <table:table-cell office:value-type="float" office:value="0.595662086" calcext:value-type="float">
            <text:p>0.595662086</text:p>
          </table:table-cell>
          <table:table-cell office:value-type="float" office:value="134" calcext:value-type="float">
            <text:p>134</text:p>
          </table:table-cell>
          <table:table-cell table:formula="of:=[.A135]*12" office:value-type="float" office:value="7.147945032" calcext:value-type="float">
            <text:p>7.147945032</text:p>
          </table:table-cell>
          <table:table-cell table:number-columns-repeated="6"/>
        </table:table-row>
        <table:table-row table:style-name="ro1">
          <table:table-cell office:value-type="float" office:value="0.59437184" calcext:value-type="float">
            <text:p>0.59437184</text:p>
          </table:table-cell>
          <table:table-cell office:value-type="float" office:value="135" calcext:value-type="float">
            <text:p>135</text:p>
          </table:table-cell>
          <table:table-cell table:formula="of:=[.A136]*12" office:value-type="float" office:value="7.13246208" calcext:value-type="float">
            <text:p>7.13246208</text:p>
          </table:table-cell>
          <table:table-cell table:number-columns-repeated="6"/>
        </table:table-row>
        <table:table-row table:style-name="ro1">
          <table:table-cell office:value-type="float" office:value="0.595979512" calcext:value-type="float">
            <text:p>0.595979512</text:p>
          </table:table-cell>
          <table:table-cell office:value-type="float" office:value="136" calcext:value-type="float">
            <text:p>136</text:p>
          </table:table-cell>
          <table:table-cell table:formula="of:=[.A137]*12" office:value-type="float" office:value="7.151754144" calcext:value-type="float">
            <text:p>7.151754144</text:p>
          </table:table-cell>
          <table:table-cell table:number-columns-repeated="6"/>
        </table:table-row>
        <table:table-row table:style-name="ro1">
          <table:table-cell office:value-type="float" office:value="0.594318431" calcext:value-type="float">
            <text:p>0.594318431</text:p>
          </table:table-cell>
          <table:table-cell office:value-type="float" office:value="137" calcext:value-type="float">
            <text:p>137</text:p>
          </table:table-cell>
          <table:table-cell table:formula="of:=[.A138]*12" office:value-type="float" office:value="7.131821172" calcext:value-type="float">
            <text:p>7.131821172</text:p>
          </table:table-cell>
          <table:table-cell table:number-columns-repeated="6"/>
        </table:table-row>
        <table:table-row table:style-name="ro1">
          <table:table-cell office:value-type="float" office:value="0.595425574" calcext:value-type="float">
            <text:p>0.595425574</text:p>
          </table:table-cell>
          <table:table-cell office:value-type="float" office:value="138" calcext:value-type="float">
            <text:p>138</text:p>
          </table:table-cell>
          <table:table-cell table:formula="of:=[.A139]*12" office:value-type="float" office:value="7.145106888" calcext:value-type="float">
            <text:p>7.145106888</text:p>
          </table:table-cell>
          <table:table-cell table:number-columns-repeated="6"/>
        </table:table-row>
        <table:table-row table:style-name="ro1">
          <table:table-cell office:value-type="float" office:value="0.595528793" calcext:value-type="float">
            <text:p>0.595528793</text:p>
          </table:table-cell>
          <table:table-cell office:value-type="float" office:value="139" calcext:value-type="float">
            <text:p>139</text:p>
          </table:table-cell>
          <table:table-cell table:formula="of:=[.A140]*12" office:value-type="float" office:value="7.146345516" calcext:value-type="float">
            <text:p>7.146345516</text:p>
          </table:table-cell>
          <table:table-cell table:number-columns-repeated="6"/>
        </table:table-row>
        <table:table-row table:style-name="ro1">
          <table:table-cell office:value-type="float" office:value="0.594775838" calcext:value-type="float">
            <text:p>0.594775838</text:p>
          </table:table-cell>
          <table:table-cell office:value-type="float" office:value="140" calcext:value-type="float">
            <text:p>140</text:p>
          </table:table-cell>
          <table:table-cell table:formula="of:=[.A141]*12" office:value-type="float" office:value="7.137310056" calcext:value-type="float">
            <text:p>7.137310056</text:p>
          </table:table-cell>
          <table:table-cell table:number-columns-repeated="6"/>
        </table:table-row>
        <table:table-row table:style-name="ro1">
          <table:table-cell office:value-type="float" office:value="0.594616313" calcext:value-type="float">
            <text:p>0.594616313</text:p>
          </table:table-cell>
          <table:table-cell office:value-type="float" office:value="141" calcext:value-type="float">
            <text:p>141</text:p>
          </table:table-cell>
          <table:table-cell table:formula="of:=[.A142]*12" office:value-type="float" office:value="7.135395756" calcext:value-type="float">
            <text:p>7.135395756</text:p>
          </table:table-cell>
          <table:table-cell table:number-columns-repeated="6"/>
        </table:table-row>
        <table:table-row table:style-name="ro1">
          <table:table-cell office:value-type="float" office:value="0.595572518" calcext:value-type="float">
            <text:p>0.595572518</text:p>
          </table:table-cell>
          <table:table-cell office:value-type="float" office:value="142" calcext:value-type="float">
            <text:p>142</text:p>
          </table:table-cell>
          <table:table-cell table:formula="of:=[.A143]*12" office:value-type="float" office:value="7.146870216" calcext:value-type="float">
            <text:p>7.146870216</text:p>
          </table:table-cell>
          <table:table-cell table:number-columns-repeated="6"/>
        </table:table-row>
        <table:table-row table:style-name="ro1">
          <table:table-cell office:value-type="float" office:value="0.594326388" calcext:value-type="float">
            <text:p>0.594326388</text:p>
          </table:table-cell>
          <table:table-cell office:value-type="float" office:value="143" calcext:value-type="float">
            <text:p>143</text:p>
          </table:table-cell>
          <table:table-cell table:formula="of:=[.A144]*12" office:value-type="float" office:value="7.131916656" calcext:value-type="float">
            <text:p>7.131916656</text:p>
          </table:table-cell>
          <table:table-cell table:number-columns-repeated="6"/>
        </table:table-row>
        <table:table-row table:style-name="ro1">
          <table:table-cell office:value-type="float" office:value="0.595761882" calcext:value-type="float">
            <text:p>0.595761882</text:p>
          </table:table-cell>
          <table:table-cell office:value-type="float" office:value="144" calcext:value-type="float">
            <text:p>144</text:p>
          </table:table-cell>
          <table:table-cell table:formula="of:=[.A145]*12" office:value-type="float" office:value="7.149142584" calcext:value-type="float">
            <text:p>7.149142584</text:p>
          </table:table-cell>
          <table:table-cell table:number-columns-repeated="6"/>
        </table:table-row>
        <table:table-row table:style-name="ro1">
          <table:table-cell office:value-type="float" office:value="0.594633371" calcext:value-type="float">
            <text:p>0.594633371</text:p>
          </table:table-cell>
          <table:table-cell office:value-type="float" office:value="145" calcext:value-type="float">
            <text:p>145</text:p>
          </table:table-cell>
          <table:table-cell table:formula="of:=[.A146]*12" office:value-type="float" office:value="7.135600452" calcext:value-type="float">
            <text:p>7.135600452</text:p>
          </table:table-cell>
          <table:table-cell table:number-columns-repeated="6"/>
        </table:table-row>
        <table:table-row table:style-name="ro1">
          <table:table-cell office:value-type="float" office:value="0.595188364" calcext:value-type="float">
            <text:p>0.595188364</text:p>
          </table:table-cell>
          <table:table-cell office:value-type="float" office:value="146" calcext:value-type="float">
            <text:p>146</text:p>
          </table:table-cell>
          <table:table-cell table:formula="of:=[.A147]*12" office:value-type="float" office:value="7.142260368" calcext:value-type="float">
            <text:p>7.142260368</text:p>
          </table:table-cell>
          <table:table-cell table:number-columns-repeated="6"/>
        </table:table-row>
        <table:table-row table:style-name="ro1">
          <table:table-cell office:value-type="float" office:value="0.594645009" calcext:value-type="float">
            <text:p>0.594645009</text:p>
          </table:table-cell>
          <table:table-cell office:value-type="float" office:value="147" calcext:value-type="float">
            <text:p>147</text:p>
          </table:table-cell>
          <table:table-cell table:formula="of:=[.A148]*12" office:value-type="float" office:value="7.135740108" calcext:value-type="float">
            <text:p>7.135740108</text:p>
          </table:table-cell>
          <table:table-cell table:number-columns-repeated="6"/>
        </table:table-row>
        <table:table-row table:style-name="ro1">
          <table:table-cell office:value-type="float" office:value="0.594601188" calcext:value-type="float">
            <text:p>0.594601188</text:p>
          </table:table-cell>
          <table:table-cell office:value-type="float" office:value="148" calcext:value-type="float">
            <text:p>148</text:p>
          </table:table-cell>
          <table:table-cell table:formula="of:=[.A149]*12" office:value-type="float" office:value="7.135214256" calcext:value-type="float">
            <text:p>7.135214256</text:p>
          </table:table-cell>
          <table:table-cell table:number-columns-repeated="6"/>
        </table:table-row>
        <table:table-row table:style-name="ro1">
          <table:table-cell office:value-type="float" office:value="0.596000767" calcext:value-type="float">
            <text:p>0.596000767</text:p>
          </table:table-cell>
          <table:table-cell office:value-type="float" office:value="149" calcext:value-type="float">
            <text:p>149</text:p>
          </table:table-cell>
          <table:table-cell table:formula="of:=[.A150]*12" office:value-type="float" office:value="7.152009204" calcext:value-type="float">
            <text:p>7.152009204</text:p>
          </table:table-cell>
          <table:table-cell table:number-columns-repeated="6"/>
        </table:table-row>
        <table:table-row table:style-name="ro1">
          <table:table-cell office:value-type="float" office:value="0.59467482" calcext:value-type="float">
            <text:p>0.59467482</text:p>
          </table:table-cell>
          <table:table-cell office:value-type="float" office:value="150" calcext:value-type="float">
            <text:p>150</text:p>
          </table:table-cell>
          <table:table-cell table:formula="of:=[.A151]*12" office:value-type="float" office:value="7.13609784" calcext:value-type="float">
            <text:p>7.13609784</text:p>
          </table:table-cell>
          <table:table-cell table:number-columns-repeated="6"/>
        </table:table-row>
        <table:table-row table:style-name="ro1">
          <table:table-cell office:value-type="float" office:value="0.595365269" calcext:value-type="float">
            <text:p>0.595365269</text:p>
          </table:table-cell>
          <table:table-cell office:value-type="float" office:value="151" calcext:value-type="float">
            <text:p>151</text:p>
          </table:table-cell>
          <table:table-cell table:formula="of:=[.A152]*12" office:value-type="float" office:value="7.144383228" calcext:value-type="float">
            <text:p>7.144383228</text:p>
          </table:table-cell>
          <table:table-cell table:number-columns-repeated="6"/>
        </table:table-row>
        <table:table-row table:style-name="ro1">
          <table:table-cell office:value-type="float" office:value="0.595579235" calcext:value-type="float">
            <text:p>0.595579235</text:p>
          </table:table-cell>
          <table:table-cell office:value-type="float" office:value="152" calcext:value-type="float">
            <text:p>152</text:p>
          </table:table-cell>
          <table:table-cell table:formula="of:=[.A153]*12" office:value-type="float" office:value="7.14695082" calcext:value-type="float">
            <text:p>7.14695082</text:p>
          </table:table-cell>
          <table:table-cell table:number-columns-repeated="6"/>
        </table:table-row>
        <table:table-row table:style-name="ro1">
          <table:table-cell office:value-type="float" office:value="0.595378579" calcext:value-type="float">
            <text:p>0.595378579</text:p>
          </table:table-cell>
          <table:table-cell office:value-type="float" office:value="153" calcext:value-type="float">
            <text:p>153</text:p>
          </table:table-cell>
          <table:table-cell table:formula="of:=[.A154]*12" office:value-type="float" office:value="7.144542948" calcext:value-type="float">
            <text:p>7.144542948</text:p>
          </table:table-cell>
          <table:table-cell table:number-columns-repeated="6"/>
        </table:table-row>
        <table:table-row table:style-name="ro1">
          <table:table-cell office:value-type="float" office:value="0.594872125" calcext:value-type="float">
            <text:p>0.594872125</text:p>
          </table:table-cell>
          <table:table-cell office:value-type="float" office:value="154" calcext:value-type="float">
            <text:p>154</text:p>
          </table:table-cell>
          <table:table-cell table:formula="of:=[.A155]*12" office:value-type="float" office:value="7.1384655" calcext:value-type="float">
            <text:p>7.1384655</text:p>
          </table:table-cell>
          <table:table-cell table:number-columns-repeated="6"/>
        </table:table-row>
        <table:table-row table:style-name="ro1">
          <table:table-cell office:value-type="float" office:value="0.594852625" calcext:value-type="float">
            <text:p>0.594852625</text:p>
          </table:table-cell>
          <table:table-cell office:value-type="float" office:value="155" calcext:value-type="float">
            <text:p>155</text:p>
          </table:table-cell>
          <table:table-cell table:formula="of:=[.A156]*12" office:value-type="float" office:value="7.1382315" calcext:value-type="float">
            <text:p>7.1382315</text:p>
          </table:table-cell>
          <table:table-cell table:number-columns-repeated="6"/>
        </table:table-row>
        <table:table-row table:style-name="ro1">
          <table:table-cell office:value-type="float" office:value="0.59519869" calcext:value-type="float">
            <text:p>0.59519869</text:p>
          </table:table-cell>
          <table:table-cell office:value-type="float" office:value="156" calcext:value-type="float">
            <text:p>156</text:p>
          </table:table-cell>
          <table:table-cell table:formula="of:=[.A157]*12" office:value-type="float" office:value="7.14238428" calcext:value-type="float">
            <text:p>7.14238428</text:p>
          </table:table-cell>
          <table:table-cell table:number-columns-repeated="6"/>
        </table:table-row>
        <table:table-row table:style-name="ro1">
          <table:table-cell office:value-type="float" office:value="0.594458547" calcext:value-type="float">
            <text:p>0.594458547</text:p>
          </table:table-cell>
          <table:table-cell office:value-type="float" office:value="157" calcext:value-type="float">
            <text:p>157</text:p>
          </table:table-cell>
          <table:table-cell table:formula="of:=[.A158]*12" office:value-type="float" office:value="7.133502564" calcext:value-type="float">
            <text:p>7.133502564</text:p>
          </table:table-cell>
          <table:table-cell table:number-columns-repeated="6"/>
        </table:table-row>
        <table:table-row table:style-name="ro1">
          <table:table-cell office:value-type="float" office:value="0.595031845" calcext:value-type="float">
            <text:p>0.595031845</text:p>
          </table:table-cell>
          <table:table-cell office:value-type="float" office:value="158" calcext:value-type="float">
            <text:p>158</text:p>
          </table:table-cell>
          <table:table-cell table:formula="of:=[.A159]*12" office:value-type="float" office:value="7.14038214" calcext:value-type="float">
            <text:p>7.14038214</text:p>
          </table:table-cell>
          <table:table-cell table:number-columns-repeated="6"/>
        </table:table-row>
        <table:table-row table:style-name="ro1">
          <table:table-cell office:value-type="float" office:value="0.594928456" calcext:value-type="float">
            <text:p>0.594928456</text:p>
          </table:table-cell>
          <table:table-cell office:value-type="float" office:value="159" calcext:value-type="float">
            <text:p>159</text:p>
          </table:table-cell>
          <table:table-cell table:formula="of:=[.A160]*12" office:value-type="float" office:value="7.139141472" calcext:value-type="float">
            <text:p>7.139141472</text:p>
          </table:table-cell>
          <table:table-cell table:number-columns-repeated="6"/>
        </table:table-row>
        <table:table-row table:style-name="ro1">
          <table:table-cell office:value-type="float" office:value="0.59563859" calcext:value-type="float">
            <text:p>0.59563859</text:p>
          </table:table-cell>
          <table:table-cell office:value-type="float" office:value="160" calcext:value-type="float">
            <text:p>160</text:p>
          </table:table-cell>
          <table:table-cell table:formula="of:=[.A161]*12" office:value-type="float" office:value="7.14766308" calcext:value-type="float">
            <text:p>7.14766308</text:p>
          </table:table-cell>
          <table:table-cell table:number-columns-repeated="6"/>
        </table:table-row>
        <table:table-row table:style-name="ro1">
          <table:table-cell office:value-type="float" office:value="0.594373565" calcext:value-type="float">
            <text:p>0.594373565</text:p>
          </table:table-cell>
          <table:table-cell office:value-type="float" office:value="161" calcext:value-type="float">
            <text:p>161</text:p>
          </table:table-cell>
          <table:table-cell table:formula="of:=[.A162]*12" office:value-type="float" office:value="7.13248278" calcext:value-type="float">
            <text:p>7.13248278</text:p>
          </table:table-cell>
          <table:table-cell table:number-columns-repeated="6"/>
        </table:table-row>
        <table:table-row table:style-name="ro1">
          <table:table-cell office:value-type="float" office:value="0.595987379" calcext:value-type="float">
            <text:p>0.595987379</text:p>
          </table:table-cell>
          <table:table-cell office:value-type="float" office:value="162" calcext:value-type="float">
            <text:p>162</text:p>
          </table:table-cell>
          <table:table-cell table:formula="of:=[.A163]*12" office:value-type="float" office:value="7.151848548" calcext:value-type="float">
            <text:p>7.151848548</text:p>
          </table:table-cell>
          <table:table-cell table:number-columns-repeated="6"/>
        </table:table-row>
        <table:table-row table:style-name="ro1">
          <table:table-cell office:value-type="float" office:value="0.594865073" calcext:value-type="float">
            <text:p>0.594865073</text:p>
          </table:table-cell>
          <table:table-cell office:value-type="float" office:value="163" calcext:value-type="float">
            <text:p>163</text:p>
          </table:table-cell>
          <table:table-cell table:formula="of:=[.A164]*12" office:value-type="float" office:value="7.138380876" calcext:value-type="float">
            <text:p>7.138380876</text:p>
          </table:table-cell>
          <table:table-cell table:number-columns-repeated="6"/>
        </table:table-row>
        <table:table-row table:style-name="ro1">
          <table:table-cell office:value-type="float" office:value="0.595432394" calcext:value-type="float">
            <text:p>0.595432394</text:p>
          </table:table-cell>
          <table:table-cell office:value-type="float" office:value="164" calcext:value-type="float">
            <text:p>164</text:p>
          </table:table-cell>
          <table:table-cell table:formula="of:=[.A165]*12" office:value-type="float" office:value="7.145188728" calcext:value-type="float">
            <text:p>7.145188728</text:p>
          </table:table-cell>
          <table:table-cell table:number-columns-repeated="6"/>
        </table:table-row>
        <table:table-row table:style-name="ro1">
          <table:table-cell office:value-type="float" office:value="0.595173359" calcext:value-type="float">
            <text:p>0.595173359</text:p>
          </table:table-cell>
          <table:table-cell office:value-type="float" office:value="165" calcext:value-type="float">
            <text:p>165</text:p>
          </table:table-cell>
          <table:table-cell table:formula="of:=[.A166]*12" office:value-type="float" office:value="7.142080308" calcext:value-type="float">
            <text:p>7.142080308</text:p>
          </table:table-cell>
          <table:table-cell table:number-columns-repeated="6"/>
        </table:table-row>
        <table:table-row table:style-name="ro1">
          <table:table-cell office:value-type="float" office:value="0.594268739" calcext:value-type="float">
            <text:p>0.594268739</text:p>
          </table:table-cell>
          <table:table-cell office:value-type="float" office:value="166" calcext:value-type="float">
            <text:p>166</text:p>
          </table:table-cell>
          <table:table-cell table:formula="of:=[.A167]*12" office:value-type="float" office:value="7.131224868" calcext:value-type="float">
            <text:p>7.131224868</text:p>
          </table:table-cell>
          <table:table-cell table:number-columns-repeated="6"/>
        </table:table-row>
        <table:table-row table:style-name="ro1">
          <table:table-cell office:value-type="float" office:value="0.595111536" calcext:value-type="float">
            <text:p>0.595111536</text:p>
          </table:table-cell>
          <table:table-cell office:value-type="float" office:value="167" calcext:value-type="float">
            <text:p>167</text:p>
          </table:table-cell>
          <table:table-cell table:formula="of:=[.A168]*12" office:value-type="float" office:value="7.141338432" calcext:value-type="float">
            <text:p>7.141338432</text:p>
          </table:table-cell>
          <table:table-cell table:number-columns-repeated="6"/>
        </table:table-row>
        <table:table-row table:style-name="ro1">
          <table:table-cell office:value-type="float" office:value="0.594483633" calcext:value-type="float">
            <text:p>0.594483633</text:p>
          </table:table-cell>
          <table:table-cell office:value-type="float" office:value="168" calcext:value-type="float">
            <text:p>168</text:p>
          </table:table-cell>
          <table:table-cell table:formula="of:=[.A169]*12" office:value-type="float" office:value="7.133803596" calcext:value-type="float">
            <text:p>7.133803596</text:p>
          </table:table-cell>
          <table:table-cell table:number-columns-repeated="6"/>
        </table:table-row>
        <table:table-row table:style-name="ro1">
          <table:table-cell office:value-type="float" office:value="0.595045348" calcext:value-type="float">
            <text:p>0.595045348</text:p>
          </table:table-cell>
          <table:table-cell office:value-type="float" office:value="169" calcext:value-type="float">
            <text:p>169</text:p>
          </table:table-cell>
          <table:table-cell table:formula="of:=[.A170]*12" office:value-type="float" office:value="7.140544176" calcext:value-type="float">
            <text:p>7.140544176</text:p>
          </table:table-cell>
          <table:table-cell table:number-columns-repeated="6"/>
        </table:table-row>
        <table:table-row table:style-name="ro1">
          <table:table-cell office:value-type="float" office:value="0.594746175" calcext:value-type="float">
            <text:p>0.594746175</text:p>
          </table:table-cell>
          <table:table-cell office:value-type="float" office:value="170" calcext:value-type="float">
            <text:p>170</text:p>
          </table:table-cell>
          <table:table-cell table:formula="of:=[.A171]*12" office:value-type="float" office:value="7.1369541" calcext:value-type="float">
            <text:p>7.1369541</text:p>
          </table:table-cell>
          <table:table-cell table:number-columns-repeated="6"/>
        </table:table-row>
        <table:table-row table:style-name="ro1">
          <table:table-cell office:value-type="float" office:value="0.595513005" calcext:value-type="float">
            <text:p>0.595513005</text:p>
          </table:table-cell>
          <table:table-cell office:value-type="float" office:value="171" calcext:value-type="float">
            <text:p>171</text:p>
          </table:table-cell>
          <table:table-cell table:formula="of:=[.A172]*12" office:value-type="float" office:value="7.14615606" calcext:value-type="float">
            <text:p>7.14615606</text:p>
          </table:table-cell>
          <table:table-cell table:number-columns-repeated="6"/>
        </table:table-row>
        <table:table-row table:style-name="ro1">
          <table:table-cell office:value-type="float" office:value="0.595296356" calcext:value-type="float">
            <text:p>0.595296356</text:p>
          </table:table-cell>
          <table:table-cell office:value-type="float" office:value="172" calcext:value-type="float">
            <text:p>172</text:p>
          </table:table-cell>
          <table:table-cell table:formula="of:=[.A173]*12" office:value-type="float" office:value="7.143556272" calcext:value-type="float">
            <text:p>7.143556272</text:p>
          </table:table-cell>
          <table:table-cell table:number-columns-repeated="6"/>
        </table:table-row>
        <table:table-row table:style-name="ro1">
          <table:table-cell office:value-type="float" office:value="0.595211845" calcext:value-type="float">
            <text:p>0.595211845</text:p>
          </table:table-cell>
          <table:table-cell office:value-type="float" office:value="173" calcext:value-type="float">
            <text:p>173</text:p>
          </table:table-cell>
          <table:table-cell table:formula="of:=[.A174]*12" office:value-type="float" office:value="7.14254214" calcext:value-type="float">
            <text:p>7.14254214</text:p>
          </table:table-cell>
          <table:table-cell table:number-columns-repeated="6"/>
        </table:table-row>
        <table:table-row table:style-name="ro1">
          <table:table-cell office:value-type="float" office:value="0.595901746" calcext:value-type="float">
            <text:p>0.595901746</text:p>
          </table:table-cell>
          <table:table-cell office:value-type="float" office:value="174" calcext:value-type="float">
            <text:p>174</text:p>
          </table:table-cell>
          <table:table-cell table:formula="of:=[.A175]*12" office:value-type="float" office:value="7.150820952" calcext:value-type="float">
            <text:p>7.150820952</text:p>
          </table:table-cell>
          <table:table-cell table:number-columns-repeated="6"/>
        </table:table-row>
        <table:table-row table:style-name="ro1">
          <table:table-cell office:value-type="float" office:value="0.594374038" calcext:value-type="float">
            <text:p>0.594374038</text:p>
          </table:table-cell>
          <table:table-cell office:value-type="float" office:value="175" calcext:value-type="float">
            <text:p>175</text:p>
          </table:table-cell>
          <table:table-cell table:formula="of:=[.A176]*12" office:value-type="float" office:value="7.132488456" calcext:value-type="float">
            <text:p>7.132488456</text:p>
          </table:table-cell>
          <table:table-cell table:number-columns-repeated="6"/>
        </table:table-row>
        <table:table-row table:style-name="ro1">
          <table:table-cell office:value-type="float" office:value="0.59490028" calcext:value-type="float">
            <text:p>0.59490028</text:p>
          </table:table-cell>
          <table:table-cell office:value-type="float" office:value="176" calcext:value-type="float">
            <text:p>176</text:p>
          </table:table-cell>
          <table:table-cell table:formula="of:=[.A177]*12" office:value-type="float" office:value="7.13880336" calcext:value-type="float">
            <text:p>7.13880336</text:p>
          </table:table-cell>
          <table:table-cell table:number-columns-repeated="6"/>
        </table:table-row>
        <table:table-row table:style-name="ro1">
          <table:table-cell office:value-type="float" office:value="0.595434802" calcext:value-type="float">
            <text:p>0.595434802</text:p>
          </table:table-cell>
          <table:table-cell office:value-type="float" office:value="177" calcext:value-type="float">
            <text:p>177</text:p>
          </table:table-cell>
          <table:table-cell table:formula="of:=[.A178]*12" office:value-type="float" office:value="7.145217624" calcext:value-type="float">
            <text:p>7.145217624</text:p>
          </table:table-cell>
          <table:table-cell table:number-columns-repeated="6"/>
        </table:table-row>
        <table:table-row table:style-name="ro1">
          <table:table-cell office:value-type="float" office:value="0.595779657" calcext:value-type="float">
            <text:p>0.595779657</text:p>
          </table:table-cell>
          <table:table-cell office:value-type="float" office:value="178" calcext:value-type="float">
            <text:p>178</text:p>
          </table:table-cell>
          <table:table-cell table:formula="of:=[.A179]*12" office:value-type="float" office:value="7.149355884" calcext:value-type="float">
            <text:p>7.149355884</text:p>
          </table:table-cell>
          <table:table-cell table:number-columns-repeated="6"/>
        </table:table-row>
        <table:table-row table:style-name="ro1">
          <table:table-cell office:value-type="float" office:value="0.594702718" calcext:value-type="float">
            <text:p>0.594702718</text:p>
          </table:table-cell>
          <table:table-cell office:value-type="float" office:value="179" calcext:value-type="float">
            <text:p>179</text:p>
          </table:table-cell>
          <table:table-cell table:formula="of:=[.A180]*12" office:value-type="float" office:value="7.136432616" calcext:value-type="float">
            <text:p>7.136432616</text:p>
          </table:table-cell>
          <table:table-cell table:number-columns-repeated="6"/>
        </table:table-row>
        <table:table-row table:style-name="ro1">
          <table:table-cell office:value-type="float" office:value="0.594412272" calcext:value-type="float">
            <text:p>0.594412272</text:p>
          </table:table-cell>
          <table:table-cell office:value-type="float" office:value="180" calcext:value-type="float">
            <text:p>180</text:p>
          </table:table-cell>
          <table:table-cell table:formula="of:=[.A181]*12" office:value-type="float" office:value="7.132947264" calcext:value-type="float">
            <text:p>7.132947264</text:p>
          </table:table-cell>
          <table:table-cell table:number-columns-repeated="6"/>
        </table:table-row>
        <table:table-row table:style-name="ro1">
          <table:table-cell office:value-type="float" office:value="0.596092432" calcext:value-type="float">
            <text:p>0.596092432</text:p>
          </table:table-cell>
          <table:table-cell office:value-type="float" office:value="181" calcext:value-type="float">
            <text:p>181</text:p>
          </table:table-cell>
          <table:table-cell table:formula="of:=[.A182]*12" office:value-type="float" office:value="7.153109184" calcext:value-type="float">
            <text:p>7.153109184</text:p>
          </table:table-cell>
          <table:table-cell table:number-columns-repeated="6"/>
        </table:table-row>
        <table:table-row table:style-name="ro1">
          <table:table-cell office:value-type="float" office:value="0.594712527" calcext:value-type="float">
            <text:p>0.594712527</text:p>
          </table:table-cell>
          <table:table-cell office:value-type="float" office:value="182" calcext:value-type="float">
            <text:p>182</text:p>
          </table:table-cell>
          <table:table-cell table:formula="of:=[.A183]*12" office:value-type="float" office:value="7.136550324" calcext:value-type="float">
            <text:p>7.136550324</text:p>
          </table:table-cell>
          <table:table-cell table:number-columns-repeated="6"/>
        </table:table-row>
        <table:table-row table:style-name="ro1">
          <table:table-cell office:value-type="float" office:value="0.594821265" calcext:value-type="float">
            <text:p>0.594821265</text:p>
          </table:table-cell>
          <table:table-cell office:value-type="float" office:value="183" calcext:value-type="float">
            <text:p>183</text:p>
          </table:table-cell>
          <table:table-cell table:formula="of:=[.A184]*12" office:value-type="float" office:value="7.13785518" calcext:value-type="float">
            <text:p>7.13785518</text:p>
          </table:table-cell>
          <table:table-cell table:number-columns-repeated="6"/>
        </table:table-row>
        <table:table-row table:style-name="ro1">
          <table:table-cell office:value-type="float" office:value="0.596735338" calcext:value-type="float">
            <text:p>0.596735338</text:p>
          </table:table-cell>
          <table:table-cell office:value-type="float" office:value="184" calcext:value-type="float">
            <text:p>184</text:p>
          </table:table-cell>
          <table:table-cell table:formula="of:=[.A185]*12" office:value-type="float" office:value="7.160824056" calcext:value-type="float">
            <text:p>7.160824056</text:p>
          </table:table-cell>
          <table:table-cell table:number-columns-repeated="6"/>
        </table:table-row>
        <table:table-row table:style-name="ro1">
          <table:table-cell office:value-type="float" office:value="0.594561363" calcext:value-type="float">
            <text:p>0.594561363</text:p>
          </table:table-cell>
          <table:table-cell office:value-type="float" office:value="185" calcext:value-type="float">
            <text:p>185</text:p>
          </table:table-cell>
          <table:table-cell table:formula="of:=[.A186]*12" office:value-type="float" office:value="7.134736356" calcext:value-type="float">
            <text:p>7.134736356</text:p>
          </table:table-cell>
          <table:table-cell table:number-columns-repeated="6"/>
        </table:table-row>
        <table:table-row table:style-name="ro1">
          <table:table-cell office:value-type="float" office:value="0.595292985" calcext:value-type="float">
            <text:p>0.595292985</text:p>
          </table:table-cell>
          <table:table-cell office:value-type="float" office:value="186" calcext:value-type="float">
            <text:p>186</text:p>
          </table:table-cell>
          <table:table-cell table:formula="of:=[.A187]*12" office:value-type="float" office:value="7.14351582" calcext:value-type="float">
            <text:p>7.14351582</text:p>
          </table:table-cell>
          <table:table-cell table:number-columns-repeated="6"/>
        </table:table-row>
        <table:table-row table:style-name="ro1">
          <table:table-cell office:value-type="float" office:value="0.59472477" calcext:value-type="float">
            <text:p>0.59472477</text:p>
          </table:table-cell>
          <table:table-cell office:value-type="float" office:value="187" calcext:value-type="float">
            <text:p>187</text:p>
          </table:table-cell>
          <table:table-cell table:formula="of:=[.A188]*12" office:value-type="float" office:value="7.13669724" calcext:value-type="float">
            <text:p>7.13669724</text:p>
          </table:table-cell>
          <table:table-cell table:number-columns-repeated="6"/>
        </table:table-row>
        <table:table-row table:style-name="ro1">
          <table:table-cell office:value-type="float" office:value="0.594864763" calcext:value-type="float">
            <text:p>0.594864763</text:p>
          </table:table-cell>
          <table:table-cell office:value-type="float" office:value="188" calcext:value-type="float">
            <text:p>188</text:p>
          </table:table-cell>
          <table:table-cell table:formula="of:=[.A189]*12" office:value-type="float" office:value="7.138377156" calcext:value-type="float">
            <text:p>7.138377156</text:p>
          </table:table-cell>
          <table:table-cell table:number-columns-repeated="6"/>
        </table:table-row>
        <table:table-row table:style-name="ro1">
          <table:table-cell office:value-type="float" office:value="0.594428128" calcext:value-type="float">
            <text:p>0.594428128</text:p>
          </table:table-cell>
          <table:table-cell office:value-type="float" office:value="189" calcext:value-type="float">
            <text:p>189</text:p>
          </table:table-cell>
          <table:table-cell table:formula="of:=[.A190]*12" office:value-type="float" office:value="7.133137536" calcext:value-type="float">
            <text:p>7.133137536</text:p>
          </table:table-cell>
          <table:table-cell table:number-columns-repeated="6"/>
        </table:table-row>
        <table:table-row table:style-name="ro1">
          <table:table-cell office:value-type="float" office:value="0.595071163" calcext:value-type="float">
            <text:p>0.595071163</text:p>
          </table:table-cell>
          <table:table-cell office:value-type="float" office:value="190" calcext:value-type="float">
            <text:p>190</text:p>
          </table:table-cell>
          <table:table-cell table:formula="of:=[.A191]*12" office:value-type="float" office:value="7.140853956" calcext:value-type="float">
            <text:p>7.140853956</text:p>
          </table:table-cell>
          <table:table-cell table:number-columns-repeated="6"/>
        </table:table-row>
        <table:table-row table:style-name="ro1">
          <table:table-cell office:value-type="float" office:value="0.594514562" calcext:value-type="float">
            <text:p>0.594514562</text:p>
          </table:table-cell>
          <table:table-cell office:value-type="float" office:value="191" calcext:value-type="float">
            <text:p>191</text:p>
          </table:table-cell>
          <table:table-cell table:formula="of:=[.A192]*12" office:value-type="float" office:value="7.134174744" calcext:value-type="float">
            <text:p>7.134174744</text:p>
          </table:table-cell>
          <table:table-cell table:number-columns-repeated="6"/>
        </table:table-row>
        <table:table-row table:style-name="ro1">
          <table:table-cell office:value-type="float" office:value="0.594804283" calcext:value-type="float">
            <text:p>0.594804283</text:p>
          </table:table-cell>
          <table:table-cell office:value-type="float" office:value="192" calcext:value-type="float">
            <text:p>192</text:p>
          </table:table-cell>
          <table:table-cell table:formula="of:=[.A193]*12" office:value-type="float" office:value="7.137651396" calcext:value-type="float">
            <text:p>7.137651396</text:p>
          </table:table-cell>
          <table:table-cell table:number-columns-repeated="6"/>
        </table:table-row>
        <table:table-row table:style-name="ro1">
          <table:table-cell office:value-type="float" office:value="0.595533909" calcext:value-type="float">
            <text:p>0.595533909</text:p>
          </table:table-cell>
          <table:table-cell office:value-type="float" office:value="193" calcext:value-type="float">
            <text:p>193</text:p>
          </table:table-cell>
          <table:table-cell table:formula="of:=[.A194]*12" office:value-type="float" office:value="7.146406908" calcext:value-type="float">
            <text:p>7.146406908</text:p>
          </table:table-cell>
          <table:table-cell table:number-columns-repeated="6"/>
        </table:table-row>
        <table:table-row table:style-name="ro1">
          <table:table-cell office:value-type="float" office:value="0.595214544" calcext:value-type="float">
            <text:p>0.595214544</text:p>
          </table:table-cell>
          <table:table-cell office:value-type="float" office:value="194" calcext:value-type="float">
            <text:p>194</text:p>
          </table:table-cell>
          <table:table-cell table:formula="of:=[.A195]*12" office:value-type="float" office:value="7.142574528" calcext:value-type="float">
            <text:p>7.142574528</text:p>
          </table:table-cell>
          <table:table-cell table:number-columns-repeated="6"/>
        </table:table-row>
        <table:table-row table:style-name="ro1">
          <table:table-cell office:value-type="float" office:value="0.595046844" calcext:value-type="float">
            <text:p>0.595046844</text:p>
          </table:table-cell>
          <table:table-cell office:value-type="float" office:value="195" calcext:value-type="float">
            <text:p>195</text:p>
          </table:table-cell>
          <table:table-cell table:formula="of:=[.A196]*12" office:value-type="float" office:value="7.140562128" calcext:value-type="float">
            <text:p>7.140562128</text:p>
          </table:table-cell>
          <table:table-cell table:number-columns-repeated="6"/>
        </table:table-row>
        <table:table-row table:style-name="ro1">
          <table:table-cell office:value-type="float" office:value="0.596383242" calcext:value-type="float">
            <text:p>0.596383242</text:p>
          </table:table-cell>
          <table:table-cell office:value-type="float" office:value="196" calcext:value-type="float">
            <text:p>196</text:p>
          </table:table-cell>
          <table:table-cell table:formula="of:=[.A197]*12" office:value-type="float" office:value="7.156598904" calcext:value-type="float">
            <text:p>7.156598904</text:p>
          </table:table-cell>
          <table:table-cell table:number-columns-repeated="6"/>
        </table:table-row>
        <table:table-row table:style-name="ro1">
          <table:table-cell office:value-type="float" office:value="0.595151648" calcext:value-type="float">
            <text:p>0.595151648</text:p>
          </table:table-cell>
          <table:table-cell office:value-type="float" office:value="197" calcext:value-type="float">
            <text:p>197</text:p>
          </table:table-cell>
          <table:table-cell table:formula="of:=[.A198]*12" office:value-type="float" office:value="7.141819776" calcext:value-type="float">
            <text:p>7.141819776</text:p>
          </table:table-cell>
          <table:table-cell table:number-columns-repeated="6"/>
        </table:table-row>
        <table:table-row table:style-name="ro1">
          <table:table-cell office:value-type="float" office:value="0.594831937" calcext:value-type="float">
            <text:p>0.594831937</text:p>
          </table:table-cell>
          <table:table-cell office:value-type="float" office:value="198" calcext:value-type="float">
            <text:p>198</text:p>
          </table:table-cell>
          <table:table-cell table:formula="of:=[.A199]*12" office:value-type="float" office:value="7.137983244" calcext:value-type="float">
            <text:p>7.137983244</text:p>
          </table:table-cell>
          <table:table-cell table:number-columns-repeated="6"/>
        </table:table-row>
        <table:table-row table:style-name="ro1">
          <table:table-cell office:value-type="float" office:value="0.595170178" calcext:value-type="float">
            <text:p>0.595170178</text:p>
          </table:table-cell>
          <table:table-cell office:value-type="float" office:value="199" calcext:value-type="float">
            <text:p>199</text:p>
          </table:table-cell>
          <table:table-cell table:formula="of:=[.A200]*12" office:value-type="float" office:value="7.142042136" calcext:value-type="float">
            <text:p>7.142042136</text:p>
          </table:table-cell>
          <table:table-cell table:number-columns-repeated="6"/>
        </table:table-row>
        <table:table-row table:style-name="ro1">
          <table:table-cell office:value-type="float" office:value="0.595051937" calcext:value-type="float">
            <text:p>0.595051937</text:p>
          </table:table-cell>
          <table:table-cell office:value-type="float" office:value="200" calcext:value-type="float">
            <text:p>200</text:p>
          </table:table-cell>
          <table:table-cell table:formula="of:=[.A201]*12" office:value-type="float" office:value="7.140623244" calcext:value-type="float">
            <text:p>7.140623244</text:p>
          </table:table-cell>
          <table:table-cell table:number-columns-repeated="6"/>
        </table:table-row>
        <table:table-row table:style-name="ro1">
          <table:table-cell office:value-type="float" office:value="0.594236878" calcext:value-type="float">
            <text:p>0.594236878</text:p>
          </table:table-cell>
          <table:table-cell office:value-type="float" office:value="201" calcext:value-type="float">
            <text:p>201</text:p>
          </table:table-cell>
          <table:table-cell table:formula="of:=[.A202]*12" office:value-type="float" office:value="7.130842536" calcext:value-type="float">
            <text:p>7.130842536</text:p>
          </table:table-cell>
          <table:table-cell table:number-columns-repeated="6"/>
        </table:table-row>
        <table:table-row table:style-name="ro1">
          <table:table-cell office:value-type="float" office:value="0.595143196" calcext:value-type="float">
            <text:p>0.595143196</text:p>
          </table:table-cell>
          <table:table-cell office:value-type="float" office:value="202" calcext:value-type="float">
            <text:p>202</text:p>
          </table:table-cell>
          <table:table-cell table:formula="of:=[.A203]*12" office:value-type="float" office:value="7.141718352" calcext:value-type="float">
            <text:p>7.141718352</text:p>
          </table:table-cell>
          <table:table-cell table:number-columns-repeated="6"/>
        </table:table-row>
        <table:table-row table:style-name="ro1">
          <table:table-cell office:value-type="float" office:value="0.594745282" calcext:value-type="float">
            <text:p>0.594745282</text:p>
          </table:table-cell>
          <table:table-cell office:value-type="float" office:value="203" calcext:value-type="float">
            <text:p>203</text:p>
          </table:table-cell>
          <table:table-cell table:formula="of:=[.A204]*12" office:value-type="float" office:value="7.136943384" calcext:value-type="float">
            <text:p>7.136943384</text:p>
          </table:table-cell>
          <table:table-cell table:number-columns-repeated="6"/>
        </table:table-row>
        <table:table-row table:style-name="ro1">
          <table:table-cell office:value-type="float" office:value="0.595995551" calcext:value-type="float">
            <text:p>0.595995551</text:p>
          </table:table-cell>
          <table:table-cell office:value-type="float" office:value="204" calcext:value-type="float">
            <text:p>204</text:p>
          </table:table-cell>
          <table:table-cell table:formula="of:=[.A205]*12" office:value-type="float" office:value="7.151946612" calcext:value-type="float">
            <text:p>7.151946612</text:p>
          </table:table-cell>
          <table:table-cell table:number-columns-repeated="6"/>
        </table:table-row>
        <table:table-row table:style-name="ro1">
          <table:table-cell office:value-type="float" office:value="0.5954214" calcext:value-type="float">
            <text:p>0.5954214</text:p>
          </table:table-cell>
          <table:table-cell office:value-type="float" office:value="205" calcext:value-type="float">
            <text:p>205</text:p>
          </table:table-cell>
          <table:table-cell table:formula="of:=[.A206]*12" office:value-type="float" office:value="7.1450568" calcext:value-type="float">
            <text:p>7.1450568</text:p>
          </table:table-cell>
          <table:table-cell table:number-columns-repeated="6"/>
        </table:table-row>
        <table:table-row table:style-name="ro1">
          <table:table-cell office:value-type="float" office:value="0.596524038" calcext:value-type="float">
            <text:p>0.596524038</text:p>
          </table:table-cell>
          <table:table-cell office:value-type="float" office:value="206" calcext:value-type="float">
            <text:p>206</text:p>
          </table:table-cell>
          <table:table-cell table:formula="of:=[.A207]*12" office:value-type="float" office:value="7.158288456" calcext:value-type="float">
            <text:p>7.158288456</text:p>
          </table:table-cell>
          <table:table-cell table:number-columns-repeated="6"/>
        </table:table-row>
        <table:table-row table:style-name="ro1">
          <table:table-cell office:value-type="float" office:value="0.595178254" calcext:value-type="float">
            <text:p>0.595178254</text:p>
          </table:table-cell>
          <table:table-cell office:value-type="float" office:value="207" calcext:value-type="float">
            <text:p>207</text:p>
          </table:table-cell>
          <table:table-cell table:formula="of:=[.A208]*12" office:value-type="float" office:value="7.142139048" calcext:value-type="float">
            <text:p>7.142139048</text:p>
          </table:table-cell>
          <table:table-cell table:number-columns-repeated="6"/>
        </table:table-row>
        <table:table-row table:style-name="ro1">
          <table:table-cell office:value-type="float" office:value="0.59468606" calcext:value-type="float">
            <text:p>0.59468606</text:p>
          </table:table-cell>
          <table:table-cell office:value-type="float" office:value="208" calcext:value-type="float">
            <text:p>208</text:p>
          </table:table-cell>
          <table:table-cell table:formula="of:=[.A209]*12" office:value-type="float" office:value="7.13623272" calcext:value-type="float">
            <text:p>7.13623272</text:p>
          </table:table-cell>
          <table:table-cell table:number-columns-repeated="6"/>
        </table:table-row>
        <table:table-row table:style-name="ro1">
          <table:table-cell office:value-type="float" office:value="0.595412957" calcext:value-type="float">
            <text:p>0.595412957</text:p>
          </table:table-cell>
          <table:table-cell office:value-type="float" office:value="209" calcext:value-type="float">
            <text:p>209</text:p>
          </table:table-cell>
          <table:table-cell table:formula="of:=[.A210]*12" office:value-type="float" office:value="7.144955484" calcext:value-type="float">
            <text:p>7.144955484</text:p>
          </table:table-cell>
          <table:table-cell table:number-columns-repeated="6"/>
        </table:table-row>
        <table:table-row table:style-name="ro1">
          <table:table-cell office:value-type="float" office:value="0.594235025" calcext:value-type="float">
            <text:p>0.594235025</text:p>
          </table:table-cell>
          <table:table-cell office:value-type="float" office:value="210" calcext:value-type="float">
            <text:p>210</text:p>
          </table:table-cell>
          <table:table-cell table:formula="of:=[.A211]*12" office:value-type="float" office:value="7.1308203" calcext:value-type="float">
            <text:p>7.1308203</text:p>
          </table:table-cell>
          <table:table-cell table:number-columns-repeated="6"/>
        </table:table-row>
        <table:table-row table:style-name="ro1">
          <table:table-cell office:value-type="float" office:value="0.595030224" calcext:value-type="float">
            <text:p>0.595030224</text:p>
          </table:table-cell>
          <table:table-cell office:value-type="float" office:value="211" calcext:value-type="float">
            <text:p>211</text:p>
          </table:table-cell>
          <table:table-cell table:formula="of:=[.A212]*12" office:value-type="float" office:value="7.140362688" calcext:value-type="float">
            <text:p>7.140362688</text:p>
          </table:table-cell>
          <table:table-cell table:number-columns-repeated="6"/>
        </table:table-row>
        <table:table-row table:style-name="ro1">
          <table:table-cell office:value-type="float" office:value="0.594996713" calcext:value-type="float">
            <text:p>0.594996713</text:p>
          </table:table-cell>
          <table:table-cell office:value-type="float" office:value="212" calcext:value-type="float">
            <text:p>212</text:p>
          </table:table-cell>
          <table:table-cell table:formula="of:=[.A213]*12" office:value-type="float" office:value="7.139960556" calcext:value-type="float">
            <text:p>7.139960556</text:p>
          </table:table-cell>
          <table:table-cell table:number-columns-repeated="6"/>
        </table:table-row>
        <table:table-row table:style-name="ro1">
          <table:table-cell office:value-type="float" office:value="0.594872927" calcext:value-type="float">
            <text:p>0.594872927</text:p>
          </table:table-cell>
          <table:table-cell office:value-type="float" office:value="213" calcext:value-type="float">
            <text:p>213</text:p>
          </table:table-cell>
          <table:table-cell table:formula="of:=[.A214]*12" office:value-type="float" office:value="7.138475124" calcext:value-type="float">
            <text:p>7.138475124</text:p>
          </table:table-cell>
          <table:table-cell table:number-columns-repeated="6"/>
        </table:table-row>
        <table:table-row table:style-name="ro1">
          <table:table-cell office:value-type="float" office:value="0.594874821" calcext:value-type="float">
            <text:p>0.594874821</text:p>
          </table:table-cell>
          <table:table-cell office:value-type="float" office:value="214" calcext:value-type="float">
            <text:p>214</text:p>
          </table:table-cell>
          <table:table-cell table:formula="of:=[.A215]*12" office:value-type="float" office:value="7.138497852" calcext:value-type="float">
            <text:p>7.138497852</text:p>
          </table:table-cell>
          <table:table-cell table:number-columns-repeated="6"/>
        </table:table-row>
        <table:table-row table:style-name="ro1">
          <table:table-cell office:value-type="float" office:value="0.594551677" calcext:value-type="float">
            <text:p>0.594551677</text:p>
          </table:table-cell>
          <table:table-cell office:value-type="float" office:value="215" calcext:value-type="float">
            <text:p>215</text:p>
          </table:table-cell>
          <table:table-cell table:formula="of:=[.A216]*12" office:value-type="float" office:value="7.134620124" calcext:value-type="float">
            <text:p>7.134620124</text:p>
          </table:table-cell>
          <table:table-cell table:number-columns-repeated="6"/>
        </table:table-row>
        <table:table-row table:style-name="ro1">
          <table:table-cell office:value-type="float" office:value="0.595693244" calcext:value-type="float">
            <text:p>0.595693244</text:p>
          </table:table-cell>
          <table:table-cell office:value-type="float" office:value="216" calcext:value-type="float">
            <text:p>216</text:p>
          </table:table-cell>
          <table:table-cell table:formula="of:=[.A217]*12" office:value-type="float" office:value="7.148318928" calcext:value-type="float">
            <text:p>7.148318928</text:p>
          </table:table-cell>
          <table:table-cell table:number-columns-repeated="6"/>
        </table:table-row>
        <table:table-row table:style-name="ro1">
          <table:table-cell office:value-type="float" office:value="0.594977516" calcext:value-type="float">
            <text:p>0.594977516</text:p>
          </table:table-cell>
          <table:table-cell office:value-type="float" office:value="217" calcext:value-type="float">
            <text:p>217</text:p>
          </table:table-cell>
          <table:table-cell table:formula="of:=[.A218]*12" office:value-type="float" office:value="7.139730192" calcext:value-type="float">
            <text:p>7.139730192</text:p>
          </table:table-cell>
          <table:table-cell table:number-columns-repeated="6"/>
        </table:table-row>
        <table:table-row table:style-name="ro1">
          <table:table-cell office:value-type="float" office:value="0.59547137" calcext:value-type="float">
            <text:p>0.59547137</text:p>
          </table:table-cell>
          <table:table-cell office:value-type="float" office:value="218" calcext:value-type="float">
            <text:p>218</text:p>
          </table:table-cell>
          <table:table-cell table:formula="of:=[.A219]*12" office:value-type="float" office:value="7.14565644" calcext:value-type="float">
            <text:p>7.14565644</text:p>
          </table:table-cell>
          <table:table-cell table:number-columns-repeated="6"/>
        </table:table-row>
        <table:table-row table:style-name="ro1">
          <table:table-cell office:value-type="float" office:value="0.595204481" calcext:value-type="float">
            <text:p>0.595204481</text:p>
          </table:table-cell>
          <table:table-cell office:value-type="float" office:value="219" calcext:value-type="float">
            <text:p>219</text:p>
          </table:table-cell>
          <table:table-cell table:formula="of:=[.A220]*12" office:value-type="float" office:value="7.142453772" calcext:value-type="float">
            <text:p>7.142453772</text:p>
          </table:table-cell>
          <table:table-cell table:number-columns-repeated="6"/>
        </table:table-row>
        <table:table-row table:style-name="ro1">
          <table:table-cell office:value-type="float" office:value="0.595291516" calcext:value-type="float">
            <text:p>0.595291516</text:p>
          </table:table-cell>
          <table:table-cell office:value-type="float" office:value="220" calcext:value-type="float">
            <text:p>220</text:p>
          </table:table-cell>
          <table:table-cell table:formula="of:=[.A221]*12" office:value-type="float" office:value="7.143498192" calcext:value-type="float">
            <text:p>7.143498192</text:p>
          </table:table-cell>
          <table:table-cell table:number-columns-repeated="6"/>
        </table:table-row>
        <table:table-row table:style-name="ro1">
          <table:table-cell office:value-type="float" office:value="0.595426988" calcext:value-type="float">
            <text:p>0.595426988</text:p>
          </table:table-cell>
          <table:table-cell office:value-type="float" office:value="221" calcext:value-type="float">
            <text:p>221</text:p>
          </table:table-cell>
          <table:table-cell table:formula="of:=[.A222]*12" office:value-type="float" office:value="7.145123856" calcext:value-type="float">
            <text:p>7.145123856</text:p>
          </table:table-cell>
          <table:table-cell table:number-columns-repeated="6"/>
        </table:table-row>
        <table:table-row table:style-name="ro1">
          <table:table-cell office:value-type="float" office:value="0.594680199" calcext:value-type="float">
            <text:p>0.594680199</text:p>
          </table:table-cell>
          <table:table-cell office:value-type="float" office:value="222" calcext:value-type="float">
            <text:p>222</text:p>
          </table:table-cell>
          <table:table-cell table:formula="of:=[.A223]*12" office:value-type="float" office:value="7.136162388" calcext:value-type="float">
            <text:p>7.136162388</text:p>
          </table:table-cell>
          <table:table-cell table:number-columns-repeated="6"/>
        </table:table-row>
        <table:table-row table:style-name="ro1">
          <table:table-cell office:value-type="float" office:value="0.59526313" calcext:value-type="float">
            <text:p>0.59526313</text:p>
          </table:table-cell>
          <table:table-cell office:value-type="float" office:value="223" calcext:value-type="float">
            <text:p>223</text:p>
          </table:table-cell>
          <table:table-cell table:formula="of:=[.A224]*12" office:value-type="float" office:value="7.14315756" calcext:value-type="float">
            <text:p>7.14315756</text:p>
          </table:table-cell>
          <table:table-cell table:number-columns-repeated="6"/>
        </table:table-row>
        <table:table-row table:style-name="ro1">
          <table:table-cell office:value-type="float" office:value="0.594815656" calcext:value-type="float">
            <text:p>0.594815656</text:p>
          </table:table-cell>
          <table:table-cell office:value-type="float" office:value="224" calcext:value-type="float">
            <text:p>224</text:p>
          </table:table-cell>
          <table:table-cell table:formula="of:=[.A225]*12" office:value-type="float" office:value="7.137787872" calcext:value-type="float">
            <text:p>7.137787872</text:p>
          </table:table-cell>
          <table:table-cell table:number-columns-repeated="6"/>
        </table:table-row>
        <table:table-row table:style-name="ro1">
          <table:table-cell office:value-type="float" office:value="0.594613002" calcext:value-type="float">
            <text:p>0.594613002</text:p>
          </table:table-cell>
          <table:table-cell office:value-type="float" office:value="225" calcext:value-type="float">
            <text:p>225</text:p>
          </table:table-cell>
          <table:table-cell table:formula="of:=[.A226]*12" office:value-type="float" office:value="7.135356024" calcext:value-type="float">
            <text:p>7.135356024</text:p>
          </table:table-cell>
          <table:table-cell table:number-columns-repeated="6"/>
        </table:table-row>
        <table:table-row table:style-name="ro1">
          <table:table-cell office:value-type="float" office:value="0.595689526" calcext:value-type="float">
            <text:p>0.595689526</text:p>
          </table:table-cell>
          <table:table-cell office:value-type="float" office:value="226" calcext:value-type="float">
            <text:p>226</text:p>
          </table:table-cell>
          <table:table-cell table:formula="of:=[.A227]*12" office:value-type="float" office:value="7.148274312" calcext:value-type="float">
            <text:p>7.148274312</text:p>
          </table:table-cell>
          <table:table-cell table:number-columns-repeated="6"/>
        </table:table-row>
        <table:table-row table:style-name="ro1">
          <table:table-cell office:value-type="float" office:value="0.595087366" calcext:value-type="float">
            <text:p>0.595087366</text:p>
          </table:table-cell>
          <table:table-cell office:value-type="float" office:value="227" calcext:value-type="float">
            <text:p>227</text:p>
          </table:table-cell>
          <table:table-cell table:formula="of:=[.A228]*12" office:value-type="float" office:value="7.141048392" calcext:value-type="float">
            <text:p>7.141048392</text:p>
          </table:table-cell>
          <table:table-cell table:number-columns-repeated="6"/>
        </table:table-row>
        <table:table-row table:style-name="ro1">
          <table:table-cell office:value-type="float" office:value="0.595612612" calcext:value-type="float">
            <text:p>0.595612612</text:p>
          </table:table-cell>
          <table:table-cell office:value-type="float" office:value="228" calcext:value-type="float">
            <text:p>228</text:p>
          </table:table-cell>
          <table:table-cell table:formula="of:=[.A229]*12" office:value-type="float" office:value="7.147351344" calcext:value-type="float">
            <text:p>7.147351344</text:p>
          </table:table-cell>
          <table:table-cell table:number-columns-repeated="6"/>
        </table:table-row>
        <table:table-row table:style-name="ro1">
          <table:table-cell office:value-type="float" office:value="0.595090555" calcext:value-type="float">
            <text:p>0.595090555</text:p>
          </table:table-cell>
          <table:table-cell office:value-type="float" office:value="229" calcext:value-type="float">
            <text:p>229</text:p>
          </table:table-cell>
          <table:table-cell table:formula="of:=[.A230]*12" office:value-type="float" office:value="7.14108666" calcext:value-type="float">
            <text:p>7.14108666</text:p>
          </table:table-cell>
          <table:table-cell table:number-columns-repeated="6"/>
        </table:table-row>
        <table:table-row table:style-name="ro1">
          <table:table-cell office:value-type="float" office:value="0.591024607" calcext:value-type="float">
            <text:p>0.591024607</text:p>
          </table:table-cell>
          <table:table-cell office:value-type="float" office:value="230" calcext:value-type="float">
            <text:p>230</text:p>
          </table:table-cell>
          <table:table-cell table:formula="of:=[.A231]*12" office:value-type="float" office:value="7.092295284" calcext:value-type="float">
            <text:p>7.092295284</text:p>
          </table:table-cell>
          <table:table-cell table:number-columns-repeated="6"/>
        </table:table-row>
        <table:table-row table:style-name="ro1">
          <table:table-cell office:value-type="float" office:value="0.585445957" calcext:value-type="float">
            <text:p>0.585445957</text:p>
          </table:table-cell>
          <table:table-cell office:value-type="float" office:value="231" calcext:value-type="float">
            <text:p>231</text:p>
          </table:table-cell>
          <table:table-cell table:formula="of:=[.A232]*12" office:value-type="float" office:value="7.025351484" calcext:value-type="float">
            <text:p>7.025351484</text:p>
          </table:table-cell>
          <table:table-cell table:number-columns-repeated="6"/>
        </table:table-row>
        <table:table-row table:style-name="ro1">
          <table:table-cell office:value-type="float" office:value="0.584632832" calcext:value-type="float">
            <text:p>0.584632832</text:p>
          </table:table-cell>
          <table:table-cell office:value-type="float" office:value="232" calcext:value-type="float">
            <text:p>232</text:p>
          </table:table-cell>
          <table:table-cell table:formula="of:=[.A233]*12" office:value-type="float" office:value="7.015593984" calcext:value-type="float">
            <text:p>7.015593984</text:p>
          </table:table-cell>
          <table:table-cell table:number-columns-repeated="6"/>
        </table:table-row>
        <table:table-row table:style-name="ro1">
          <table:table-cell office:value-type="float" office:value="0.591524369" calcext:value-type="float">
            <text:p>0.591524369</text:p>
          </table:table-cell>
          <table:table-cell office:value-type="float" office:value="233" calcext:value-type="float">
            <text:p>233</text:p>
          </table:table-cell>
          <table:table-cell table:formula="of:=[.A234]*12" office:value-type="float" office:value="7.098292428" calcext:value-type="float">
            <text:p>7.098292428</text:p>
          </table:table-cell>
          <table:table-cell table:number-columns-repeated="6"/>
        </table:table-row>
        <table:table-row table:style-name="ro1">
          <table:table-cell office:value-type="float" office:value="0.58471181" calcext:value-type="float">
            <text:p>0.58471181</text:p>
          </table:table-cell>
          <table:table-cell office:value-type="float" office:value="234" calcext:value-type="float">
            <text:p>234</text:p>
          </table:table-cell>
          <table:table-cell table:formula="of:=[.A235]*12" office:value-type="float" office:value="7.01654172" calcext:value-type="float">
            <text:p>7.01654172</text:p>
          </table:table-cell>
          <table:table-cell table:number-columns-repeated="6"/>
        </table:table-row>
        <table:table-row table:style-name="ro1">
          <table:table-cell office:value-type="float" office:value="0.587495857" calcext:value-type="float">
            <text:p>0.587495857</text:p>
          </table:table-cell>
          <table:table-cell office:value-type="float" office:value="235" calcext:value-type="float">
            <text:p>235</text:p>
          </table:table-cell>
          <table:table-cell table:formula="of:=[.A236]*12" office:value-type="float" office:value="7.049950284" calcext:value-type="float">
            <text:p>7.049950284</text:p>
          </table:table-cell>
          <table:table-cell table:number-columns-repeated="6"/>
        </table:table-row>
        <table:table-row table:style-name="ro1">
          <table:table-cell office:value-type="float" office:value="0.584715711" calcext:value-type="float">
            <text:p>0.584715711</text:p>
          </table:table-cell>
          <table:table-cell office:value-type="float" office:value="236" calcext:value-type="float">
            <text:p>236</text:p>
          </table:table-cell>
          <table:table-cell table:formula="of:=[.A237]*12" office:value-type="float" office:value="7.016588532" calcext:value-type="float">
            <text:p>7.016588532</text:p>
          </table:table-cell>
          <table:table-cell table:number-columns-repeated="6"/>
        </table:table-row>
        <table:table-row table:style-name="ro1">
          <table:table-cell office:value-type="float" office:value="0.585055761" calcext:value-type="float">
            <text:p>0.585055761</text:p>
          </table:table-cell>
          <table:table-cell office:value-type="float" office:value="237" calcext:value-type="float">
            <text:p>237</text:p>
          </table:table-cell>
          <table:table-cell table:formula="of:=[.A238]*12" office:value-type="float" office:value="7.020669132" calcext:value-type="float">
            <text:p>7.020669132</text:p>
          </table:table-cell>
          <table:table-cell table:number-columns-repeated="6"/>
        </table:table-row>
        <table:table-row table:style-name="ro1">
          <table:table-cell office:value-type="float" office:value="0.585463344" calcext:value-type="float">
            <text:p>0.585463344</text:p>
          </table:table-cell>
          <table:table-cell office:value-type="float" office:value="238" calcext:value-type="float">
            <text:p>238</text:p>
          </table:table-cell>
          <table:table-cell table:formula="of:=[.A239]*12" office:value-type="float" office:value="7.025560128" calcext:value-type="float">
            <text:p>7.025560128</text:p>
          </table:table-cell>
          <table:table-cell table:number-columns-repeated="6"/>
        </table:table-row>
        <table:table-row table:style-name="ro1">
          <table:table-cell office:value-type="float" office:value="0.584533384" calcext:value-type="float">
            <text:p>0.584533384</text:p>
          </table:table-cell>
          <table:table-cell office:value-type="float" office:value="239" calcext:value-type="float">
            <text:p>239</text:p>
          </table:table-cell>
          <table:table-cell table:formula="of:=[.A240]*12" office:value-type="float" office:value="7.014400608" calcext:value-type="float">
            <text:p>7.014400608</text:p>
          </table:table-cell>
          <table:table-cell table:number-columns-repeated="6"/>
        </table:table-row>
        <table:table-row table:style-name="ro1">
          <table:table-cell office:value-type="float" office:value="0.584734463" calcext:value-type="float">
            <text:p>0.584734463</text:p>
          </table:table-cell>
          <table:table-cell office:value-type="float" office:value="240" calcext:value-type="float">
            <text:p>240</text:p>
          </table:table-cell>
          <table:table-cell table:formula="of:=[.A241]*12" office:value-type="float" office:value="7.016813556" calcext:value-type="float">
            <text:p>7.016813556</text:p>
          </table:table-cell>
          <table:table-cell table:number-columns-repeated="6"/>
        </table:table-row>
        <table:table-row table:style-name="ro1">
          <table:table-cell office:value-type="float" office:value="0.584531374" calcext:value-type="float">
            <text:p>0.584531374</text:p>
          </table:table-cell>
          <table:table-cell office:value-type="float" office:value="241" calcext:value-type="float">
            <text:p>241</text:p>
          </table:table-cell>
          <table:table-cell table:formula="of:=[.A242]*12" office:value-type="float" office:value="7.014376488" calcext:value-type="float">
            <text:p>7.014376488</text:p>
          </table:table-cell>
          <table:table-cell table:number-columns-repeated="6"/>
        </table:table-row>
        <table:table-row table:style-name="ro1">
          <table:table-cell office:value-type="float" office:value="0.584497946" calcext:value-type="float">
            <text:p>0.584497946</text:p>
          </table:table-cell>
          <table:table-cell office:value-type="float" office:value="242" calcext:value-type="float">
            <text:p>242</text:p>
          </table:table-cell>
          <table:table-cell table:formula="of:=[.A243]*12" office:value-type="float" office:value="7.013975352" calcext:value-type="float">
            <text:p>7.013975352</text:p>
          </table:table-cell>
          <table:table-cell table:number-columns-repeated="6"/>
        </table:table-row>
        <table:table-row table:style-name="ro1">
          <table:table-cell office:value-type="float" office:value="0.583982328" calcext:value-type="float">
            <text:p>0.583982328</text:p>
          </table:table-cell>
          <table:table-cell office:value-type="float" office:value="243" calcext:value-type="float">
            <text:p>243</text:p>
          </table:table-cell>
          <table:table-cell table:formula="of:=[.A244]*12" office:value-type="float" office:value="7.007787936" calcext:value-type="float">
            <text:p>7.007787936</text:p>
          </table:table-cell>
          <table:table-cell table:number-columns-repeated="6"/>
        </table:table-row>
        <table:table-row table:style-name="ro1">
          <table:table-cell office:value-type="float" office:value="0.584689109" calcext:value-type="float">
            <text:p>0.584689109</text:p>
          </table:table-cell>
          <table:table-cell office:value-type="float" office:value="244" calcext:value-type="float">
            <text:p>244</text:p>
          </table:table-cell>
          <table:table-cell table:formula="of:=[.A245]*12" office:value-type="float" office:value="7.016269308" calcext:value-type="float">
            <text:p>7.016269308</text:p>
          </table:table-cell>
          <table:table-cell table:number-columns-repeated="6"/>
        </table:table-row>
        <table:table-row table:style-name="ro1">
          <table:table-cell office:value-type="float" office:value="0.58397987" calcext:value-type="float">
            <text:p>0.58397987</text:p>
          </table:table-cell>
          <table:table-cell office:value-type="float" office:value="245" calcext:value-type="float">
            <text:p>245</text:p>
          </table:table-cell>
          <table:table-cell table:formula="of:=[.A246]*12" office:value-type="float" office:value="7.00775844" calcext:value-type="float">
            <text:p>7.00775844</text:p>
          </table:table-cell>
          <table:table-cell table:number-columns-repeated="6"/>
        </table:table-row>
        <table:table-row table:style-name="ro1">
          <table:table-cell office:value-type="float" office:value="0.606340463" calcext:value-type="float">
            <text:p>0.606340463</text:p>
          </table:table-cell>
          <table:table-cell office:value-type="float" office:value="246" calcext:value-type="float">
            <text:p>246</text:p>
          </table:table-cell>
          <table:table-cell table:formula="of:=[.A247]*12" office:value-type="float" office:value="7.276085556" calcext:value-type="float">
            <text:p>7.276085556</text:p>
          </table:table-cell>
          <table:table-cell table:number-columns-repeated="6"/>
        </table:table-row>
        <table:table-row table:style-name="ro1">
          <table:table-cell office:value-type="float" office:value="0.6061242" calcext:value-type="float">
            <text:p>0.6061242</text:p>
          </table:table-cell>
          <table:table-cell office:value-type="float" office:value="247" calcext:value-type="float">
            <text:p>247</text:p>
          </table:table-cell>
          <table:table-cell table:formula="of:=[.A248]*12" office:value-type="float" office:value="7.2734904" calcext:value-type="float">
            <text:p>7.2734904</text:p>
          </table:table-cell>
          <table:table-cell table:number-columns-repeated="6"/>
        </table:table-row>
        <table:table-row table:style-name="ro1">
          <table:table-cell office:value-type="float" office:value="0.585234747" calcext:value-type="float">
            <text:p>0.585234747</text:p>
          </table:table-cell>
          <table:table-cell office:value-type="float" office:value="248" calcext:value-type="float">
            <text:p>248</text:p>
          </table:table-cell>
          <table:table-cell table:formula="of:=[.A249]*12" office:value-type="float" office:value="7.022816964" calcext:value-type="float">
            <text:p>7.022816964</text:p>
          </table:table-cell>
          <table:table-cell table:number-columns-repeated="6"/>
        </table:table-row>
        <table:table-row table:style-name="ro1">
          <table:table-cell office:value-type="float" office:value="0.584092499" calcext:value-type="float">
            <text:p>0.584092499</text:p>
          </table:table-cell>
          <table:table-cell office:value-type="float" office:value="249" calcext:value-type="float">
            <text:p>249</text:p>
          </table:table-cell>
          <table:table-cell table:formula="of:=[.A250]*12" office:value-type="float" office:value="7.009109988" calcext:value-type="float">
            <text:p>7.009109988</text:p>
          </table:table-cell>
          <table:table-cell table:number-columns-repeated="6"/>
        </table:table-row>
        <table:table-row table:style-name="ro1">
          <table:table-cell office:value-type="float" office:value="0.584270909" calcext:value-type="float">
            <text:p>0.584270909</text:p>
          </table:table-cell>
          <table:table-cell office:value-type="float" office:value="250" calcext:value-type="float">
            <text:p>250</text:p>
          </table:table-cell>
          <table:table-cell table:formula="of:=[.A251]*12" office:value-type="float" office:value="7.011250908" calcext:value-type="float">
            <text:p>7.011250908</text:p>
          </table:table-cell>
          <table:table-cell table:number-columns-repeated="6"/>
        </table:table-row>
        <table:table-row table:style-name="ro1">
          <table:table-cell office:value-type="float" office:value="0.585162874" calcext:value-type="float">
            <text:p>0.585162874</text:p>
          </table:table-cell>
          <table:table-cell office:value-type="float" office:value="251" calcext:value-type="float">
            <text:p>251</text:p>
          </table:table-cell>
          <table:table-cell table:formula="of:=[.A252]*12" office:value-type="float" office:value="7.021954488" calcext:value-type="float">
            <text:p>7.021954488</text:p>
          </table:table-cell>
          <table:table-cell table:number-columns-repeated="6"/>
        </table:table-row>
        <table:table-row table:style-name="ro1">
          <table:table-cell office:value-type="float" office:value="0.5848402" calcext:value-type="float">
            <text:p>0.5848402</text:p>
          </table:table-cell>
          <table:table-cell office:value-type="float" office:value="252" calcext:value-type="float">
            <text:p>252</text:p>
          </table:table-cell>
          <table:table-cell table:formula="of:=[.A253]*12" office:value-type="float" office:value="7.0180824" calcext:value-type="float">
            <text:p>7.0180824</text:p>
          </table:table-cell>
          <table:table-cell table:number-columns-repeated="6"/>
        </table:table-row>
        <table:table-row table:style-name="ro1">
          <table:table-cell office:value-type="float" office:value="0.584587296" calcext:value-type="float">
            <text:p>0.584587296</text:p>
          </table:table-cell>
          <table:table-cell office:value-type="float" office:value="253" calcext:value-type="float">
            <text:p>253</text:p>
          </table:table-cell>
          <table:table-cell table:formula="of:=[.A254]*12" office:value-type="float" office:value="7.015047552" calcext:value-type="float">
            <text:p>7.015047552</text:p>
          </table:table-cell>
          <table:table-cell table:number-columns-repeated="6"/>
        </table:table-row>
        <table:table-row table:style-name="ro1">
          <table:table-cell office:value-type="float" office:value="0.584181422" calcext:value-type="float">
            <text:p>0.584181422</text:p>
          </table:table-cell>
          <table:table-cell office:value-type="float" office:value="254" calcext:value-type="float">
            <text:p>254</text:p>
          </table:table-cell>
          <table:table-cell table:formula="of:=[.A255]*12" office:value-type="float" office:value="7.010177064" calcext:value-type="float">
            <text:p>7.010177064</text:p>
          </table:table-cell>
          <table:table-cell table:number-columns-repeated="6"/>
        </table:table-row>
        <table:table-row table:style-name="ro1">
          <table:table-cell office:value-type="float" office:value="0.585062643" calcext:value-type="float">
            <text:p>0.585062643</text:p>
          </table:table-cell>
          <table:table-cell office:value-type="float" office:value="255" calcext:value-type="float">
            <text:p>255</text:p>
          </table:table-cell>
          <table:table-cell table:formula="of:=[.A256]*12" office:value-type="float" office:value="7.020751716" calcext:value-type="float">
            <text:p>7.020751716</text:p>
          </table:table-cell>
          <table:table-cell table:number-columns-repeated="6"/>
        </table:table-row>
        <table:table-row table:style-name="ro1">
          <table:table-cell office:value-type="float" office:value="0.58369112" calcext:value-type="float">
            <text:p>0.58369112</text:p>
          </table:table-cell>
          <table:table-cell office:value-type="float" office:value="256" calcext:value-type="float">
            <text:p>256</text:p>
          </table:table-cell>
          <table:table-cell table:formula="of:=[.A257]*12" office:value-type="float" office:value="7.00429344" calcext:value-type="float">
            <text:p>7.00429344</text:p>
          </table:table-cell>
          <table:table-cell table:number-columns-repeated="6"/>
        </table:table-row>
        <table:table-row table:style-name="ro1">
          <table:table-cell office:value-type="float" office:value="0.584818529" calcext:value-type="float">
            <text:p>0.584818529</text:p>
          </table:table-cell>
          <table:table-cell office:value-type="float" office:value="257" calcext:value-type="float">
            <text:p>257</text:p>
          </table:table-cell>
          <table:table-cell table:formula="of:=[.A258]*12" office:value-type="float" office:value="7.017822348" calcext:value-type="float">
            <text:p>7.017822348</text:p>
          </table:table-cell>
          <table:table-cell table:number-columns-repeated="6"/>
        </table:table-row>
        <table:table-row table:style-name="ro1">
          <table:table-cell office:value-type="float" office:value="0.584541864" calcext:value-type="float">
            <text:p>0.584541864</text:p>
          </table:table-cell>
          <table:table-cell office:value-type="float" office:value="258" calcext:value-type="float">
            <text:p>258</text:p>
          </table:table-cell>
          <table:table-cell table:formula="of:=[.A259]*12" office:value-type="float" office:value="7.014502368" calcext:value-type="float">
            <text:p>7.014502368</text:p>
          </table:table-cell>
          <table:table-cell table:number-columns-repeated="6"/>
        </table:table-row>
        <table:table-row table:style-name="ro1">
          <table:table-cell office:value-type="float" office:value="0.584385526" calcext:value-type="float">
            <text:p>0.584385526</text:p>
          </table:table-cell>
          <table:table-cell office:value-type="float" office:value="259" calcext:value-type="float">
            <text:p>259</text:p>
          </table:table-cell>
          <table:table-cell table:formula="of:=[.A260]*12" office:value-type="float" office:value="7.012626312" calcext:value-type="float">
            <text:p>7.012626312</text:p>
          </table:table-cell>
          <table:table-cell table:number-columns-repeated="6"/>
        </table:table-row>
        <table:table-row table:style-name="ro1">
          <table:table-cell office:value-type="float" office:value="0.58414033" calcext:value-type="float">
            <text:p>0.58414033</text:p>
          </table:table-cell>
          <table:table-cell office:value-type="float" office:value="260" calcext:value-type="float">
            <text:p>260</text:p>
          </table:table-cell>
          <table:table-cell table:formula="of:=[.A261]*12" office:value-type="float" office:value="7.00968396" calcext:value-type="float">
            <text:p>7.00968396</text:p>
          </table:table-cell>
          <table:table-cell table:number-columns-repeated="6"/>
        </table:table-row>
        <table:table-row table:style-name="ro1">
          <table:table-cell office:value-type="float" office:value="0.584910814" calcext:value-type="float">
            <text:p>0.584910814</text:p>
          </table:table-cell>
          <table:table-cell office:value-type="float" office:value="261" calcext:value-type="float">
            <text:p>261</text:p>
          </table:table-cell>
          <table:table-cell table:formula="of:=[.A262]*12" office:value-type="float" office:value="7.018929768" calcext:value-type="float">
            <text:p>7.018929768</text:p>
          </table:table-cell>
          <table:table-cell table:number-columns-repeated="6"/>
        </table:table-row>
        <table:table-row table:style-name="ro1">
          <table:table-cell office:value-type="float" office:value="0.584205104" calcext:value-type="float">
            <text:p>0.584205104</text:p>
          </table:table-cell>
          <table:table-cell office:value-type="float" office:value="262" calcext:value-type="float">
            <text:p>262</text:p>
          </table:table-cell>
          <table:table-cell table:formula="of:=[.A263]*12" office:value-type="float" office:value="7.010461248" calcext:value-type="float">
            <text:p>7.010461248</text:p>
          </table:table-cell>
          <table:table-cell table:number-columns-repeated="6"/>
        </table:table-row>
        <table:table-row table:style-name="ro1">
          <table:table-cell office:value-type="float" office:value="0.584377834" calcext:value-type="float">
            <text:p>0.584377834</text:p>
          </table:table-cell>
          <table:table-cell office:value-type="float" office:value="263" calcext:value-type="float">
            <text:p>263</text:p>
          </table:table-cell>
          <table:table-cell table:formula="of:=[.A264]*12" office:value-type="float" office:value="7.012534008" calcext:value-type="float">
            <text:p>7.012534008</text:p>
          </table:table-cell>
          <table:table-cell table:number-columns-repeated="6"/>
        </table:table-row>
        <table:table-row table:style-name="ro1">
          <table:table-cell office:value-type="float" office:value="0.584997717" calcext:value-type="float">
            <text:p>0.584997717</text:p>
          </table:table-cell>
          <table:table-cell office:value-type="float" office:value="264" calcext:value-type="float">
            <text:p>264</text:p>
          </table:table-cell>
          <table:table-cell table:formula="of:=[.A265]*12" office:value-type="float" office:value="7.019972604" calcext:value-type="float">
            <text:p>7.019972604</text:p>
          </table:table-cell>
          <table:table-cell table:number-columns-repeated="6"/>
        </table:table-row>
        <table:table-row table:style-name="ro1">
          <table:table-cell office:value-type="float" office:value="0.58416837" calcext:value-type="float">
            <text:p>0.58416837</text:p>
          </table:table-cell>
          <table:table-cell office:value-type="float" office:value="265" calcext:value-type="float">
            <text:p>265</text:p>
          </table:table-cell>
          <table:table-cell table:formula="of:=[.A266]*12" office:value-type="float" office:value="7.01002044" calcext:value-type="float">
            <text:p>7.01002044</text:p>
          </table:table-cell>
          <table:table-cell table:number-columns-repeated="6"/>
        </table:table-row>
        <table:table-row table:style-name="ro1">
          <table:table-cell office:value-type="float" office:value="0.584299084" calcext:value-type="float">
            <text:p>0.584299084</text:p>
          </table:table-cell>
          <table:table-cell office:value-type="float" office:value="266" calcext:value-type="float">
            <text:p>266</text:p>
          </table:table-cell>
          <table:table-cell table:formula="of:=[.A267]*12" office:value-type="float" office:value="7.011589008" calcext:value-type="float">
            <text:p>7.011589008</text:p>
          </table:table-cell>
          <table:table-cell table:number-columns-repeated="6"/>
        </table:table-row>
        <table:table-row table:style-name="ro1">
          <table:table-cell office:value-type="float" office:value="0.58389256" calcext:value-type="float">
            <text:p>0.58389256</text:p>
          </table:table-cell>
          <table:table-cell office:value-type="float" office:value="267" calcext:value-type="float">
            <text:p>267</text:p>
          </table:table-cell>
          <table:table-cell table:formula="of:=[.A268]*12" office:value-type="float" office:value="7.00671072" calcext:value-type="float">
            <text:p>7.00671072</text:p>
          </table:table-cell>
          <table:table-cell table:number-columns-repeated="6"/>
        </table:table-row>
        <table:table-row table:style-name="ro1">
          <table:table-cell office:value-type="float" office:value="0.585315931" calcext:value-type="float">
            <text:p>0.585315931</text:p>
          </table:table-cell>
          <table:table-cell office:value-type="float" office:value="268" calcext:value-type="float">
            <text:p>268</text:p>
          </table:table-cell>
          <table:table-cell table:formula="of:=[.A269]*12" office:value-type="float" office:value="7.023791172" calcext:value-type="float">
            <text:p>7.023791172</text:p>
          </table:table-cell>
          <table:table-cell table:number-columns-repeated="6"/>
        </table:table-row>
        <table:table-row table:style-name="ro1">
          <table:table-cell office:value-type="float" office:value="0.583778114" calcext:value-type="float">
            <text:p>0.583778114</text:p>
          </table:table-cell>
          <table:table-cell office:value-type="float" office:value="269" calcext:value-type="float">
            <text:p>269</text:p>
          </table:table-cell>
          <table:table-cell table:formula="of:=[.A270]*12" office:value-type="float" office:value="7.005337368" calcext:value-type="float">
            <text:p>7.005337368</text:p>
          </table:table-cell>
          <table:table-cell table:number-columns-repeated="6"/>
        </table:table-row>
        <table:table-row table:style-name="ro1">
          <table:table-cell office:value-type="float" office:value="0.585348516" calcext:value-type="float">
            <text:p>0.585348516</text:p>
          </table:table-cell>
          <table:table-cell office:value-type="float" office:value="270" calcext:value-type="float">
            <text:p>270</text:p>
          </table:table-cell>
          <table:table-cell table:formula="of:=[.A271]*12" office:value-type="float" office:value="7.024182192" calcext:value-type="float">
            <text:p>7.024182192</text:p>
          </table:table-cell>
          <table:table-cell table:number-columns-repeated="6"/>
        </table:table-row>
        <table:table-row table:style-name="ro1">
          <table:table-cell office:value-type="float" office:value="0.584630859" calcext:value-type="float">
            <text:p>0.584630859</text:p>
          </table:table-cell>
          <table:table-cell office:value-type="float" office:value="271" calcext:value-type="float">
            <text:p>271</text:p>
          </table:table-cell>
          <table:table-cell table:formula="of:=[.A272]*12" office:value-type="float" office:value="7.015570308" calcext:value-type="float">
            <text:p>7.015570308</text:p>
          </table:table-cell>
          <table:table-cell table:number-columns-repeated="6"/>
        </table:table-row>
        <table:table-row table:style-name="ro1">
          <table:table-cell office:value-type="float" office:value="0.584032541" calcext:value-type="float">
            <text:p>0.584032541</text:p>
          </table:table-cell>
          <table:table-cell office:value-type="float" office:value="272" calcext:value-type="float">
            <text:p>272</text:p>
          </table:table-cell>
          <table:table-cell table:formula="of:=[.A273]*12" office:value-type="float" office:value="7.008390492" calcext:value-type="float">
            <text:p>7.008390492</text:p>
          </table:table-cell>
          <table:table-cell table:number-columns-repeated="6"/>
        </table:table-row>
        <table:table-row table:style-name="ro1">
          <table:table-cell office:value-type="float" office:value="0.584594701" calcext:value-type="float">
            <text:p>0.584594701</text:p>
          </table:table-cell>
          <table:table-cell office:value-type="float" office:value="273" calcext:value-type="float">
            <text:p>273</text:p>
          </table:table-cell>
          <table:table-cell table:formula="of:=[.A274]*12" office:value-type="float" office:value="7.015136412" calcext:value-type="float">
            <text:p>7.015136412</text:p>
          </table:table-cell>
          <table:table-cell table:number-columns-repeated="6"/>
        </table:table-row>
        <table:table-row table:style-name="ro1">
          <table:table-cell office:value-type="float" office:value="0.584194178" calcext:value-type="float">
            <text:p>0.584194178</text:p>
          </table:table-cell>
          <table:table-cell office:value-type="float" office:value="274" calcext:value-type="float">
            <text:p>274</text:p>
          </table:table-cell>
          <table:table-cell table:formula="of:=[.A275]*12" office:value-type="float" office:value="7.010330136" calcext:value-type="float">
            <text:p>7.010330136</text:p>
          </table:table-cell>
          <table:table-cell table:number-columns-repeated="6"/>
        </table:table-row>
        <table:table-row table:style-name="ro1">
          <table:table-cell office:value-type="float" office:value="0.584958216" calcext:value-type="float">
            <text:p>0.584958216</text:p>
          </table:table-cell>
          <table:table-cell office:value-type="float" office:value="275" calcext:value-type="float">
            <text:p>275</text:p>
          </table:table-cell>
          <table:table-cell table:formula="of:=[.A276]*12" office:value-type="float" office:value="7.019498592" calcext:value-type="float">
            <text:p>7.019498592</text:p>
          </table:table-cell>
          <table:table-cell table:number-columns-repeated="6"/>
        </table:table-row>
        <table:table-row table:style-name="ro1">
          <table:table-cell office:value-type="float" office:value="0.58394582" calcext:value-type="float">
            <text:p>0.58394582</text:p>
          </table:table-cell>
          <table:table-cell office:value-type="float" office:value="276" calcext:value-type="float">
            <text:p>276</text:p>
          </table:table-cell>
          <table:table-cell table:formula="of:=[.A277]*12" office:value-type="float" office:value="7.00734984" calcext:value-type="float">
            <text:p>7.00734984</text:p>
          </table:table-cell>
          <table:table-cell table:number-columns-repeated="6"/>
        </table:table-row>
        <table:table-row table:style-name="ro1">
          <table:table-cell office:value-type="float" office:value="0.584858733" calcext:value-type="float">
            <text:p>0.584858733</text:p>
          </table:table-cell>
          <table:table-cell office:value-type="float" office:value="277" calcext:value-type="float">
            <text:p>277</text:p>
          </table:table-cell>
          <table:table-cell table:formula="of:=[.A278]*12" office:value-type="float" office:value="7.018304796" calcext:value-type="float">
            <text:p>7.018304796</text:p>
          </table:table-cell>
          <table:table-cell table:number-columns-repeated="6"/>
        </table:table-row>
        <table:table-row table:style-name="ro1">
          <table:table-cell office:value-type="float" office:value="0.58394095" calcext:value-type="float">
            <text:p>0.58394095</text:p>
          </table:table-cell>
          <table:table-cell office:value-type="float" office:value="278" calcext:value-type="float">
            <text:p>278</text:p>
          </table:table-cell>
          <table:table-cell table:formula="of:=[.A279]*12" office:value-type="float" office:value="7.0072914" calcext:value-type="float">
            <text:p>7.0072914</text:p>
          </table:table-cell>
          <table:table-cell table:number-columns-repeated="6"/>
        </table:table-row>
        <table:table-row table:style-name="ro1">
          <table:table-cell office:value-type="float" office:value="0.584333239" calcext:value-type="float">
            <text:p>0.584333239</text:p>
          </table:table-cell>
          <table:table-cell office:value-type="float" office:value="279" calcext:value-type="float">
            <text:p>279</text:p>
          </table:table-cell>
          <table:table-cell table:formula="of:=[.A280]*12" office:value-type="float" office:value="7.011998868" calcext:value-type="float">
            <text:p>7.011998868</text:p>
          </table:table-cell>
          <table:table-cell table:number-columns-repeated="6"/>
        </table:table-row>
        <table:table-row table:style-name="ro1">
          <table:table-cell office:value-type="float" office:value="0.584561921" calcext:value-type="float">
            <text:p>0.584561921</text:p>
          </table:table-cell>
          <table:table-cell office:value-type="float" office:value="280" calcext:value-type="float">
            <text:p>280</text:p>
          </table:table-cell>
          <table:table-cell table:formula="of:=[.A281]*12" office:value-type="float" office:value="7.014743052" calcext:value-type="float">
            <text:p>7.014743052</text:p>
          </table:table-cell>
          <table:table-cell table:number-columns-repeated="6"/>
        </table:table-row>
        <table:table-row table:style-name="ro1">
          <table:table-cell office:value-type="float" office:value="0.584556312" calcext:value-type="float">
            <text:p>0.584556312</text:p>
          </table:table-cell>
          <table:table-cell office:value-type="float" office:value="281" calcext:value-type="float">
            <text:p>281</text:p>
          </table:table-cell>
          <table:table-cell table:formula="of:=[.A282]*12" office:value-type="float" office:value="7.014675744" calcext:value-type="float">
            <text:p>7.014675744</text:p>
          </table:table-cell>
          <table:table-cell table:number-columns-repeated="6"/>
        </table:table-row>
        <table:table-row table:style-name="ro1">
          <table:table-cell office:value-type="float" office:value="0.584369349" calcext:value-type="float">
            <text:p>0.584369349</text:p>
          </table:table-cell>
          <table:table-cell office:value-type="float" office:value="282" calcext:value-type="float">
            <text:p>282</text:p>
          </table:table-cell>
          <table:table-cell table:formula="of:=[.A283]*12" office:value-type="float" office:value="7.012432188" calcext:value-type="float">
            <text:p>7.012432188</text:p>
          </table:table-cell>
          <table:table-cell table:number-columns-repeated="6"/>
        </table:table-row>
        <table:table-row table:style-name="ro1">
          <table:table-cell office:value-type="float" office:value="0.586009712" calcext:value-type="float">
            <text:p>0.586009712</text:p>
          </table:table-cell>
          <table:table-cell office:value-type="float" office:value="283" calcext:value-type="float">
            <text:p>283</text:p>
          </table:table-cell>
          <table:table-cell table:formula="of:=[.A284]*12" office:value-type="float" office:value="7.032116544" calcext:value-type="float">
            <text:p>7.032116544</text:p>
          </table:table-cell>
          <table:table-cell table:number-columns-repeated="6"/>
        </table:table-row>
        <table:table-row table:style-name="ro1">
          <table:table-cell office:value-type="float" office:value="0.584579161" calcext:value-type="float">
            <text:p>0.584579161</text:p>
          </table:table-cell>
          <table:table-cell office:value-type="float" office:value="284" calcext:value-type="float">
            <text:p>284</text:p>
          </table:table-cell>
          <table:table-cell table:formula="of:=[.A285]*12" office:value-type="float" office:value="7.014949932" calcext:value-type="float">
            <text:p>7.014949932</text:p>
          </table:table-cell>
          <table:table-cell table:number-columns-repeated="6"/>
        </table:table-row>
        <table:table-row table:style-name="ro1">
          <table:table-cell office:value-type="float" office:value="0.588382329" calcext:value-type="float">
            <text:p>0.588382329</text:p>
          </table:table-cell>
          <table:table-cell office:value-type="float" office:value="285" calcext:value-type="float">
            <text:p>285</text:p>
          </table:table-cell>
          <table:table-cell table:formula="of:=[.A286]*12" office:value-type="float" office:value="7.060587948" calcext:value-type="float">
            <text:p>7.060587948</text:p>
          </table:table-cell>
          <table:table-cell table:number-columns-repeated="6"/>
        </table:table-row>
        <table:table-row table:style-name="ro1">
          <table:table-cell office:value-type="float" office:value="0.592848629" calcext:value-type="float">
            <text:p>0.592848629</text:p>
          </table:table-cell>
          <table:table-cell office:value-type="float" office:value="286" calcext:value-type="float">
            <text:p>286</text:p>
          </table:table-cell>
          <table:table-cell table:formula="of:=[.A287]*12" office:value-type="float" office:value="7.114183548" calcext:value-type="float">
            <text:p>7.114183548</text:p>
          </table:table-cell>
          <table:table-cell table:number-columns-repeated="6"/>
        </table:table-row>
        <table:table-row table:style-name="ro1">
          <table:table-cell office:value-type="float" office:value="0.583887604" calcext:value-type="float">
            <text:p>0.583887604</text:p>
          </table:table-cell>
          <table:table-cell office:value-type="float" office:value="287" calcext:value-type="float">
            <text:p>287</text:p>
          </table:table-cell>
          <table:table-cell table:formula="of:=[.A288]*12" office:value-type="float" office:value="7.006651248" calcext:value-type="float">
            <text:p>7.006651248</text:p>
          </table:table-cell>
          <table:table-cell table:number-columns-repeated="6"/>
        </table:table-row>
        <table:table-row table:style-name="ro1">
          <table:table-cell office:value-type="float" office:value="0.59216337" calcext:value-type="float">
            <text:p>0.59216337</text:p>
          </table:table-cell>
          <table:table-cell office:value-type="float" office:value="288" calcext:value-type="float">
            <text:p>288</text:p>
          </table:table-cell>
          <table:table-cell table:formula="of:=[.A289]*12" office:value-type="float" office:value="7.10596044" calcext:value-type="float">
            <text:p>7.10596044</text:p>
          </table:table-cell>
          <table:table-cell table:number-columns-repeated="6"/>
        </table:table-row>
        <table:table-row table:style-name="ro1">
          <table:table-cell office:value-type="float" office:value="0.584787842" calcext:value-type="float">
            <text:p>0.584787842</text:p>
          </table:table-cell>
          <table:table-cell office:value-type="float" office:value="289" calcext:value-type="float">
            <text:p>289</text:p>
          </table:table-cell>
          <table:table-cell table:formula="of:=[.A290]*12" office:value-type="float" office:value="7.017454104" calcext:value-type="float">
            <text:p>7.017454104</text:p>
          </table:table-cell>
          <table:table-cell table:number-columns-repeated="6"/>
        </table:table-row>
        <table:table-row table:style-name="ro1">
          <table:table-cell office:value-type="float" office:value="0.585367695" calcext:value-type="float">
            <text:p>0.585367695</text:p>
          </table:table-cell>
          <table:table-cell office:value-type="float" office:value="290" calcext:value-type="float">
            <text:p>290</text:p>
          </table:table-cell>
          <table:table-cell table:formula="of:=[.A291]*12" office:value-type="float" office:value="7.02441234" calcext:value-type="float">
            <text:p>7.02441234</text:p>
          </table:table-cell>
          <table:table-cell table:number-columns-repeated="6"/>
        </table:table-row>
        <table:table-row table:style-name="ro1">
          <table:table-cell office:value-type="float" office:value="0.586178815" calcext:value-type="float">
            <text:p>0.586178815</text:p>
          </table:table-cell>
          <table:table-cell office:value-type="float" office:value="291" calcext:value-type="float">
            <text:p>291</text:p>
          </table:table-cell>
          <table:table-cell table:formula="of:=[.A292]*12" office:value-type="float" office:value="7.03414578" calcext:value-type="float">
            <text:p>7.03414578</text:p>
          </table:table-cell>
          <table:table-cell table:number-columns-repeated="6"/>
        </table:table-row>
        <table:table-row table:style-name="ro1">
          <table:table-cell office:value-type="float" office:value="0.584125018" calcext:value-type="float">
            <text:p>0.584125018</text:p>
          </table:table-cell>
          <table:table-cell office:value-type="float" office:value="292" calcext:value-type="float">
            <text:p>292</text:p>
          </table:table-cell>
          <table:table-cell table:formula="of:=[.A293]*12" office:value-type="float" office:value="7.009500216" calcext:value-type="float">
            <text:p>7.009500216</text:p>
          </table:table-cell>
          <table:table-cell table:number-columns-repeated="6"/>
        </table:table-row>
        <table:table-row table:style-name="ro1">
          <table:table-cell office:value-type="float" office:value="0.585262923" calcext:value-type="float">
            <text:p>0.585262923</text:p>
          </table:table-cell>
          <table:table-cell office:value-type="float" office:value="293" calcext:value-type="float">
            <text:p>293</text:p>
          </table:table-cell>
          <table:table-cell table:formula="of:=[.A294]*12" office:value-type="float" office:value="7.023155076" calcext:value-type="float">
            <text:p>7.023155076</text:p>
          </table:table-cell>
          <table:table-cell table:number-columns-repeated="6"/>
        </table:table-row>
        <table:table-row table:style-name="ro1">
          <table:table-cell office:value-type="float" office:value="0.584343608" calcext:value-type="float">
            <text:p>0.584343608</text:p>
          </table:table-cell>
          <table:table-cell office:value-type="float" office:value="294" calcext:value-type="float">
            <text:p>294</text:p>
          </table:table-cell>
          <table:table-cell table:formula="of:=[.A295]*12" office:value-type="float" office:value="7.012123296" calcext:value-type="float">
            <text:p>7.012123296</text:p>
          </table:table-cell>
          <table:table-cell table:number-columns-repeated="6"/>
        </table:table-row>
        <table:table-row table:style-name="ro1">
          <table:table-cell office:value-type="float" office:value="0.58567205" calcext:value-type="float">
            <text:p>0.58567205</text:p>
          </table:table-cell>
          <table:table-cell office:value-type="float" office:value="295" calcext:value-type="float">
            <text:p>295</text:p>
          </table:table-cell>
          <table:table-cell table:formula="of:=[.A296]*12" office:value-type="float" office:value="7.0280646" calcext:value-type="float">
            <text:p>7.0280646</text:p>
          </table:table-cell>
          <table:table-cell table:number-columns-repeated="6"/>
        </table:table-row>
        <table:table-row table:style-name="ro1">
          <table:table-cell office:value-type="float" office:value="0.584390116" calcext:value-type="float">
            <text:p>0.584390116</text:p>
          </table:table-cell>
          <table:table-cell office:value-type="float" office:value="296" calcext:value-type="float">
            <text:p>296</text:p>
          </table:table-cell>
          <table:table-cell table:formula="of:=[.A297]*12" office:value-type="float" office:value="7.012681392" calcext:value-type="float">
            <text:p>7.012681392</text:p>
          </table:table-cell>
          <table:table-cell table:number-columns-repeated="6"/>
        </table:table-row>
        <table:table-row table:style-name="ro1">
          <table:table-cell office:value-type="float" office:value="0.584592682" calcext:value-type="float">
            <text:p>0.584592682</text:p>
          </table:table-cell>
          <table:table-cell office:value-type="float" office:value="297" calcext:value-type="float">
            <text:p>297</text:p>
          </table:table-cell>
          <table:table-cell table:formula="of:=[.A298]*12" office:value-type="float" office:value="7.015112184" calcext:value-type="float">
            <text:p>7.015112184</text:p>
          </table:table-cell>
          <table:table-cell table:number-columns-repeated="6"/>
        </table:table-row>
        <table:table-row table:style-name="ro1">
          <table:table-cell office:value-type="float" office:value="0.583614731" calcext:value-type="float">
            <text:p>0.583614731</text:p>
          </table:table-cell>
          <table:table-cell office:value-type="float" office:value="298" calcext:value-type="float">
            <text:p>298</text:p>
          </table:table-cell>
          <table:table-cell table:formula="of:=[.A299]*12" office:value-type="float" office:value="7.003376772" calcext:value-type="float">
            <text:p>7.003376772</text:p>
          </table:table-cell>
          <table:table-cell table:number-columns-repeated="6"/>
        </table:table-row>
        <table:table-row table:style-name="ro1">
          <table:table-cell office:value-type="float" office:value="0.584834916" calcext:value-type="float">
            <text:p>0.584834916</text:p>
          </table:table-cell>
          <table:table-cell office:value-type="float" office:value="299" calcext:value-type="float">
            <text:p>299</text:p>
          </table:table-cell>
          <table:table-cell table:formula="of:=[.A300]*12" office:value-type="float" office:value="7.018018992" calcext:value-type="float">
            <text:p>7.018018992</text:p>
          </table:table-cell>
          <table:table-cell table:number-columns-repeated="6"/>
        </table:table-row>
        <table:table-row table:style-name="ro1">
          <table:table-cell office:value-type="float" office:value="0.590985378" calcext:value-type="float">
            <text:p>0.590985378</text:p>
          </table:table-cell>
          <table:table-cell office:value-type="float" office:value="300" calcext:value-type="float">
            <text:p>300</text:p>
          </table:table-cell>
          <table:table-cell table:formula="of:=[.A301]*12" office:value-type="float" office:value="7.091824536" calcext:value-type="float">
            <text:p>7.091824536</text:p>
          </table:table-cell>
          <table:table-cell table:number-columns-repeated="6"/>
        </table:table-row>
        <table:table-row table:style-name="ro1">
          <table:table-cell office:value-type="float" office:value="0.584206094" calcext:value-type="float">
            <text:p>0.584206094</text:p>
          </table:table-cell>
          <table:table-cell office:value-type="float" office:value="301" calcext:value-type="float">
            <text:p>301</text:p>
          </table:table-cell>
          <table:table-cell table:formula="of:=[.A302]*12" office:value-type="float" office:value="7.010473128" calcext:value-type="float">
            <text:p>7.010473128</text:p>
          </table:table-cell>
          <table:table-cell table:number-columns-repeated="6"/>
        </table:table-row>
        <table:table-row table:style-name="ro1">
          <table:table-cell office:value-type="float" office:value="0.584462673" calcext:value-type="float">
            <text:p>0.584462673</text:p>
          </table:table-cell>
          <table:table-cell office:value-type="float" office:value="302" calcext:value-type="float">
            <text:p>302</text:p>
          </table:table-cell>
          <table:table-cell table:formula="of:=[.A303]*12" office:value-type="float" office:value="7.013552076" calcext:value-type="float">
            <text:p>7.013552076</text:p>
          </table:table-cell>
          <table:table-cell table:number-columns-repeated="6"/>
        </table:table-row>
        <table:table-row table:style-name="ro1">
          <table:table-cell office:value-type="float" office:value="0.586214867" calcext:value-type="float">
            <text:p>0.586214867</text:p>
          </table:table-cell>
          <table:table-cell office:value-type="float" office:value="303" calcext:value-type="float">
            <text:p>303</text:p>
          </table:table-cell>
          <table:table-cell table:formula="of:=[.A304]*12" office:value-type="float" office:value="7.034578404" calcext:value-type="float">
            <text:p>7.034578404</text:p>
          </table:table-cell>
          <table:table-cell table:number-columns-repeated="6"/>
        </table:table-row>
        <table:table-row table:style-name="ro1">
          <table:table-cell office:value-type="float" office:value="0.583803739" calcext:value-type="float">
            <text:p>0.583803739</text:p>
          </table:table-cell>
          <table:table-cell office:value-type="float" office:value="304" calcext:value-type="float">
            <text:p>304</text:p>
          </table:table-cell>
          <table:table-cell table:formula="of:=[.A305]*12" office:value-type="float" office:value="7.005644868" calcext:value-type="float">
            <text:p>7.005644868</text:p>
          </table:table-cell>
          <table:table-cell table:number-columns-repeated="6"/>
        </table:table-row>
        <table:table-row table:style-name="ro1">
          <table:table-cell office:value-type="float" office:value="0.584204649" calcext:value-type="float">
            <text:p>0.584204649</text:p>
          </table:table-cell>
          <table:table-cell office:value-type="float" office:value="305" calcext:value-type="float">
            <text:p>305</text:p>
          </table:table-cell>
          <table:table-cell table:formula="of:=[.A306]*12" office:value-type="float" office:value="7.010455788" calcext:value-type="float">
            <text:p>7.010455788</text:p>
          </table:table-cell>
          <table:table-cell table:number-columns-repeated="6"/>
        </table:table-row>
        <table:table-row table:style-name="ro1">
          <table:table-cell office:value-type="float" office:value="0.584488874" calcext:value-type="float">
            <text:p>0.584488874</text:p>
          </table:table-cell>
          <table:table-cell office:value-type="float" office:value="306" calcext:value-type="float">
            <text:p>306</text:p>
          </table:table-cell>
          <table:table-cell table:formula="of:=[.A307]*12" office:value-type="float" office:value="7.013866488" calcext:value-type="float">
            <text:p>7.013866488</text:p>
          </table:table-cell>
          <table:table-cell table:number-columns-repeated="6"/>
        </table:table-row>
        <table:table-row table:style-name="ro1">
          <table:table-cell office:value-type="float" office:value="0.583645823" calcext:value-type="float">
            <text:p>0.583645823</text:p>
          </table:table-cell>
          <table:table-cell office:value-type="float" office:value="307" calcext:value-type="float">
            <text:p>307</text:p>
          </table:table-cell>
          <table:table-cell table:formula="of:=[.A308]*12" office:value-type="float" office:value="7.003749876" calcext:value-type="float">
            <text:p>7.003749876</text:p>
          </table:table-cell>
          <table:table-cell table:number-columns-repeated="6"/>
        </table:table-row>
        <table:table-row table:style-name="ro1">
          <table:table-cell office:value-type="float" office:value="0.584741736" calcext:value-type="float">
            <text:p>0.584741736</text:p>
          </table:table-cell>
          <table:table-cell office:value-type="float" office:value="308" calcext:value-type="float">
            <text:p>308</text:p>
          </table:table-cell>
          <table:table-cell table:formula="of:=[.A309]*12" office:value-type="float" office:value="7.016900832" calcext:value-type="float">
            <text:p>7.016900832</text:p>
          </table:table-cell>
          <table:table-cell table:number-columns-repeated="6"/>
        </table:table-row>
        <table:table-row table:style-name="ro1">
          <table:table-cell office:value-type="float" office:value="0.583400823" calcext:value-type="float">
            <text:p>0.583400823</text:p>
          </table:table-cell>
          <table:table-cell office:value-type="float" office:value="309" calcext:value-type="float">
            <text:p>309</text:p>
          </table:table-cell>
          <table:table-cell table:formula="of:=[.A310]*12" office:value-type="float" office:value="7.000809876" calcext:value-type="float">
            <text:p>7.000809876</text:p>
          </table:table-cell>
          <table:table-cell table:number-columns-repeated="6"/>
        </table:table-row>
        <table:table-row table:style-name="ro1">
          <table:table-cell office:value-type="float" office:value="0.583813873" calcext:value-type="float">
            <text:p>0.583813873</text:p>
          </table:table-cell>
          <table:table-cell office:value-type="float" office:value="310" calcext:value-type="float">
            <text:p>310</text:p>
          </table:table-cell>
          <table:table-cell table:formula="of:=[.A311]*12" office:value-type="float" office:value="7.005766476" calcext:value-type="float">
            <text:p>7.005766476</text:p>
          </table:table-cell>
          <table:table-cell table:number-columns-repeated="6"/>
        </table:table-row>
        <table:table-row table:style-name="ro1">
          <table:table-cell office:value-type="float" office:value="0.58402052" calcext:value-type="float">
            <text:p>0.58402052</text:p>
          </table:table-cell>
          <table:table-cell office:value-type="float" office:value="311" calcext:value-type="float">
            <text:p>311</text:p>
          </table:table-cell>
          <table:table-cell table:formula="of:=[.A312]*12" office:value-type="float" office:value="7.00824624" calcext:value-type="float">
            <text:p>7.00824624</text:p>
          </table:table-cell>
          <table:table-cell table:number-columns-repeated="6"/>
        </table:table-row>
        <table:table-row table:style-name="ro1">
          <table:table-cell office:value-type="float" office:value="0.584516873" calcext:value-type="float">
            <text:p>0.584516873</text:p>
          </table:table-cell>
          <table:table-cell office:value-type="float" office:value="312" calcext:value-type="float">
            <text:p>312</text:p>
          </table:table-cell>
          <table:table-cell table:formula="of:=[.A313]*12" office:value-type="float" office:value="7.014202476" calcext:value-type="float">
            <text:p>7.014202476</text:p>
          </table:table-cell>
          <table:table-cell table:number-columns-repeated="6"/>
        </table:table-row>
        <table:table-row table:style-name="ro1">
          <table:table-cell office:value-type="float" office:value="0.584391456" calcext:value-type="float">
            <text:p>0.584391456</text:p>
          </table:table-cell>
          <table:table-cell office:value-type="float" office:value="313" calcext:value-type="float">
            <text:p>313</text:p>
          </table:table-cell>
          <table:table-cell table:formula="of:=[.A314]*12" office:value-type="float" office:value="7.012697472" calcext:value-type="float">
            <text:p>7.012697472</text:p>
          </table:table-cell>
          <table:table-cell table:number-columns-repeated="6"/>
        </table:table-row>
        <table:table-row table:style-name="ro1">
          <table:table-cell office:value-type="float" office:value="0.583950948" calcext:value-type="float">
            <text:p>0.583950948</text:p>
          </table:table-cell>
          <table:table-cell office:value-type="float" office:value="314" calcext:value-type="float">
            <text:p>314</text:p>
          </table:table-cell>
          <table:table-cell table:formula="of:=[.A315]*12" office:value-type="float" office:value="7.007411376" calcext:value-type="float">
            <text:p>7.007411376</text:p>
          </table:table-cell>
          <table:table-cell table:number-columns-repeated="6"/>
        </table:table-row>
        <table:table-row table:style-name="ro1">
          <table:table-cell office:value-type="float" office:value="0.5854661" calcext:value-type="float">
            <text:p>0.5854661</text:p>
          </table:table-cell>
          <table:table-cell office:value-type="float" office:value="315" calcext:value-type="float">
            <text:p>315</text:p>
          </table:table-cell>
          <table:table-cell table:formula="of:=[.A316]*12" office:value-type="float" office:value="7.0255932" calcext:value-type="float">
            <text:p>7.0255932</text:p>
          </table:table-cell>
          <table:table-cell table:number-columns-repeated="6"/>
        </table:table-row>
        <table:table-row table:style-name="ro1">
          <table:table-cell office:value-type="float" office:value="0.584147356" calcext:value-type="float">
            <text:p>0.584147356</text:p>
          </table:table-cell>
          <table:table-cell office:value-type="float" office:value="316" calcext:value-type="float">
            <text:p>316</text:p>
          </table:table-cell>
          <table:table-cell table:formula="of:=[.A317]*12" office:value-type="float" office:value="7.009768272" calcext:value-type="float">
            <text:p>7.009768272</text:p>
          </table:table-cell>
          <table:table-cell table:number-columns-repeated="6"/>
        </table:table-row>
        <table:table-row table:style-name="ro1">
          <table:table-cell office:value-type="float" office:value="0.583663949" calcext:value-type="float">
            <text:p>0.583663949</text:p>
          </table:table-cell>
          <table:table-cell office:value-type="float" office:value="317" calcext:value-type="float">
            <text:p>317</text:p>
          </table:table-cell>
          <table:table-cell table:formula="of:=[.A318]*12" office:value-type="float" office:value="7.003967388" calcext:value-type="float">
            <text:p>7.003967388</text:p>
          </table:table-cell>
          <table:table-cell table:number-columns-repeated="6"/>
        </table:table-row>
        <table:table-row table:style-name="ro1">
          <table:table-cell office:value-type="float" office:value="0.58418527" calcext:value-type="float">
            <text:p>0.58418527</text:p>
          </table:table-cell>
          <table:table-cell office:value-type="float" office:value="318" calcext:value-type="float">
            <text:p>318</text:p>
          </table:table-cell>
          <table:table-cell table:formula="of:=[.A319]*12" office:value-type="float" office:value="7.01022324" calcext:value-type="float">
            <text:p>7.01022324</text:p>
          </table:table-cell>
          <table:table-cell table:number-columns-repeated="6"/>
        </table:table-row>
        <table:table-row table:style-name="ro1">
          <table:table-cell office:value-type="float" office:value="0.584125199" calcext:value-type="float">
            <text:p>0.584125199</text:p>
          </table:table-cell>
          <table:table-cell office:value-type="float" office:value="319" calcext:value-type="float">
            <text:p>319</text:p>
          </table:table-cell>
          <table:table-cell table:formula="of:=[.A320]*12" office:value-type="float" office:value="7.009502388" calcext:value-type="float">
            <text:p>7.009502388</text:p>
          </table:table-cell>
          <table:table-cell table:number-columns-repeated="6"/>
        </table:table-row>
        <table:table-row table:style-name="ro1">
          <table:table-cell office:value-type="float" office:value="0.584037267" calcext:value-type="float">
            <text:p>0.584037267</text:p>
          </table:table-cell>
          <table:table-cell office:value-type="float" office:value="320" calcext:value-type="float">
            <text:p>320</text:p>
          </table:table-cell>
          <table:table-cell table:formula="of:=[.A321]*12" office:value-type="float" office:value="7.008447204" calcext:value-type="float">
            <text:p>7.008447204</text:p>
          </table:table-cell>
          <table:table-cell table:number-columns-repeated="6"/>
        </table:table-row>
        <table:table-row table:style-name="ro1">
          <table:table-cell office:value-type="float" office:value="0.583844608" calcext:value-type="float">
            <text:p>0.583844608</text:p>
          </table:table-cell>
          <table:table-cell office:value-type="float" office:value="321" calcext:value-type="float">
            <text:p>321</text:p>
          </table:table-cell>
          <table:table-cell table:formula="of:=[.A322]*12" office:value-type="float" office:value="7.006135296" calcext:value-type="float">
            <text:p>7.006135296</text:p>
          </table:table-cell>
          <table:table-cell table:number-columns-repeated="6"/>
        </table:table-row>
        <table:table-row table:style-name="ro1">
          <table:table-cell office:value-type="float" office:value="0.58363453" calcext:value-type="float">
            <text:p>0.58363453</text:p>
          </table:table-cell>
          <table:table-cell office:value-type="float" office:value="322" calcext:value-type="float">
            <text:p>322</text:p>
          </table:table-cell>
          <table:table-cell table:formula="of:=[.A323]*12" office:value-type="float" office:value="7.00361436" calcext:value-type="float">
            <text:p>7.00361436</text:p>
          </table:table-cell>
          <table:table-cell table:number-columns-repeated="6"/>
        </table:table-row>
        <table:table-row table:style-name="ro1">
          <table:table-cell office:value-type="float" office:value="0.584408317" calcext:value-type="float">
            <text:p>0.584408317</text:p>
          </table:table-cell>
          <table:table-cell office:value-type="float" office:value="323" calcext:value-type="float">
            <text:p>323</text:p>
          </table:table-cell>
          <table:table-cell table:formula="of:=[.A324]*12" office:value-type="float" office:value="7.012899804" calcext:value-type="float">
            <text:p>7.012899804</text:p>
          </table:table-cell>
          <table:table-cell table:number-columns-repeated="6"/>
        </table:table-row>
        <table:table-row table:style-name="ro1">
          <table:table-cell office:value-type="float" office:value="0.583988051" calcext:value-type="float">
            <text:p>0.583988051</text:p>
          </table:table-cell>
          <table:table-cell office:value-type="float" office:value="324" calcext:value-type="float">
            <text:p>324</text:p>
          </table:table-cell>
          <table:table-cell table:formula="of:=[.A325]*12" office:value-type="float" office:value="7.007856612" calcext:value-type="float">
            <text:p>7.007856612</text:p>
          </table:table-cell>
          <table:table-cell table:number-columns-repeated="6"/>
        </table:table-row>
        <table:table-row table:style-name="ro1">
          <table:table-cell office:value-type="float" office:value="0.585093449" calcext:value-type="float">
            <text:p>0.585093449</text:p>
          </table:table-cell>
          <table:table-cell office:value-type="float" office:value="325" calcext:value-type="float">
            <text:p>325</text:p>
          </table:table-cell>
          <table:table-cell table:formula="of:=[.A326]*12" office:value-type="float" office:value="7.021121388" calcext:value-type="float">
            <text:p>7.021121388</text:p>
          </table:table-cell>
          <table:table-cell table:number-columns-repeated="6"/>
        </table:table-row>
        <table:table-row table:style-name="ro1">
          <table:table-cell office:value-type="float" office:value="0.583445454" calcext:value-type="float">
            <text:p>0.583445454</text:p>
          </table:table-cell>
          <table:table-cell office:value-type="float" office:value="326" calcext:value-type="float">
            <text:p>326</text:p>
          </table:table-cell>
          <table:table-cell table:formula="of:=[.A327]*12" office:value-type="float" office:value="7.001345448" calcext:value-type="float">
            <text:p>7.001345448</text:p>
          </table:table-cell>
          <table:table-cell table:number-columns-repeated="6"/>
        </table:table-row>
        <table:table-row table:style-name="ro1">
          <table:table-cell office:value-type="float" office:value="0.584787805" calcext:value-type="float">
            <text:p>0.584787805</text:p>
          </table:table-cell>
          <table:table-cell office:value-type="float" office:value="327" calcext:value-type="float">
            <text:p>327</text:p>
          </table:table-cell>
          <table:table-cell table:formula="of:=[.A328]*12" office:value-type="float" office:value="7.01745366" calcext:value-type="float">
            <text:p>7.01745366</text:p>
          </table:table-cell>
          <table:table-cell table:number-columns-repeated="6"/>
        </table:table-row>
        <table:table-row table:style-name="ro1">
          <table:table-cell office:value-type="float" office:value="0.584236309" calcext:value-type="float">
            <text:p>0.584236309</text:p>
          </table:table-cell>
          <table:table-cell office:value-type="float" office:value="328" calcext:value-type="float">
            <text:p>328</text:p>
          </table:table-cell>
          <table:table-cell table:formula="of:=[.A329]*12" office:value-type="float" office:value="7.010835708" calcext:value-type="float">
            <text:p>7.010835708</text:p>
          </table:table-cell>
          <table:table-cell table:number-columns-repeated="6"/>
        </table:table-row>
        <table:table-row table:style-name="ro1">
          <table:table-cell office:value-type="float" office:value="0.584120155" calcext:value-type="float">
            <text:p>0.584120155</text:p>
          </table:table-cell>
          <table:table-cell office:value-type="float" office:value="329" calcext:value-type="float">
            <text:p>329</text:p>
          </table:table-cell>
          <table:table-cell table:formula="of:=[.A330]*12" office:value-type="float" office:value="7.00944186" calcext:value-type="float">
            <text:p>7.00944186</text:p>
          </table:table-cell>
          <table:table-cell table:number-columns-repeated="6"/>
        </table:table-row>
        <table:table-row table:style-name="ro1">
          <table:table-cell office:value-type="float" office:value="0.583189719" calcext:value-type="float">
            <text:p>0.583189719</text:p>
          </table:table-cell>
          <table:table-cell office:value-type="float" office:value="330" calcext:value-type="float">
            <text:p>330</text:p>
          </table:table-cell>
          <table:table-cell table:formula="of:=[.A331]*12" office:value-type="float" office:value="6.998276628" calcext:value-type="float">
            <text:p>6.998276628</text:p>
          </table:table-cell>
          <table:table-cell table:number-columns-repeated="6"/>
        </table:table-row>
        <table:table-row table:style-name="ro1">
          <table:table-cell office:value-type="float" office:value="0.584437379" calcext:value-type="float">
            <text:p>0.584437379</text:p>
          </table:table-cell>
          <table:table-cell office:value-type="float" office:value="331" calcext:value-type="float">
            <text:p>331</text:p>
          </table:table-cell>
          <table:table-cell table:formula="of:=[.A332]*12" office:value-type="float" office:value="7.013248548" calcext:value-type="float">
            <text:p>7.013248548</text:p>
          </table:table-cell>
          <table:table-cell table:number-columns-repeated="6"/>
        </table:table-row>
        <table:table-row table:style-name="ro1">
          <table:table-cell office:value-type="float" office:value="0.583693498" calcext:value-type="float">
            <text:p>0.583693498</text:p>
          </table:table-cell>
          <table:table-cell office:value-type="float" office:value="332" calcext:value-type="float">
            <text:p>332</text:p>
          </table:table-cell>
          <table:table-cell table:formula="of:=[.A333]*12" office:value-type="float" office:value="7.004321976" calcext:value-type="float">
            <text:p>7.004321976</text:p>
          </table:table-cell>
          <table:table-cell table:number-columns-repeated="6"/>
        </table:table-row>
        <table:table-row table:style-name="ro1">
          <table:table-cell office:value-type="float" office:value="0.583849311" calcext:value-type="float">
            <text:p>0.583849311</text:p>
          </table:table-cell>
          <table:table-cell office:value-type="float" office:value="333" calcext:value-type="float">
            <text:p>333</text:p>
          </table:table-cell>
          <table:table-cell table:formula="of:=[.A334]*12" office:value-type="float" office:value="7.006191732" calcext:value-type="float">
            <text:p>7.006191732</text:p>
          </table:table-cell>
          <table:table-cell table:number-columns-repeated="6"/>
        </table:table-row>
        <table:table-row table:style-name="ro1">
          <table:table-cell office:value-type="float" office:value="0.583584313" calcext:value-type="float">
            <text:p>0.583584313</text:p>
          </table:table-cell>
          <table:table-cell office:value-type="float" office:value="334" calcext:value-type="float">
            <text:p>334</text:p>
          </table:table-cell>
          <table:table-cell table:formula="of:=[.A335]*12" office:value-type="float" office:value="7.003011756" calcext:value-type="float">
            <text:p>7.003011756</text:p>
          </table:table-cell>
          <table:table-cell table:number-columns-repeated="6"/>
        </table:table-row>
        <table:table-row table:style-name="ro1">
          <table:table-cell office:value-type="float" office:value="0.584242258" calcext:value-type="float">
            <text:p>0.584242258</text:p>
          </table:table-cell>
          <table:table-cell office:value-type="float" office:value="335" calcext:value-type="float">
            <text:p>335</text:p>
          </table:table-cell>
          <table:table-cell table:formula="of:=[.A336]*12" office:value-type="float" office:value="7.010907096" calcext:value-type="float">
            <text:p>7.010907096</text:p>
          </table:table-cell>
          <table:table-cell table:number-columns-repeated="6"/>
        </table:table-row>
        <table:table-row table:style-name="ro1">
          <table:table-cell office:value-type="float" office:value="0.583527283" calcext:value-type="float">
            <text:p>0.583527283</text:p>
          </table:table-cell>
          <table:table-cell office:value-type="float" office:value="336" calcext:value-type="float">
            <text:p>336</text:p>
          </table:table-cell>
          <table:table-cell table:formula="of:=[.A337]*12" office:value-type="float" office:value="7.002327396" calcext:value-type="float">
            <text:p>7.002327396</text:p>
          </table:table-cell>
          <table:table-cell table:number-columns-repeated="6"/>
        </table:table-row>
        <table:table-row table:style-name="ro1">
          <table:table-cell office:value-type="float" office:value="0.58433729" calcext:value-type="float">
            <text:p>0.58433729</text:p>
          </table:table-cell>
          <table:table-cell office:value-type="float" office:value="337" calcext:value-type="float">
            <text:p>337</text:p>
          </table:table-cell>
          <table:table-cell table:formula="of:=[.A338]*12" office:value-type="float" office:value="7.01204748" calcext:value-type="float">
            <text:p>7.01204748</text:p>
          </table:table-cell>
          <table:table-cell table:number-columns-repeated="6"/>
        </table:table-row>
        <table:table-row table:style-name="ro1">
          <table:table-cell office:value-type="float" office:value="0.584209866" calcext:value-type="float">
            <text:p>0.584209866</text:p>
          </table:table-cell>
          <table:table-cell office:value-type="float" office:value="338" calcext:value-type="float">
            <text:p>338</text:p>
          </table:table-cell>
          <table:table-cell table:formula="of:=[.A339]*12" office:value-type="float" office:value="7.010518392" calcext:value-type="float">
            <text:p>7.010518392</text:p>
          </table:table-cell>
          <table:table-cell table:number-columns-repeated="6"/>
        </table:table-row>
        <table:table-row table:style-name="ro1">
          <table:table-cell office:value-type="float" office:value="0.583865624" calcext:value-type="float">
            <text:p>0.583865624</text:p>
          </table:table-cell>
          <table:table-cell office:value-type="float" office:value="339" calcext:value-type="float">
            <text:p>339</text:p>
          </table:table-cell>
          <table:table-cell table:formula="of:=[.A340]*12" office:value-type="float" office:value="7.006387488" calcext:value-type="float">
            <text:p>7.006387488</text:p>
          </table:table-cell>
          <table:table-cell table:number-columns-repeated="6"/>
        </table:table-row>
        <table:table-row table:style-name="ro1">
          <table:table-cell office:value-type="float" office:value="0.584377844" calcext:value-type="float">
            <text:p>0.584377844</text:p>
          </table:table-cell>
          <table:table-cell office:value-type="float" office:value="340" calcext:value-type="float">
            <text:p>340</text:p>
          </table:table-cell>
          <table:table-cell table:formula="of:=[.A341]*12" office:value-type="float" office:value="7.012534128" calcext:value-type="float">
            <text:p>7.012534128</text:p>
          </table:table-cell>
          <table:table-cell table:number-columns-repeated="6"/>
        </table:table-row>
        <table:table-row table:style-name="ro1">
          <table:table-cell office:value-type="float" office:value="0.5838412" calcext:value-type="float">
            <text:p>0.5838412</text:p>
          </table:table-cell>
          <table:table-cell office:value-type="float" office:value="341" calcext:value-type="float">
            <text:p>341</text:p>
          </table:table-cell>
          <table:table-cell table:formula="of:=[.A342]*12" office:value-type="float" office:value="7.0060944" calcext:value-type="float">
            <text:p>7.0060944</text:p>
          </table:table-cell>
          <table:table-cell table:number-columns-repeated="6"/>
        </table:table-row>
        <table:table-row table:style-name="ro1">
          <table:table-cell office:value-type="float" office:value="0.58401654" calcext:value-type="float">
            <text:p>0.58401654</text:p>
          </table:table-cell>
          <table:table-cell office:value-type="float" office:value="342" calcext:value-type="float">
            <text:p>342</text:p>
          </table:table-cell>
          <table:table-cell table:formula="of:=[.A343]*12" office:value-type="float" office:value="7.00819848" calcext:value-type="float">
            <text:p>7.00819848</text:p>
          </table:table-cell>
          <table:table-cell table:number-columns-repeated="6"/>
        </table:table-row>
        <table:table-row table:style-name="ro1">
          <table:table-cell office:value-type="float" office:value="0.58365653" calcext:value-type="float">
            <text:p>0.58365653</text:p>
          </table:table-cell>
          <table:table-cell office:value-type="float" office:value="343" calcext:value-type="float">
            <text:p>343</text:p>
          </table:table-cell>
          <table:table-cell table:formula="of:=[.A344]*12" office:value-type="float" office:value="7.00387836" calcext:value-type="float">
            <text:p>7.00387836</text:p>
          </table:table-cell>
          <table:table-cell table:number-columns-repeated="6"/>
        </table:table-row>
        <table:table-row table:style-name="ro1">
          <table:table-cell office:value-type="float" office:value="0.58496181" calcext:value-type="float">
            <text:p>0.58496181</text:p>
          </table:table-cell>
          <table:table-cell office:value-type="float" office:value="344" calcext:value-type="float">
            <text:p>344</text:p>
          </table:table-cell>
          <table:table-cell table:formula="of:=[.A345]*12" office:value-type="float" office:value="7.01954172" calcext:value-type="float">
            <text:p>7.01954172</text:p>
          </table:table-cell>
          <table:table-cell table:number-columns-repeated="6"/>
        </table:table-row>
        <table:table-row table:style-name="ro1">
          <table:table-cell office:value-type="float" office:value="0.583869732" calcext:value-type="float">
            <text:p>0.583869732</text:p>
          </table:table-cell>
          <table:table-cell office:value-type="float" office:value="345" calcext:value-type="float">
            <text:p>345</text:p>
          </table:table-cell>
          <table:table-cell table:formula="of:=[.A346]*12" office:value-type="float" office:value="7.006436784" calcext:value-type="float">
            <text:p>7.006436784</text:p>
          </table:table-cell>
          <table:table-cell table:number-columns-repeated="6"/>
        </table:table-row>
        <table:table-row table:style-name="ro1">
          <table:table-cell office:value-type="float" office:value="0.58418143" calcext:value-type="float">
            <text:p>0.58418143</text:p>
          </table:table-cell>
          <table:table-cell office:value-type="float" office:value="346" calcext:value-type="float">
            <text:p>346</text:p>
          </table:table-cell>
          <table:table-cell table:formula="of:=[.A347]*12" office:value-type="float" office:value="7.01017716" calcext:value-type="float">
            <text:p>7.01017716</text:p>
          </table:table-cell>
          <table:table-cell table:number-columns-repeated="6"/>
        </table:table-row>
        <table:table-row table:style-name="ro1">
          <table:table-cell office:value-type="float" office:value="0.58477915" calcext:value-type="float">
            <text:p>0.58477915</text:p>
          </table:table-cell>
          <table:table-cell office:value-type="float" office:value="347" calcext:value-type="float">
            <text:p>347</text:p>
          </table:table-cell>
          <table:table-cell table:formula="of:=[.A348]*12" office:value-type="float" office:value="7.0173498" calcext:value-type="float">
            <text:p>7.0173498</text:p>
          </table:table-cell>
          <table:table-cell table:number-columns-repeated="6"/>
        </table:table-row>
        <table:table-row table:style-name="ro1">
          <table:table-cell office:value-type="float" office:value="0.584071303" calcext:value-type="float">
            <text:p>0.584071303</text:p>
          </table:table-cell>
          <table:table-cell office:value-type="float" office:value="348" calcext:value-type="float">
            <text:p>348</text:p>
          </table:table-cell>
          <table:table-cell table:formula="of:=[.A349]*12" office:value-type="float" office:value="7.008855636" calcext:value-type="float">
            <text:p>7.008855636</text:p>
          </table:table-cell>
          <table:table-cell table:number-columns-repeated="6"/>
        </table:table-row>
        <table:table-row table:style-name="ro1">
          <table:table-cell office:value-type="float" office:value="0.583301869" calcext:value-type="float">
            <text:p>0.583301869</text:p>
          </table:table-cell>
          <table:table-cell office:value-type="float" office:value="349" calcext:value-type="float">
            <text:p>349</text:p>
          </table:table-cell>
          <table:table-cell table:formula="of:=[.A350]*12" office:value-type="float" office:value="6.999622428" calcext:value-type="float">
            <text:p>6.999622428</text:p>
          </table:table-cell>
          <table:table-cell table:number-columns-repeated="6"/>
        </table:table-row>
        <table:table-row table:style-name="ro1">
          <table:table-cell office:value-type="float" office:value="0.584500029" calcext:value-type="float">
            <text:p>0.584500029</text:p>
          </table:table-cell>
          <table:table-cell office:value-type="float" office:value="350" calcext:value-type="float">
            <text:p>350</text:p>
          </table:table-cell>
          <table:table-cell table:formula="of:=[.A351]*12" office:value-type="float" office:value="7.014000348" calcext:value-type="float">
            <text:p>7.014000348</text:p>
          </table:table-cell>
          <table:table-cell table:number-columns-repeated="6"/>
        </table:table-row>
        <table:table-row table:style-name="ro1">
          <table:table-cell office:value-type="float" office:value="0.584062762" calcext:value-type="float">
            <text:p>0.584062762</text:p>
          </table:table-cell>
          <table:table-cell office:value-type="float" office:value="351" calcext:value-type="float">
            <text:p>351</text:p>
          </table:table-cell>
          <table:table-cell table:formula="of:=[.A352]*12" office:value-type="float" office:value="7.008753144" calcext:value-type="float">
            <text:p>7.008753144</text:p>
          </table:table-cell>
          <table:table-cell table:number-columns-repeated="6"/>
        </table:table-row>
        <table:table-row table:style-name="ro1">
          <table:table-cell office:value-type="float" office:value="0.583920454" calcext:value-type="float">
            <text:p>0.583920454</text:p>
          </table:table-cell>
          <table:table-cell office:value-type="float" office:value="352" calcext:value-type="float">
            <text:p>352</text:p>
          </table:table-cell>
          <table:table-cell table:formula="of:=[.A353]*12" office:value-type="float" office:value="7.007045448" calcext:value-type="float">
            <text:p>7.007045448</text:p>
          </table:table-cell>
          <table:table-cell table:number-columns-repeated="6"/>
        </table:table-row>
        <table:table-row table:style-name="ro1">
          <table:table-cell office:value-type="float" office:value="0.583904732" calcext:value-type="float">
            <text:p>0.583904732</text:p>
          </table:table-cell>
          <table:table-cell office:value-type="float" office:value="353" calcext:value-type="float">
            <text:p>353</text:p>
          </table:table-cell>
          <table:table-cell table:formula="of:=[.A354]*12" office:value-type="float" office:value="7.006856784" calcext:value-type="float">
            <text:p>7.006856784</text:p>
          </table:table-cell>
          <table:table-cell table:number-columns-repeated="6"/>
        </table:table-row>
        <table:table-row table:style-name="ro1">
          <table:table-cell office:value-type="float" office:value="0.584645405" calcext:value-type="float">
            <text:p>0.584645405</text:p>
          </table:table-cell>
          <table:table-cell office:value-type="float" office:value="354" calcext:value-type="float">
            <text:p>354</text:p>
          </table:table-cell>
          <table:table-cell table:formula="of:=[.A355]*12" office:value-type="float" office:value="7.01574486" calcext:value-type="float">
            <text:p>7.01574486</text:p>
          </table:table-cell>
          <table:table-cell table:number-columns-repeated="6"/>
        </table:table-row>
        <table:table-row table:style-name="ro1">
          <table:table-cell office:value-type="float" office:value="0.584148402" calcext:value-type="float">
            <text:p>0.584148402</text:p>
          </table:table-cell>
          <table:table-cell office:value-type="float" office:value="355" calcext:value-type="float">
            <text:p>355</text:p>
          </table:table-cell>
          <table:table-cell table:formula="of:=[.A356]*12" office:value-type="float" office:value="7.009780824" calcext:value-type="float">
            <text:p>7.0097808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9:52:19.376391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7T12:37:31.958164005</dc:date>
    <meta:editing-duration>PT1H10M7S</meta:editing-duration>
    <meta:editing-cycles>5</meta:editing-cycles>
    <meta:generator>LibreOffice/6.4.7.2$Linux_X86_64 LibreOffice_project/40$Build-2</meta:generator>
    <meta:document-statistic meta:table-count="1" meta:cell-count="11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4.201cm" style:legend-expansion="high" chart:style-name="ch2"/>
        <chart:plot-area chart:style-name="ch3" table:cell-range-address="DATA_2.A1:DATA_2.A356" chart:data-source-has-labels="row" svg:x="0.32cm" svg:y="0.18cm" svg:width="11.37cm" svg:height="8.64cm">
          <chartooo:coordinate-region svg:x="1.232cm" svg:y="0.301cm" svg:width="10.458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2.A2:DATA_2.A356" chart:label-cell-address="DATA_2.A1:DATA_2.A1" chart:class="chart:line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 [A]</text:p>
                <draw:g>
                  <svg:desc>DATA_2.A1:DATA_2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443318">
                <text:p>0.58443318</text:p>
                <draw:g>
                  <svg:desc>DATA_2.A2:DATA_2.A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4255166">
                <text:p>0.584255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4925856">
                <text:p>0.58492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129127">
                <text:p>0.584129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407824">
                <text:p>0.58407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4181435">
                <text:p>0.584181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4070851">
                <text:p>0.584070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4718196">
                <text:p>0.584718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390239">
                <text:p>0.58390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5595417">
                <text:p>0.585595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4102459">
                <text:p>0.584102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84989982">
                <text:p>0.584989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4442323">
                <text:p>0.58444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4361436">
                <text:p>0.584361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4069383">
                <text:p>0.584069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4004578">
                <text:p>0.584004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4262">
                <text:p>0.584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5041031">
                <text:p>0.585041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4367857">
                <text:p>0.584367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4929912">
                <text:p>0.584929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3924343">
                <text:p>0.5839243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4031362">
                <text:p>0.584031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6416431">
                <text:p>0.586416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3773777">
                <text:p>0.583773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84768094">
                <text:p>0.584768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4078778">
                <text:p>0.584078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4815981">
                <text:p>0.584815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3640507">
                <text:p>0.583640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4602634">
                <text:p>0.584602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4418905">
                <text:p>0.584418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4083742">
                <text:p>0.584083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4592301">
                <text:p>0.584592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4836672">
                <text:p>0.584836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4265571">
                <text:p>0.584265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85933978">
                <text:p>0.585933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4335439">
                <text:p>0.584335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83623249">
                <text:p>0.583623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4766049">
                <text:p>0.584766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3779142">
                <text:p>0.5837791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4608538">
                <text:p>0.584608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3492785">
                <text:p>0.583492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4684741">
                <text:p>0.584684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3898953">
                <text:p>0.583898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4453834">
                <text:p>0.584453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4346148">
                <text:p>0.584346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467501">
                <text:p>0.58467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3941764">
                <text:p>0.583941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5466121">
                <text:p>0.585466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4012738">
                <text:p>0.584012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84148722">
                <text:p>0.584148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40631">
                <text:p>0.58406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4274297">
                <text:p>0.584274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1162486">
                <text:p>0.6011624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4027322">
                <text:p>0.604027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11400588">
                <text:p>0.6114005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05314982">
                <text:p>0.605314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7503151">
                <text:p>0.597503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8258235">
                <text:p>0.598258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4350875">
                <text:p>0.594350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5041115">
                <text:p>0.595041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4199165">
                <text:p>0.594199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9436276">
                <text:p>0.59436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94689788">
                <text:p>0.594689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4624132">
                <text:p>0.594624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470991">
                <text:p>0.59470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4345326">
                <text:p>0.594345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4426342">
                <text:p>0.594426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02763074">
                <text:p>0.602763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94572299">
                <text:p>0.594572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6692377">
                <text:p>0.5966923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95379991">
                <text:p>0.595379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9482894">
                <text:p>0.59482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94580706">
                <text:p>0.59458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94655833">
                <text:p>0.5946558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94860786">
                <text:p>0.594860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95348324">
                <text:p>0.595348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608434">
                <text:p>0.59608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5344291">
                <text:p>0.595344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4762578">
                <text:p>0.594762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48786">
                <text:p>0.5948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536923">
                <text:p>0.595369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353171">
                <text:p>0.594353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94748992">
                <text:p>0.5947489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4775904">
                <text:p>0.5947759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503161">
                <text:p>0.59503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4921488">
                <text:p>0.5949214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5413661">
                <text:p>0.5954136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4511365">
                <text:p>0.594511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480706">
                <text:p>0.594807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8824737">
                <text:p>0.6188247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3983748">
                <text:p>0.613983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9414148">
                <text:p>0.59414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497185">
                <text:p>0.59497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9487722">
                <text:p>0.594877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94867286">
                <text:p>0.594867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4073855">
                <text:p>0.594073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96822666">
                <text:p>0.5968226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455904">
                <text:p>0.594559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4922588">
                <text:p>0.594922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982825">
                <text:p>0.594982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95691083">
                <text:p>0.5956910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94643895">
                <text:p>0.5946438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95402537">
                <text:p>0.5954025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521823">
                <text:p>0.595218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4879732">
                <text:p>0.5948797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94694298">
                <text:p>0.594694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95192465">
                <text:p>0.5951924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4613817">
                <text:p>0.5946138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6281831">
                <text:p>0.596281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95595933">
                <text:p>0.5955959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4760095">
                <text:p>0.5947600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527246">
                <text:p>0.595272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5610886">
                <text:p>0.595610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94614766">
                <text:p>0.5946147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4406431">
                <text:p>0.5944064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4595564">
                <text:p>0.5945955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5468946">
                <text:p>0.5954689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4593274">
                <text:p>0.594593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5084513">
                <text:p>0.5950845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231325">
                <text:p>0.595231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5049052">
                <text:p>0.5950490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95631447">
                <text:p>0.595631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95252364">
                <text:p>0.595252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95053741">
                <text:p>0.5950537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94779278">
                <text:p>0.5947792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9415281">
                <text:p>0.59415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95469491">
                <text:p>0.5954694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94295561">
                <text:p>0.594295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95809468">
                <text:p>0.5958094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94571383">
                <text:p>0.5945713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4926763">
                <text:p>0.5949267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5175991">
                <text:p>0.595175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94647587">
                <text:p>0.5946475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95662086">
                <text:p>0.595662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9437184">
                <text:p>0.594371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95979512">
                <text:p>0.5959795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94318431">
                <text:p>0.594318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95425574">
                <text:p>0.595425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95528793">
                <text:p>0.5955287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94775838">
                <text:p>0.5947758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94616313">
                <text:p>0.5946163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5572518">
                <text:p>0.5955725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4326388">
                <text:p>0.5943263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95761882">
                <text:p>0.5957618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94633371">
                <text:p>0.5946333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5188364">
                <text:p>0.5951883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4645009">
                <text:p>0.5946450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4601188">
                <text:p>0.594601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6000767">
                <text:p>0.5960007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467482">
                <text:p>0.594674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95365269">
                <text:p>0.5953652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95579235">
                <text:p>0.5955792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5378579">
                <text:p>0.5953785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94872125">
                <text:p>0.594872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94852625">
                <text:p>0.594852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9519869">
                <text:p>0.595198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94458547">
                <text:p>0.5944585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95031845">
                <text:p>0.5950318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4928456">
                <text:p>0.594928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563859">
                <text:p>0.595638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94373565">
                <text:p>0.5943735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95987379">
                <text:p>0.595987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94865073">
                <text:p>0.5948650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5432394">
                <text:p>0.5954323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95173359">
                <text:p>0.5951733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4268739">
                <text:p>0.5942687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95111536">
                <text:p>0.5951115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94483633">
                <text:p>0.5944836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95045348">
                <text:p>0.5950453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94746175">
                <text:p>0.594746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95513005">
                <text:p>0.595513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95296356">
                <text:p>0.5952963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5211845">
                <text:p>0.5952118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95901746">
                <text:p>0.595901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94374038">
                <text:p>0.5943740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9490028">
                <text:p>0.594900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95434802">
                <text:p>0.5954348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95779657">
                <text:p>0.5957796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4702718">
                <text:p>0.5947027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94412272">
                <text:p>0.594412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6092432">
                <text:p>0.5960924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94712527">
                <text:p>0.5947125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94821265">
                <text:p>0.594821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96735338">
                <text:p>0.5967353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94561363">
                <text:p>0.5945613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95292985">
                <text:p>0.5952929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9472477">
                <text:p>0.59472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94864763">
                <text:p>0.5948647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4428128">
                <text:p>0.594428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95071163">
                <text:p>0.5950711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94514562">
                <text:p>0.5945145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4804283">
                <text:p>0.5948042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95533909">
                <text:p>0.5955339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95214544">
                <text:p>0.5952145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5046844">
                <text:p>0.5950468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96383242">
                <text:p>0.596383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95151648">
                <text:p>0.5951516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94831937">
                <text:p>0.5948319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5170178">
                <text:p>0.5951701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5051937">
                <text:p>0.5950519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94236878">
                <text:p>0.5942368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95143196">
                <text:p>0.5951431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94745282">
                <text:p>0.5947452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95995551">
                <text:p>0.5959955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954214">
                <text:p>0.5954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96524038">
                <text:p>0.5965240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95178254">
                <text:p>0.5951782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9468606">
                <text:p>0.594686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95412957">
                <text:p>0.5954129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4235025">
                <text:p>0.5942350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95030224">
                <text:p>0.5950302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94996713">
                <text:p>0.5949967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94872927">
                <text:p>0.5948729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94874821">
                <text:p>0.5948748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94551677">
                <text:p>0.5945516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95693244">
                <text:p>0.5956932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94977516">
                <text:p>0.5949775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9547137">
                <text:p>0.595471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95204481">
                <text:p>0.5952044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95291516">
                <text:p>0.5952915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95426988">
                <text:p>0.5954269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94680199">
                <text:p>0.5946801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9526313">
                <text:p>0.595263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94815656">
                <text:p>0.5948156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94613002">
                <text:p>0.594613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95689526">
                <text:p>0.5956895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95087366">
                <text:p>0.5950873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95612612">
                <text:p>0.5956126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95090555">
                <text:p>0.5950905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91024607">
                <text:p>0.5910246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5445957">
                <text:p>0.5854459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84632832">
                <text:p>0.5846328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91524369">
                <text:p>0.5915243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471181">
                <text:p>0.584711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7495857">
                <text:p>0.5874958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4715711">
                <text:p>0.5847157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85055761">
                <text:p>0.5850557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85463344">
                <text:p>0.5854633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84533384">
                <text:p>0.5845333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84734463">
                <text:p>0.5847344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84531374">
                <text:p>0.5845313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84497946">
                <text:p>0.5844979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83982328">
                <text:p>0.5839823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84689109">
                <text:p>0.5846891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8397987">
                <text:p>0.583979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06340463">
                <text:p>0.6063404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061242">
                <text:p>0.60612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85234747">
                <text:p>0.5852347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4092499">
                <text:p>0.584092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84270909">
                <text:p>0.5842709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85162874">
                <text:p>0.585162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848402">
                <text:p>0.58484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84587296">
                <text:p>0.5845872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84181422">
                <text:p>0.5841814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85062643">
                <text:p>0.5850626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8369112">
                <text:p>0.583691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84818529">
                <text:p>0.584818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84541864">
                <text:p>0.5845418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4385526">
                <text:p>0.58438552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8414033">
                <text:p>0.584140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84910814">
                <text:p>0.5849108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84205104">
                <text:p>0.584205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84377834">
                <text:p>0.5843778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84997717">
                <text:p>0.5849977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8416837">
                <text:p>0.584168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84299084">
                <text:p>0.584299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389256">
                <text:p>0.583892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85315931">
                <text:p>0.5853159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83778114">
                <text:p>0.5837781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85348516">
                <text:p>0.5853485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84630859">
                <text:p>0.5846308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84032541">
                <text:p>0.5840325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84594701">
                <text:p>0.5845947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84194178">
                <text:p>0.5841941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84958216">
                <text:p>0.584958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8394582">
                <text:p>0.583945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84858733">
                <text:p>0.5848587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8394095">
                <text:p>0.583940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84333239">
                <text:p>0.5843332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84561921">
                <text:p>0.5845619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84556312">
                <text:p>0.5845563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84369349">
                <text:p>0.5843693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86009712">
                <text:p>0.5860097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84579161">
                <text:p>0.5845791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88382329">
                <text:p>0.5883823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92848629">
                <text:p>0.5928486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83887604">
                <text:p>0.5838876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9216337">
                <text:p>0.592163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84787842">
                <text:p>0.5847878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5367695">
                <text:p>0.5853676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6178815">
                <text:p>0.5861788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4125018">
                <text:p>0.584125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5262923">
                <text:p>0.5852629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4343608">
                <text:p>0.5843436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567205">
                <text:p>0.585672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84390116">
                <text:p>0.5843901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4592682">
                <text:p>0.5845926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83614731">
                <text:p>0.5836147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84834916">
                <text:p>0.5848349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0985378">
                <text:p>0.5909853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84206094">
                <text:p>0.5842060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84462673">
                <text:p>0.5844626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86214867">
                <text:p>0.5862148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83803739">
                <text:p>0.5838037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84204649">
                <text:p>0.5842046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4488874">
                <text:p>0.5844888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83645823">
                <text:p>0.5836458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84741736">
                <text:p>0.5847417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83400823">
                <text:p>0.5834008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83813873">
                <text:p>0.5838138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8402052">
                <text:p>0.584020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84516873">
                <text:p>0.5845168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84391456">
                <text:p>0.5843914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83950948">
                <text:p>0.5839509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854661">
                <text:p>0.58546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84147356">
                <text:p>0.5841473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83663949">
                <text:p>0.5836639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8418527">
                <text:p>0.584185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84125199">
                <text:p>0.5841251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84037267">
                <text:p>0.5840372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83844608">
                <text:p>0.5838446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8363453">
                <text:p>0.583634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84408317">
                <text:p>0.5844083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83988051">
                <text:p>0.5839880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85093449">
                <text:p>0.5850934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83445454">
                <text:p>0.583445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84787805">
                <text:p>0.5847878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84236309">
                <text:p>0.5842363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84120155">
                <text:p>0.5841201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83189719">
                <text:p>0.5831897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4437379">
                <text:p>0.5844373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3693498">
                <text:p>0.5836934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83849311">
                <text:p>0.5838493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83584313">
                <text:p>0.5835843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84242258">
                <text:p>0.584242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83527283">
                <text:p>0.5835272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8433729">
                <text:p>0.584337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84209866">
                <text:p>0.5842098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83865624">
                <text:p>0.5838656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84377844">
                <text:p>0.5843778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38412">
                <text:p>0.58384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8401654">
                <text:p>0.584016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8365653">
                <text:p>0.583656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8496181">
                <text:p>0.584961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83869732">
                <text:p>0.5838697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8418143">
                <text:p>0.584181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477915">
                <text:p>0.584779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4071303">
                <text:p>0.5840713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83301869">
                <text:p>0.5833018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84500029">
                <text:p>0.5845000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84062762">
                <text:p>0.5840627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83920454">
                <text:p>0.583920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83904732">
                <text:p>0.5839047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4645405">
                <text:p>0.5846454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84148402">
                <text:p>0.584148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DATA_2.C1:DATA_2.C356" chart:data-source-has-labels="row" svg:x="0.32cm" svg:y="0.18cm" svg:width="11.688cm" svg:height="8.64cm">
          <chartooo:coordinate-region svg:x="1.047cm" svg:y="0.301cm" svg:width="10.96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2.C2:DATA_2.C356" chart:label-cell-address="DATA_2.C1:DATA_2.C1" chart:class="chart:line">
            <chart:data-point chart:repeated="3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2.C1:DATA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1319816">
                <text:p>7.01319816</text:p>
                <draw:g>
                  <svg:desc>DATA_2.C2:DATA_2.C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11061992">
                <text:p>7.011061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19110272">
                <text:p>7.01911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09549524">
                <text:p>7.00954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00893888">
                <text:p>7.0089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1017722">
                <text:p>7.01017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08850212">
                <text:p>7.008850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16618352">
                <text:p>7.016618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682868">
                <text:p>7.00682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27145004">
                <text:p>7.027145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09229508">
                <text:p>7.009229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19879784">
                <text:p>7.019879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013307876">
                <text:p>7.013307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12337232">
                <text:p>7.012337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8832596">
                <text:p>7.008832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08054936">
                <text:p>7.00805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11144">
                <text:p>7.01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020492372">
                <text:p>7.02049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12414284">
                <text:p>7.012414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019158944">
                <text:p>7.019158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07092116">
                <text:p>7.007092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08376344">
                <text:p>7.00837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36997172">
                <text:p>7.036997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05285324">
                <text:p>7.005285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17217128">
                <text:p>7.017217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08945336">
                <text:p>7.008945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17791772">
                <text:p>7.017791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003686084">
                <text:p>7.00368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015231608">
                <text:p>7.015231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1302686">
                <text:p>7.01302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009004904">
                <text:p>7.009004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015107612">
                <text:p>7.015107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018040064">
                <text:p>7.018040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011186852">
                <text:p>7.011186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031207736">
                <text:p>7.031207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12025268">
                <text:p>7.012025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03478988">
                <text:p>7.003478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17192588">
                <text:p>7.017192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005349704">
                <text:p>7.005349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015302456">
                <text:p>7.015302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00191342">
                <text:p>7.00191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16216892">
                <text:p>7.016216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06787436">
                <text:p>7.006787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013446008">
                <text:p>7.013446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12153776">
                <text:p>7.012153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01610012">
                <text:p>7.0161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007301168">
                <text:p>7.007301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025593452">
                <text:p>7.025593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008152856">
                <text:p>7.008152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009784664">
                <text:p>7.009784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0087572">
                <text:p>7.0087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011291564">
                <text:p>7.011291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213949832">
                <text:p>7.213949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248327864">
                <text:p>7.248327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336807056">
                <text:p>7.336807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63779784">
                <text:p>7.263779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70037812">
                <text:p>7.170037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7909882">
                <text:p>7.17909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322105">
                <text:p>7.1322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14049338">
                <text:p>7.14049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3038998">
                <text:p>7.13038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13235312">
                <text:p>7.13235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36277456">
                <text:p>7.136277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135489584">
                <text:p>7.135489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3651892">
                <text:p>7.13651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132143912">
                <text:p>7.132143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33116104">
                <text:p>7.133116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33156888">
                <text:p>7.233156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134867588">
                <text:p>7.134867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160308524">
                <text:p>7.160308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44559892">
                <text:p>7.144559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3794728">
                <text:p>7.13794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34968472">
                <text:p>7.134968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135869996">
                <text:p>7.135869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38329432">
                <text:p>7.138329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44179888">
                <text:p>7.144179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5301208">
                <text:p>7.15301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44131492">
                <text:p>7.144131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37150936">
                <text:p>7.137150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1385432">
                <text:p>7.1385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14443076">
                <text:p>7.144430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132238052">
                <text:p>7.132238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136987904">
                <text:p>7.136987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137310848">
                <text:p>7.137310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14037932">
                <text:p>7.14037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139057856">
                <text:p>7.139057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44963932">
                <text:p>7.144963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3413638">
                <text:p>7.13413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3768472">
                <text:p>7.13768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25896844">
                <text:p>7.425896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67804976">
                <text:p>7.367804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2969776">
                <text:p>7.12969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396622">
                <text:p>7.1396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13852664">
                <text:p>7.13852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138407432">
                <text:p>7.138407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12888626">
                <text:p>7.128886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61871992">
                <text:p>7.161871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13470848">
                <text:p>7.13470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139071056">
                <text:p>7.139071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397939">
                <text:p>7.1397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48292996">
                <text:p>7.148292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13572674">
                <text:p>7.13572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144830444">
                <text:p>7.144830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14261876">
                <text:p>7.14261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138556784">
                <text:p>7.138556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36331576">
                <text:p>7.136331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14230958">
                <text:p>7.14230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35365804">
                <text:p>7.1353658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155381972">
                <text:p>7.155381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147151196">
                <text:p>7.147151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13712114">
                <text:p>7.13712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14326952">
                <text:p>7.14326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147330632">
                <text:p>7.147330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135377192">
                <text:p>7.1353771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32877172">
                <text:p>7.13287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35146768">
                <text:p>7.13514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145627352">
                <text:p>7.145627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135119288">
                <text:p>7.135119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141014156">
                <text:p>7.141014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1427759">
                <text:p>7.14277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140588624">
                <text:p>7.140588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147577364">
                <text:p>7.1475773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143028368">
                <text:p>7.1430283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40644892">
                <text:p>7.140644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137351336">
                <text:p>7.137351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12983372">
                <text:p>7.12983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45633892">
                <text:p>7.1456338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131546732">
                <text:p>7.131546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149713616">
                <text:p>7.1497136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134856596">
                <text:p>7.134856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139121156">
                <text:p>7.139121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142111892">
                <text:p>7.1421118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35771044">
                <text:p>7.135771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147945032">
                <text:p>7.147945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13246208">
                <text:p>7.132462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151754144">
                <text:p>7.1517541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131821172">
                <text:p>7.131821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45106888">
                <text:p>7.145106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146345516">
                <text:p>7.1463455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137310056">
                <text:p>7.1373100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35395756">
                <text:p>7.135395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146870216">
                <text:p>7.146870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31916656">
                <text:p>7.131916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142584">
                <text:p>7.149142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35600452">
                <text:p>7.1356004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142260368">
                <text:p>7.142260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135740108">
                <text:p>7.135740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135214256">
                <text:p>7.135214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152009204">
                <text:p>7.152009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13609784">
                <text:p>7.136097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144383228">
                <text:p>7.144383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14695082">
                <text:p>7.14695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144542948">
                <text:p>7.144542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1384655">
                <text:p>7.13846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1382315">
                <text:p>7.1382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4238428">
                <text:p>7.14238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133502564">
                <text:p>7.133502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14038214">
                <text:p>7.140382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139141472">
                <text:p>7.1391414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14766308">
                <text:p>7.147663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13248278">
                <text:p>7.132482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151848548">
                <text:p>7.151848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38380876">
                <text:p>7.138380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145188728">
                <text:p>7.1451887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142080308">
                <text:p>7.142080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131224868">
                <text:p>7.131224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141338432">
                <text:p>7.141338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133803596">
                <text:p>7.133803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140544176">
                <text:p>7.140544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369541">
                <text:p>7.1369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14615606">
                <text:p>7.146156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143556272">
                <text:p>7.143556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14254214">
                <text:p>7.142542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150820952">
                <text:p>7.1508209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132488456">
                <text:p>7.132488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3880336">
                <text:p>7.13880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145217624">
                <text:p>7.1452176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149355884">
                <text:p>7.1493558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36432616">
                <text:p>7.136432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32947264">
                <text:p>7.132947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153109184">
                <text:p>7.153109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136550324">
                <text:p>7.136550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13785518">
                <text:p>7.137855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160824056">
                <text:p>7.160824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134736356">
                <text:p>7.1347363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14351582">
                <text:p>7.143515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13669724">
                <text:p>7.136697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138377156">
                <text:p>7.138377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133137536">
                <text:p>7.133137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40853956">
                <text:p>7.140853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34174744">
                <text:p>7.1341747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37651396">
                <text:p>7.1376513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146406908">
                <text:p>7.1464069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142574528">
                <text:p>7.1425745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140562128">
                <text:p>7.1405621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156598904">
                <text:p>7.156598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141819776">
                <text:p>7.141819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137983244">
                <text:p>7.137983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142042136">
                <text:p>7.1420421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140623244">
                <text:p>7.140623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130842536">
                <text:p>7.1308425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141718352">
                <text:p>7.141718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136943384">
                <text:p>7.136943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151946612">
                <text:p>7.1519466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1450568">
                <text:p>7.14505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158288456">
                <text:p>7.1582884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42139048">
                <text:p>7.1421390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13623272">
                <text:p>7.13623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144955484">
                <text:p>7.1449554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1308203">
                <text:p>7.1308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140362688">
                <text:p>7.140362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39960556">
                <text:p>7.139960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38475124">
                <text:p>7.138475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8497852">
                <text:p>7.1384978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34620124">
                <text:p>7.1346201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48318928">
                <text:p>7.1483189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39730192">
                <text:p>7.139730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14565644">
                <text:p>7.145656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142453772">
                <text:p>7.1424537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143498192">
                <text:p>7.143498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145123856">
                <text:p>7.1451238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136162388">
                <text:p>7.1361623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14315756">
                <text:p>7.143157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137787872">
                <text:p>7.1377878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135356024">
                <text:p>7.1353560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148274312">
                <text:p>7.1482743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141048392">
                <text:p>7.141048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47351344">
                <text:p>7.147351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14108666">
                <text:p>7.14108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092295284">
                <text:p>7.092295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025351484">
                <text:p>7.0253514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015593984">
                <text:p>7.0155939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098292428">
                <text:p>7.098292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01654172">
                <text:p>7.016541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049950284">
                <text:p>7.0499502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016588532">
                <text:p>7.0165885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020669132">
                <text:p>7.020669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025560128">
                <text:p>7.0255601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014400608">
                <text:p>7.0144006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016813556">
                <text:p>7.016813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014376488">
                <text:p>7.0143764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013975352">
                <text:p>7.013975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007787936">
                <text:p>7.007787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016269308">
                <text:p>7.016269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00775844">
                <text:p>7.00775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276085556">
                <text:p>7.27608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2734904">
                <text:p>7.27349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022816964">
                <text:p>7.0228169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009109988">
                <text:p>7.009109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011250908">
                <text:p>7.0112509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021954488">
                <text:p>7.0219544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0180824">
                <text:p>7.0180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015047552">
                <text:p>7.0150475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010177064">
                <text:p>7.010177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020751716">
                <text:p>7.020751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00429344">
                <text:p>7.00429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017822348">
                <text:p>7.0178223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014502368">
                <text:p>7.014502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012626312">
                <text:p>7.0126263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00968396">
                <text:p>7.009683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018929768">
                <text:p>7.018929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010461248">
                <text:p>7.010461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012534008">
                <text:p>7.012534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019972604">
                <text:p>7.0199726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01002044">
                <text:p>7.010020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011589008">
                <text:p>7.011589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00671072">
                <text:p>7.006710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023791172">
                <text:p>7.0237911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005337368">
                <text:p>7.0053373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024182192">
                <text:p>7.0241821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015570308">
                <text:p>7.015570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008390492">
                <text:p>7.0083904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015136412">
                <text:p>7.0151364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010330136">
                <text:p>7.010330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019498592">
                <text:p>7.0194985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00734984">
                <text:p>7.007349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018304796">
                <text:p>7.0183047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072914">
                <text:p>7.00729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011998868">
                <text:p>7.0119988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014743052">
                <text:p>7.0147430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014675744">
                <text:p>7.0146757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012432188">
                <text:p>7.012432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032116544">
                <text:p>7.0321165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014949932">
                <text:p>7.0149499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60587948">
                <text:p>7.060587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14183548">
                <text:p>7.114183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006651248">
                <text:p>7.0066512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0596044">
                <text:p>7.105960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017454104">
                <text:p>7.017454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02441234">
                <text:p>7.02441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03414578">
                <text:p>7.03414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009500216">
                <text:p>7.0095002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023155076">
                <text:p>7.0231550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012123296">
                <text:p>7.0121232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0280646">
                <text:p>7.02806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012681392">
                <text:p>7.0126813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015112184">
                <text:p>7.015112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003376772">
                <text:p>7.0033767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018018992">
                <text:p>7.0180189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091824536">
                <text:p>7.0918245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010473128">
                <text:p>7.0104731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013552076">
                <text:p>7.0135520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034578404">
                <text:p>7.0345784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005644868">
                <text:p>7.0056448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010455788">
                <text:p>7.010455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013866488">
                <text:p>7.0138664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003749876">
                <text:p>7.0037498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016900832">
                <text:p>7.016900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000809876">
                <text:p>7.0008098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005766476">
                <text:p>7.0057664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00824624">
                <text:p>7.008246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014202476">
                <text:p>7.0142024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012697472">
                <text:p>7.0126974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007411376">
                <text:p>7.0074113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0255932">
                <text:p>7.02559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009768272">
                <text:p>7.0097682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003967388">
                <text:p>7.0039673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01022324">
                <text:p>7.010223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009502388">
                <text:p>7.009502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008447204">
                <text:p>7.0084472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006135296">
                <text:p>7.006135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00361436">
                <text:p>7.003614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012899804">
                <text:p>7.0128998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007856612">
                <text:p>7.0078566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021121388">
                <text:p>7.0211213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001345448">
                <text:p>7.0013454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01745366">
                <text:p>7.017453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010835708">
                <text:p>7.0108357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00944186">
                <text:p>7.00944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98276628">
                <text:p>6.9982766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013248548">
                <text:p>7.013248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004321976">
                <text:p>7.0043219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06191732">
                <text:p>7.0061917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003011756">
                <text:p>7.0030117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010907096">
                <text:p>7.010907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002327396">
                <text:p>7.0023273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01204748">
                <text:p>7.01204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010518392">
                <text:p>7.010518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006387488">
                <text:p>7.0063874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012534128">
                <text:p>7.0125341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0060944">
                <text:p>7.00609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00819848">
                <text:p>7.008198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00387836">
                <text:p>7.003878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01954172">
                <text:p>7.019541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006436784">
                <text:p>7.006436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01017716">
                <text:p>7.010177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0173498">
                <text:p>7.01734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008855636">
                <text:p>7.008855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99622428">
                <text:p>6.9996224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014000348">
                <text:p>7.0140003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008753144">
                <text:p>7.008753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007045448">
                <text:p>7.0070454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06856784">
                <text:p>7.0068567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1574486">
                <text:p>7.015744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009780824">
                <text:p>7.009780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